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7b3d00"/>
    </style:style>
    <style:style style:name="ce6" style:family="table-cell" style:parent-style-name="Default">
      <style:table-cell-properties fo:background-color="#1c1c1c"/>
    </style:style>
    <style:style style:name="ce7" style:family="table-cell" style:parent-style-name="Default">
      <style:table-cell-properties fo:background-color="#e16173"/>
    </style:style>
    <style:style style:name="ce8" style:family="table-cell" style:parent-style-name="Default">
      <style:table-cell-properties fo:background-color="#355269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1" table:number-columns-repeated="4" table:default-cell-style-name="ce12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  <table:table-cell table:style-name="Default" office:value-type="string" calcext:value-type="string">
            <text:p>LabMaj</text:p>
          </table:table-cell>
          <table:table-cell table:style-name="Default" office:value-type="string" calcext:value-type="string">
            <text:p>Lib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  <table:table-cell table:formula="of:=IF([.D2]=&quot;lab&quot;;[.E2];-[.E2])" office:value-type="percentage" office:value="-0.648320228734811" calcext:value-type="percentage">
            <text:p>-64.83%</text:p>
          </table:table-cell>
          <table:table-cell table:formula="of:=IF([.D2]=&quot;lib&quot;;[.E2];-[.E2])" office:value-type="percentage" office:value="-0.648320228734811" calcext:value-type="percentage">
            <text:p>-64.8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  <table:table-cell table:formula="of:=IF([.D3]=&quot;lab&quot;;[.E3];-[.E3])" office:value-type="percentage" office:value="-0.609341497380579" calcext:value-type="percentage">
            <text:p>-60.93%</text:p>
          </table:table-cell>
          <table:table-cell table:formula="of:=IF([.D3]=&quot;lib&quot;;[.E3];-[.E3])" office:value-type="percentage" office:value="-0.609341497380579" calcext:value-type="percentage">
            <text:p>-60.9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  <table:table-cell table:formula="of:=IF([.D4]=&quot;lab&quot;;[.E4];-[.E4])" office:value-type="percentage" office:value="-0.605324569250515" calcext:value-type="percentage">
            <text:p>-60.53%</text:p>
          </table:table-cell>
          <table:table-cell table:formula="of:=IF([.D4]=&quot;lib&quot;;[.E4];-[.E4])" office:value-type="percentage" office:value="-0.605324569250515" calcext:value-type="percentage">
            <text:p>-60.5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  <table:table-cell table:formula="of:=IF([.D5]=&quot;lab&quot;;[.E5];-[.E5])" office:value-type="percentage" office:value="-0.598444734918138" calcext:value-type="percentage">
            <text:p>-59.84%</text:p>
          </table:table-cell>
          <table:table-cell table:formula="of:=IF([.D5]=&quot;lib&quot;;[.E5];-[.E5])" office:value-type="percentage" office:value="-0.598444734918138" calcext:value-type="percentage">
            <text:p>-59.8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  <table:table-cell table:formula="of:=IF([.D6]=&quot;lab&quot;;[.E6];-[.E6])" office:value-type="percentage" office:value="-0.586367514469528" calcext:value-type="percentage">
            <text:p>-58.64%</text:p>
          </table:table-cell>
          <table:table-cell table:formula="of:=IF([.D6]=&quot;lib&quot;;[.E6];-[.E6])" office:value-type="percentage" office:value="-0.586367514469528" calcext:value-type="percentage">
            <text:p>-58.6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  <table:table-cell table:formula="of:=IF([.D7]=&quot;lab&quot;;[.E7];-[.E7])" office:value-type="percentage" office:value="-0.58605207434711" calcext:value-type="percentage">
            <text:p>-58.61%</text:p>
          </table:table-cell>
          <table:table-cell table:formula="of:=IF([.D7]=&quot;lib&quot;;[.E7];-[.E7])" office:value-type="percentage" office:value="-0.58605207434711" calcext:value-type="percentage">
            <text:p>-58.6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  <table:table-cell table:formula="of:=IF([.D8]=&quot;lab&quot;;[.E8];-[.E8])" office:value-type="percentage" office:value="-0.569464952662208" calcext:value-type="percentage">
            <text:p>-56.95%</text:p>
          </table:table-cell>
          <table:table-cell table:formula="of:=IF([.D8]=&quot;lib&quot;;[.E8];-[.E8])" office:value-type="percentage" office:value="-0.569464952662208" calcext:value-type="percentage">
            <text:p>-56.9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  <table:table-cell table:formula="of:=IF([.D9]=&quot;lab&quot;;[.E9];-[.E9])" office:value-type="percentage" office:value="-0.566936524697876" calcext:value-type="percentage">
            <text:p>-56.69%</text:p>
          </table:table-cell>
          <table:table-cell table:formula="of:=IF([.D9]=&quot;lib&quot;;[.E9];-[.E9])" office:value-type="percentage" office:value="-0.566936524697876" calcext:value-type="percentage">
            <text:p>-56.69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  <table:table-cell table:formula="of:=IF([.D10]=&quot;lab&quot;;[.E10];-[.E10])" office:value-type="percentage" office:value="-0.549133409122639" calcext:value-type="percentage">
            <text:p>-54.91%</text:p>
          </table:table-cell>
          <table:table-cell table:formula="of:=IF([.D10]=&quot;lib&quot;;[.E10];-[.E10])" office:value-type="percentage" office:value="-0.549133409122639" calcext:value-type="percentage">
            <text:p>-54.9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  <table:table-cell table:formula="of:=IF([.D11]=&quot;lab&quot;;[.E11];-[.E11])" office:value-type="percentage" office:value="-0.53689725221854" calcext:value-type="percentage">
            <text:p>-53.69%</text:p>
          </table:table-cell>
          <table:table-cell table:formula="of:=IF([.D11]=&quot;lib&quot;;[.E11];-[.E11])" office:value-type="percentage" office:value="-0.53689725221854" calcext:value-type="percentage">
            <text:p>-53.6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  <table:table-cell table:formula="of:=IF([.D12]=&quot;lab&quot;;[.E12];-[.E12])" office:value-type="percentage" office:value="-0.529475930756462" calcext:value-type="percentage">
            <text:p>-52.95%</text:p>
          </table:table-cell>
          <table:table-cell table:formula="of:=IF([.D12]=&quot;lib&quot;;[.E12];-[.E12])" office:value-type="percentage" office:value="-0.529475930756462" calcext:value-type="percentage">
            <text:p>-52.95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  <table:table-cell table:formula="of:=IF([.D13]=&quot;lab&quot;;[.E13];-[.E13])" office:value-type="percentage" office:value="-0.525722779956052" calcext:value-type="percentage">
            <text:p>-52.57%</text:p>
          </table:table-cell>
          <table:table-cell table:formula="of:=IF([.D13]=&quot;lib&quot;;[.E13];-[.E13])" office:value-type="percentage" office:value="-0.525722779956052" calcext:value-type="percentage">
            <text:p>-52.5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  <table:table-cell table:formula="of:=IF([.D14]=&quot;lab&quot;;[.E14];-[.E14])" office:value-type="percentage" office:value="-0.522574857972748" calcext:value-type="percentage">
            <text:p>-52.26%</text:p>
          </table:table-cell>
          <table:table-cell table:formula="of:=IF([.D14]=&quot;lib&quot;;[.E14];-[.E14])" office:value-type="percentage" office:value="-0.522574857972748" calcext:value-type="percentage">
            <text:p>-52.26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  <table:table-cell table:formula="of:=IF([.D15]=&quot;lab&quot;;[.E15];-[.E15])" office:value-type="percentage" office:value="-0.522232792852415" calcext:value-type="percentage">
            <text:p>-52.22%</text:p>
          </table:table-cell>
          <table:table-cell table:formula="of:=IF([.D15]=&quot;lib&quot;;[.E15];-[.E15])" office:value-type="percentage" office:value="-0.522232792852415" calcext:value-type="percentage">
            <text:p>-52.22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  <table:table-cell table:formula="of:=IF([.D16]=&quot;lab&quot;;[.E16];-[.E16])" office:value-type="percentage" office:value="-0.519388194743645" calcext:value-type="percentage">
            <text:p>-51.94%</text:p>
          </table:table-cell>
          <table:table-cell table:formula="of:=IF([.D16]=&quot;lib&quot;;[.E16];-[.E16])" office:value-type="percentage" office:value="-0.519388194743645" calcext:value-type="percentage">
            <text:p>-51.94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  <table:table-cell table:formula="of:=IF([.D17]=&quot;lab&quot;;[.E17];-[.E17])" office:value-type="percentage" office:value="-0.517910872570546" calcext:value-type="percentage">
            <text:p>-51.79%</text:p>
          </table:table-cell>
          <table:table-cell table:formula="of:=IF([.D17]=&quot;lib&quot;;[.E17];-[.E17])" office:value-type="percentage" office:value="-0.517910872570546" calcext:value-type="percentage">
            <text:p>-51.79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  <table:table-cell table:formula="of:=IF([.D18]=&quot;lab&quot;;[.E18];-[.E18])" office:value-type="percentage" office:value="-0.507357578305655" calcext:value-type="percentage">
            <text:p>-50.74%</text:p>
          </table:table-cell>
          <table:table-cell table:formula="of:=IF([.D18]=&quot;lib&quot;;[.E18];-[.E18])" office:value-type="percentage" office:value="-0.507357578305655" calcext:value-type="percentage">
            <text:p>-50.74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  <table:table-cell table:formula="of:=IF([.D19]=&quot;lab&quot;;[.E19];-[.E19])" office:value-type="percentage" office:value="-0.502466293982243" calcext:value-type="percentage">
            <text:p>-50.25%</text:p>
          </table:table-cell>
          <table:table-cell table:formula="of:=IF([.D19]=&quot;lib&quot;;[.E19];-[.E19])" office:value-type="percentage" office:value="-0.502466293982243" calcext:value-type="percentage">
            <text:p>-50.25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  <table:table-cell table:formula="of:=IF([.D20]=&quot;lab&quot;;[.E20];-[.E20])" office:value-type="percentage" office:value="-0.499024588933907" calcext:value-type="percentage">
            <text:p>-49.90%</text:p>
          </table:table-cell>
          <table:table-cell table:formula="of:=IF([.D20]=&quot;lib&quot;;[.E20];-[.E20])" office:value-type="percentage" office:value="-0.499024588933907" calcext:value-type="percentage">
            <text:p>-49.9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  <table:table-cell table:formula="of:=IF([.D21]=&quot;lab&quot;;[.E21];-[.E21])" office:value-type="percentage" office:value="-0.4942436519716" calcext:value-type="percentage">
            <text:p>-49.42%</text:p>
          </table:table-cell>
          <table:table-cell table:formula="of:=IF([.D21]=&quot;lib&quot;;[.E21];-[.E21])" office:value-type="percentage" office:value="-0.4942436519716" calcext:value-type="percentage">
            <text:p>-49.42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  <table:table-cell table:formula="of:=IF([.D22]=&quot;lab&quot;;[.E22];-[.E22])" office:value-type="percentage" office:value="-0.492722217679287" calcext:value-type="percentage">
            <text:p>-49.27%</text:p>
          </table:table-cell>
          <table:table-cell table:formula="of:=IF([.D22]=&quot;lib&quot;;[.E22];-[.E22])" office:value-type="percentage" office:value="-0.492722217679287" calcext:value-type="percentage">
            <text:p>-49.27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  <table:table-cell table:formula="of:=IF([.D23]=&quot;lab&quot;;[.E23];-[.E23])" office:value-type="percentage" office:value="-0.491713356580339" calcext:value-type="percentage">
            <text:p>-49.17%</text:p>
          </table:table-cell>
          <table:table-cell table:formula="of:=IF([.D23]=&quot;lib&quot;;[.E23];-[.E23])" office:value-type="percentage" office:value="-0.491713356580339" calcext:value-type="percentage">
            <text:p>-49.17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  <table:table-cell table:formula="of:=IF([.D24]=&quot;lab&quot;;[.E24];-[.E24])" office:value-type="percentage" office:value="-0.491231233938957" calcext:value-type="percentage">
            <text:p>-49.12%</text:p>
          </table:table-cell>
          <table:table-cell table:formula="of:=IF([.D24]=&quot;lib&quot;;[.E24];-[.E24])" office:value-type="percentage" office:value="-0.491231233938957" calcext:value-type="percentage">
            <text:p>-49.12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  <table:table-cell table:formula="of:=IF([.D25]=&quot;lab&quot;;[.E25];-[.E25])" office:value-type="percentage" office:value="-0.488903528636719" calcext:value-type="percentage">
            <text:p>-48.89%</text:p>
          </table:table-cell>
          <table:table-cell table:formula="of:=IF([.D25]=&quot;lib&quot;;[.E25];-[.E25])" office:value-type="percentage" office:value="-0.488903528636719" calcext:value-type="percentage">
            <text:p>-48.89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  <table:table-cell table:formula="of:=IF([.D26]=&quot;lab&quot;;[.E26];-[.E26])" office:value-type="percentage" office:value="-0.487577572599304" calcext:value-type="percentage">
            <text:p>-48.76%</text:p>
          </table:table-cell>
          <table:table-cell table:formula="of:=IF([.D26]=&quot;lib&quot;;[.E26];-[.E26])" office:value-type="percentage" office:value="-0.487577572599304" calcext:value-type="percentage">
            <text:p>-48.76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  <table:table-cell table:formula="of:=IF([.D27]=&quot;lab&quot;;[.E27];-[.E27])" office:value-type="percentage" office:value="-0.486642397087651" calcext:value-type="percentage">
            <text:p>-48.66%</text:p>
          </table:table-cell>
          <table:table-cell table:formula="of:=IF([.D27]=&quot;lib&quot;;[.E27];-[.E27])" office:value-type="percentage" office:value="-0.486642397087651" calcext:value-type="percentage">
            <text:p>-48.66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  <table:table-cell table:formula="of:=IF([.D28]=&quot;lab&quot;;[.E28];-[.E28])" office:value-type="percentage" office:value="-0.485011185682326" calcext:value-type="percentage">
            <text:p>-48.50%</text:p>
          </table:table-cell>
          <table:table-cell table:formula="of:=IF([.D28]=&quot;lib&quot;;[.E28];-[.E28])" office:value-type="percentage" office:value="-0.485011185682326" calcext:value-type="percentage">
            <text:p>-48.5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  <table:table-cell table:formula="of:=IF([.D29]=&quot;lab&quot;;[.E29];-[.E29])" office:value-type="percentage" office:value="-0.479695383865099" calcext:value-type="percentage">
            <text:p>-47.97%</text:p>
          </table:table-cell>
          <table:table-cell table:formula="of:=IF([.D29]=&quot;lib&quot;;[.E29];-[.E29])" office:value-type="percentage" office:value="-0.479695383865099" calcext:value-type="percentage">
            <text:p>-47.97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  <table:table-cell table:formula="of:=IF([.D30]=&quot;lab&quot;;[.E30];-[.E30])" office:value-type="percentage" office:value="-0.477667993025439" calcext:value-type="percentage">
            <text:p>-47.77%</text:p>
          </table:table-cell>
          <table:table-cell table:formula="of:=IF([.D30]=&quot;lib&quot;;[.E30];-[.E30])" office:value-type="percentage" office:value="-0.477667993025439" calcext:value-type="percentage">
            <text:p>-47.77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  <table:table-cell table:formula="of:=IF([.D31]=&quot;lab&quot;;[.E31];-[.E31])" office:value-type="percentage" office:value="-0.474205995844465" calcext:value-type="percentage">
            <text:p>-47.42%</text:p>
          </table:table-cell>
          <table:table-cell table:formula="of:=IF([.D31]=&quot;lib&quot;;[.E31];-[.E31])" office:value-type="percentage" office:value="-0.474205995844465" calcext:value-type="percentage">
            <text:p>-47.42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  <table:table-cell table:formula="of:=IF([.D32]=&quot;lab&quot;;[.E32];-[.E32])" office:value-type="percentage" office:value="-0.474024738344434" calcext:value-type="percentage">
            <text:p>-47.40%</text:p>
          </table:table-cell>
          <table:table-cell table:formula="of:=IF([.D32]=&quot;lib&quot;;[.E32];-[.E32])" office:value-type="percentage" office:value="-0.474024738344434" calcext:value-type="percentage">
            <text:p>-47.4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  <table:table-cell table:formula="of:=IF([.D33]=&quot;lab&quot;;[.E33];-[.E33])" office:value-type="percentage" office:value="-0.471062529872613" calcext:value-type="percentage">
            <text:p>-47.11%</text:p>
          </table:table-cell>
          <table:table-cell table:formula="of:=IF([.D33]=&quot;lib&quot;;[.E33];-[.E33])" office:value-type="percentage" office:value="-0.471062529872613" calcext:value-type="percentage">
            <text:p>-47.11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  <table:table-cell table:formula="of:=IF([.D34]=&quot;lab&quot;;[.E34];-[.E34])" office:value-type="percentage" office:value="-0.46854270605602" calcext:value-type="percentage">
            <text:p>-46.85%</text:p>
          </table:table-cell>
          <table:table-cell table:formula="of:=IF([.D34]=&quot;lib&quot;;[.E34];-[.E34])" office:value-type="percentage" office:value="-0.46854270605602" calcext:value-type="percentage">
            <text:p>-46.85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  <table:table-cell table:formula="of:=IF([.D35]=&quot;lab&quot;;[.E35];-[.E35])" office:value-type="percentage" office:value="-0.466888957816377" calcext:value-type="percentage">
            <text:p>-46.69%</text:p>
          </table:table-cell>
          <table:table-cell table:formula="of:=IF([.D35]=&quot;lib&quot;;[.E35];-[.E35])" office:value-type="percentage" office:value="-0.466888957816377" calcext:value-type="percentage">
            <text:p>-46.69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  <table:table-cell table:formula="of:=IF([.D36]=&quot;lab&quot;;[.E36];-[.E36])" office:value-type="percentage" office:value="-0.460987680320101" calcext:value-type="percentage">
            <text:p>-46.10%</text:p>
          </table:table-cell>
          <table:table-cell table:formula="of:=IF([.D36]=&quot;lib&quot;;[.E36];-[.E36])" office:value-type="percentage" office:value="-0.460987680320101" calcext:value-type="percentage">
            <text:p>-46.1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  <table:table-cell table:formula="of:=IF([.D37]=&quot;lab&quot;;[.E37];-[.E37])" office:value-type="percentage" office:value="-0.459412291873025" calcext:value-type="percentage">
            <text:p>-45.94%</text:p>
          </table:table-cell>
          <table:table-cell table:formula="of:=IF([.D37]=&quot;lib&quot;;[.E37];-[.E37])" office:value-type="percentage" office:value="-0.459412291873025" calcext:value-type="percentage">
            <text:p>-45.94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  <table:table-cell table:formula="of:=IF([.D38]=&quot;lab&quot;;[.E38];-[.E38])" office:value-type="percentage" office:value="-0.459134864266042" calcext:value-type="percentage">
            <text:p>-45.91%</text:p>
          </table:table-cell>
          <table:table-cell table:formula="of:=IF([.D38]=&quot;lib&quot;;[.E38];-[.E38])" office:value-type="percentage" office:value="-0.459134864266042" calcext:value-type="percentage">
            <text:p>-45.91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  <table:table-cell table:formula="of:=IF([.D39]=&quot;lab&quot;;[.E39];-[.E39])" office:value-type="percentage" office:value="-0.4588473508568" calcext:value-type="percentage">
            <text:p>-45.88%</text:p>
          </table:table-cell>
          <table:table-cell table:formula="of:=IF([.D39]=&quot;lib&quot;;[.E39];-[.E39])" office:value-type="percentage" office:value="-0.4588473508568" calcext:value-type="percentage">
            <text:p>-45.88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  <table:table-cell table:formula="of:=IF([.D40]=&quot;lab&quot;;[.E40];-[.E40])" office:value-type="percentage" office:value="-0.458656410892625" calcext:value-type="percentage">
            <text:p>-45.87%</text:p>
          </table:table-cell>
          <table:table-cell table:formula="of:=IF([.D40]=&quot;lib&quot;;[.E40];-[.E40])" office:value-type="percentage" office:value="-0.458656410892625" calcext:value-type="percentage">
            <text:p>-45.87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  <table:table-cell table:formula="of:=IF([.D41]=&quot;lab&quot;;[.E41];-[.E41])" office:value-type="percentage" office:value="-0.458440332326284" calcext:value-type="percentage">
            <text:p>-45.84%</text:p>
          </table:table-cell>
          <table:table-cell table:formula="of:=IF([.D41]=&quot;lib&quot;;[.E41];-[.E41])" office:value-type="percentage" office:value="-0.458440332326284" calcext:value-type="percentage">
            <text:p>-45.84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  <table:table-cell table:formula="of:=IF([.D42]=&quot;lab&quot;;[.E42];-[.E42])" office:value-type="percentage" office:value="-0.458115364229254" calcext:value-type="percentage">
            <text:p>-45.81%</text:p>
          </table:table-cell>
          <table:table-cell table:formula="of:=IF([.D42]=&quot;lib&quot;;[.E42];-[.E42])" office:value-type="percentage" office:value="-0.458115364229254" calcext:value-type="percentage">
            <text:p>-45.81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  <table:table-cell table:formula="of:=IF([.D43]=&quot;lab&quot;;[.E43];-[.E43])" office:value-type="percentage" office:value="-0.457850244143776" calcext:value-type="percentage">
            <text:p>-45.79%</text:p>
          </table:table-cell>
          <table:table-cell table:formula="of:=IF([.D43]=&quot;lib&quot;;[.E43];-[.E43])" office:value-type="percentage" office:value="-0.457850244143776" calcext:value-type="percentage">
            <text:p>-45.79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  <table:table-cell table:formula="of:=IF([.D44]=&quot;lab&quot;;[.E44];-[.E44])" office:value-type="percentage" office:value="-0.457708470665788" calcext:value-type="percentage">
            <text:p>-45.77%</text:p>
          </table:table-cell>
          <table:table-cell table:formula="of:=IF([.D44]=&quot;lib&quot;;[.E44];-[.E44])" office:value-type="percentage" office:value="-0.457708470665788" calcext:value-type="percentage">
            <text:p>-45.77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  <table:table-cell table:formula="of:=IF([.D45]=&quot;lab&quot;;[.E45];-[.E45])" office:value-type="percentage" office:value="-0.456691559867831" calcext:value-type="percentage">
            <text:p>-45.67%</text:p>
          </table:table-cell>
          <table:table-cell table:formula="of:=IF([.D45]=&quot;lib&quot;;[.E45];-[.E45])" office:value-type="percentage" office:value="-0.456691559867831" calcext:value-type="percentage">
            <text:p>-45.67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  <table:table-cell table:formula="of:=IF([.D46]=&quot;lab&quot;;[.E46];-[.E46])" office:value-type="percentage" office:value="-0.454806074329518" calcext:value-type="percentage">
            <text:p>-45.48%</text:p>
          </table:table-cell>
          <table:table-cell table:formula="of:=IF([.D46]=&quot;lib&quot;;[.E46];-[.E46])" office:value-type="percentage" office:value="-0.454806074329518" calcext:value-type="percentage">
            <text:p>-45.48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  <table:table-cell table:formula="of:=IF([.D47]=&quot;lab&quot;;[.E47];-[.E47])" office:value-type="percentage" office:value="-0.452355239647352" calcext:value-type="percentage">
            <text:p>-45.24%</text:p>
          </table:table-cell>
          <table:table-cell table:formula="of:=IF([.D47]=&quot;lib&quot;;[.E47];-[.E47])" office:value-type="percentage" office:value="-0.452355239647352" calcext:value-type="percentage">
            <text:p>-45.24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  <table:table-cell table:formula="of:=IF([.D48]=&quot;lab&quot;;[.E48];-[.E48])" office:value-type="percentage" office:value="-0.449940633112636" calcext:value-type="percentage">
            <text:p>-44.99%</text:p>
          </table:table-cell>
          <table:table-cell table:formula="of:=IF([.D48]=&quot;lib&quot;;[.E48];-[.E48])" office:value-type="percentage" office:value="-0.449940633112636" calcext:value-type="percentage">
            <text:p>-44.99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  <table:table-cell table:formula="of:=IF([.D49]=&quot;lab&quot;;[.E49];-[.E49])" office:value-type="percentage" office:value="-0.447794236032845" calcext:value-type="percentage">
            <text:p>-44.78%</text:p>
          </table:table-cell>
          <table:table-cell table:formula="of:=IF([.D49]=&quot;lib&quot;;[.E49];-[.E49])" office:value-type="percentage" office:value="-0.447794236032845" calcext:value-type="percentage">
            <text:p>-44.78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  <table:table-cell table:formula="of:=IF([.D50]=&quot;lab&quot;;[.E50];-[.E50])" office:value-type="percentage" office:value="-0.447163823034486" calcext:value-type="percentage">
            <text:p>-44.72%</text:p>
          </table:table-cell>
          <table:table-cell table:formula="of:=IF([.D50]=&quot;lib&quot;;[.E50];-[.E50])" office:value-type="percentage" office:value="-0.447163823034486" calcext:value-type="percentage">
            <text:p>-44.72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  <table:table-cell table:formula="of:=IF([.D51]=&quot;lab&quot;;[.E51];-[.E51])" office:value-type="percentage" office:value="-0.446939706284776" calcext:value-type="percentage">
            <text:p>-44.69%</text:p>
          </table:table-cell>
          <table:table-cell table:formula="of:=IF([.D51]=&quot;lib&quot;;[.E51];-[.E51])" office:value-type="percentage" office:value="-0.446939706284776" calcext:value-type="percentage">
            <text:p>-44.69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  <table:table-cell table:formula="of:=IF([.D52]=&quot;lab&quot;;[.E52];-[.E52])" office:value-type="percentage" office:value="-0.446441493418866" calcext:value-type="percentage">
            <text:p>-44.64%</text:p>
          </table:table-cell>
          <table:table-cell table:formula="of:=IF([.D52]=&quot;lib&quot;;[.E52];-[.E52])" office:value-type="percentage" office:value="-0.446441493418866" calcext:value-type="percentage">
            <text:p>-44.64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  <table:table-cell table:formula="of:=IF([.D53]=&quot;lab&quot;;[.E53];-[.E53])" office:value-type="percentage" office:value="-0.440705523997695" calcext:value-type="percentage">
            <text:p>-44.07%</text:p>
          </table:table-cell>
          <table:table-cell table:formula="of:=IF([.D53]=&quot;lib&quot;;[.E53];-[.E53])" office:value-type="percentage" office:value="-0.440705523997695" calcext:value-type="percentage">
            <text:p>-44.07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  <table:table-cell table:formula="of:=IF([.D54]=&quot;lab&quot;;[.E54];-[.E54])" office:value-type="percentage" office:value="-0.44020651946122" calcext:value-type="percentage">
            <text:p>-44.02%</text:p>
          </table:table-cell>
          <table:table-cell table:formula="of:=IF([.D54]=&quot;lib&quot;;[.E54];-[.E54])" office:value-type="percentage" office:value="-0.44020651946122" calcext:value-type="percentage">
            <text:p>-44.02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  <table:table-cell table:formula="of:=IF([.D55]=&quot;lab&quot;;[.E55];-[.E55])" office:value-type="percentage" office:value="-0.439569101418812" calcext:value-type="percentage">
            <text:p>-43.96%</text:p>
          </table:table-cell>
          <table:table-cell table:formula="of:=IF([.D55]=&quot;lib&quot;;[.E55];-[.E55])" office:value-type="percentage" office:value="-0.439569101418812" calcext:value-type="percentage">
            <text:p>-43.96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  <table:table-cell table:formula="of:=IF([.D56]=&quot;lab&quot;;[.E56];-[.E56])" office:value-type="percentage" office:value="-0.438755657498618" calcext:value-type="percentage">
            <text:p>-43.88%</text:p>
          </table:table-cell>
          <table:table-cell table:formula="of:=IF([.D56]=&quot;lib&quot;;[.E56];-[.E56])" office:value-type="percentage" office:value="-0.438755657498618" calcext:value-type="percentage">
            <text:p>-43.88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  <table:table-cell table:formula="of:=IF([.D57]=&quot;lab&quot;;[.E57];-[.E57])" office:value-type="percentage" office:value="-0.437789065080938" calcext:value-type="percentage">
            <text:p>-43.78%</text:p>
          </table:table-cell>
          <table:table-cell table:formula="of:=IF([.D57]=&quot;lib&quot;;[.E57];-[.E57])" office:value-type="percentage" office:value="-0.437789065080938" calcext:value-type="percentage">
            <text:p>-43.78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  <table:table-cell table:formula="of:=IF([.D58]=&quot;lab&quot;;[.E58];-[.E58])" office:value-type="percentage" office:value="-0.437734268662967" calcext:value-type="percentage">
            <text:p>-43.77%</text:p>
          </table:table-cell>
          <table:table-cell table:formula="of:=IF([.D58]=&quot;lib&quot;;[.E58];-[.E58])" office:value-type="percentage" office:value="-0.437734268662967" calcext:value-type="percentage">
            <text:p>-43.77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  <table:table-cell table:formula="of:=IF([.D59]=&quot;lab&quot;;[.E59];-[.E59])" office:value-type="percentage" office:value="-0.437176152945147" calcext:value-type="percentage">
            <text:p>-43.72%</text:p>
          </table:table-cell>
          <table:table-cell table:formula="of:=IF([.D59]=&quot;lib&quot;;[.E59];-[.E59])" office:value-type="percentage" office:value="-0.437176152945147" calcext:value-type="percentage">
            <text:p>-43.72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  <table:table-cell table:formula="of:=IF([.D60]=&quot;lab&quot;;[.E60];-[.E60])" office:value-type="percentage" office:value="-0.435720745940824" calcext:value-type="percentage">
            <text:p>-43.57%</text:p>
          </table:table-cell>
          <table:table-cell table:formula="of:=IF([.D60]=&quot;lib&quot;;[.E60];-[.E60])" office:value-type="percentage" office:value="-0.435720745940824" calcext:value-type="percentage">
            <text:p>-43.57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  <table:table-cell table:formula="of:=IF([.D61]=&quot;lab&quot;;[.E61];-[.E61])" office:value-type="percentage" office:value="-0.435368771033532" calcext:value-type="percentage">
            <text:p>-43.54%</text:p>
          </table:table-cell>
          <table:table-cell table:formula="of:=IF([.D61]=&quot;lib&quot;;[.E61];-[.E61])" office:value-type="percentage" office:value="-0.435368771033532" calcext:value-type="percentage">
            <text:p>-43.54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  <table:table-cell table:formula="of:=IF([.D62]=&quot;lab&quot;;[.E62];-[.E62])" office:value-type="percentage" office:value="-0.435107611548556" calcext:value-type="percentage">
            <text:p>-43.51%</text:p>
          </table:table-cell>
          <table:table-cell table:formula="of:=IF([.D62]=&quot;lib&quot;;[.E62];-[.E62])" office:value-type="percentage" office:value="-0.435107611548556" calcext:value-type="percentage">
            <text:p>-43.51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  <table:table-cell table:formula="of:=IF([.D63]=&quot;lab&quot;;[.E63];-[.E63])" office:value-type="percentage" office:value="-0.434676148703317" calcext:value-type="percentage">
            <text:p>-43.47%</text:p>
          </table:table-cell>
          <table:table-cell table:formula="of:=IF([.D63]=&quot;lib&quot;;[.E63];-[.E63])" office:value-type="percentage" office:value="-0.434676148703317" calcext:value-type="percentage">
            <text:p>-43.47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  <table:table-cell table:formula="of:=IF([.D64]=&quot;lab&quot;;[.E64];-[.E64])" office:value-type="percentage" office:value="-0.434216443445107" calcext:value-type="percentage">
            <text:p>-43.42%</text:p>
          </table:table-cell>
          <table:table-cell table:formula="of:=IF([.D64]=&quot;lib&quot;;[.E64];-[.E64])" office:value-type="percentage" office:value="-0.434216443445107" calcext:value-type="percentage">
            <text:p>-43.42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  <table:table-cell table:formula="of:=IF([.D65]=&quot;lab&quot;;[.E65];-[.E65])" office:value-type="percentage" office:value="-0.433879027368333" calcext:value-type="percentage">
            <text:p>-43.39%</text:p>
          </table:table-cell>
          <table:table-cell table:formula="of:=IF([.D65]=&quot;lib&quot;;[.E65];-[.E65])" office:value-type="percentage" office:value="-0.433879027368333" calcext:value-type="percentage">
            <text:p>-43.39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  <table:table-cell table:formula="of:=IF([.D66]=&quot;lab&quot;;[.E66];-[.E66])" office:value-type="percentage" office:value="-0.433454477681483" calcext:value-type="percentage">
            <text:p>-43.35%</text:p>
          </table:table-cell>
          <table:table-cell table:formula="of:=IF([.D66]=&quot;lib&quot;;[.E66];-[.E66])" office:value-type="percentage" office:value="-0.433454477681483" calcext:value-type="percentage">
            <text:p>-43.35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  <table:table-cell table:formula="of:=IF([.D67]=&quot;lab&quot;;[.E67];-[.E67])" office:value-type="percentage" office:value="-0.432573506412261" calcext:value-type="percentage">
            <text:p>-43.26%</text:p>
          </table:table-cell>
          <table:table-cell table:formula="of:=IF([.D67]=&quot;lib&quot;;[.E67];-[.E67])" office:value-type="percentage" office:value="-0.432573506412261" calcext:value-type="percentage">
            <text:p>-43.26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  <table:table-cell table:formula="of:=IF([.D68]=&quot;lab&quot;;[.E68];-[.E68])" office:value-type="percentage" office:value="-0.430998560903838" calcext:value-type="percentage">
            <text:p>-43.10%</text:p>
          </table:table-cell>
          <table:table-cell table:formula="of:=IF([.D68]=&quot;lib&quot;;[.E68];-[.E68])" office:value-type="percentage" office:value="-0.430998560903838" calcext:value-type="percentage">
            <text:p>-43.1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  <table:table-cell table:formula="of:=IF([.D69]=&quot;lab&quot;;[.E69];-[.E69])" office:value-type="percentage" office:value="-0.43059363784302" calcext:value-type="percentage">
            <text:p>-43.06%</text:p>
          </table:table-cell>
          <table:table-cell table:formula="of:=IF([.D69]=&quot;lib&quot;;[.E69];-[.E69])" office:value-type="percentage" office:value="-0.43059363784302" calcext:value-type="percentage">
            <text:p>-43.06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  <table:table-cell table:formula="of:=IF([.D70]=&quot;lab&quot;;[.E70];-[.E70])" office:value-type="percentage" office:value="-0.430545245564043" calcext:value-type="percentage">
            <text:p>-43.05%</text:p>
          </table:table-cell>
          <table:table-cell table:formula="of:=IF([.D70]=&quot;lib&quot;;[.E70];-[.E70])" office:value-type="percentage" office:value="-0.430545245564043" calcext:value-type="percentage">
            <text:p>-43.05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  <table:table-cell table:formula="of:=IF([.D71]=&quot;lab&quot;;[.E71];-[.E71])" office:value-type="percentage" office:value="-0.430439758051333" calcext:value-type="percentage">
            <text:p>-43.04%</text:p>
          </table:table-cell>
          <table:table-cell table:formula="of:=IF([.D71]=&quot;lib&quot;;[.E71];-[.E71])" office:value-type="percentage" office:value="-0.430439758051333" calcext:value-type="percentage">
            <text:p>-43.04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  <table:table-cell table:formula="of:=IF([.D72]=&quot;lab&quot;;[.E72];-[.E72])" office:value-type="percentage" office:value="-0.426787812657378" calcext:value-type="percentage">
            <text:p>-42.68%</text:p>
          </table:table-cell>
          <table:table-cell table:formula="of:=IF([.D72]=&quot;lib&quot;;[.E72];-[.E72])" office:value-type="percentage" office:value="-0.426787812657378" calcext:value-type="percentage">
            <text:p>-42.68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  <table:table-cell table:formula="of:=IF([.D73]=&quot;lab&quot;;[.E73];-[.E73])" office:value-type="percentage" office:value="-0.425629696838202" calcext:value-type="percentage">
            <text:p>-42.56%</text:p>
          </table:table-cell>
          <table:table-cell table:formula="of:=IF([.D73]=&quot;lib&quot;;[.E73];-[.E73])" office:value-type="percentage" office:value="-0.425629696838202" calcext:value-type="percentage">
            <text:p>-42.56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  <table:table-cell table:formula="of:=IF([.D74]=&quot;lab&quot;;[.E74];-[.E74])" office:value-type="percentage" office:value="-0.425161701740002" calcext:value-type="percentage">
            <text:p>-42.52%</text:p>
          </table:table-cell>
          <table:table-cell table:formula="of:=IF([.D74]=&quot;lib&quot;;[.E74];-[.E74])" office:value-type="percentage" office:value="-0.425161701740002" calcext:value-type="percentage">
            <text:p>-42.52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  <table:table-cell table:formula="of:=IF([.D75]=&quot;lab&quot;;[.E75];-[.E75])" office:value-type="percentage" office:value="-0.423088380192938" calcext:value-type="percentage">
            <text:p>-42.31%</text:p>
          </table:table-cell>
          <table:table-cell table:formula="of:=IF([.D75]=&quot;lib&quot;;[.E75];-[.E75])" office:value-type="percentage" office:value="-0.423088380192938" calcext:value-type="percentage">
            <text:p>-42.31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  <table:table-cell table:formula="of:=IF([.D76]=&quot;lab&quot;;[.E76];-[.E76])" office:value-type="percentage" office:value="-0.422800651658767" calcext:value-type="percentage">
            <text:p>-42.28%</text:p>
          </table:table-cell>
          <table:table-cell table:formula="of:=IF([.D76]=&quot;lib&quot;;[.E76];-[.E76])" office:value-type="percentage" office:value="-0.422800651658767" calcext:value-type="percentage">
            <text:p>-42.28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  <table:table-cell table:formula="of:=IF([.D77]=&quot;lab&quot;;[.E77];-[.E77])" office:value-type="percentage" office:value="-0.421524210185672" calcext:value-type="percentage">
            <text:p>-42.15%</text:p>
          </table:table-cell>
          <table:table-cell table:formula="of:=IF([.D77]=&quot;lib&quot;;[.E77];-[.E77])" office:value-type="percentage" office:value="-0.421524210185672" calcext:value-type="percentage">
            <text:p>-42.15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  <table:table-cell table:formula="of:=IF([.D78]=&quot;lab&quot;;[.E78];-[.E78])" office:value-type="percentage" office:value="-0.419463213213213" calcext:value-type="percentage">
            <text:p>-41.95%</text:p>
          </table:table-cell>
          <table:table-cell table:formula="of:=IF([.D78]=&quot;lib&quot;;[.E78];-[.E78])" office:value-type="percentage" office:value="-0.419463213213213" calcext:value-type="percentage">
            <text:p>-41.95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  <table:table-cell table:formula="of:=IF([.D79]=&quot;lab&quot;;[.E79];-[.E79])" office:value-type="percentage" office:value="-0.419388935423398" calcext:value-type="percentage">
            <text:p>-41.94%</text:p>
          </table:table-cell>
          <table:table-cell table:formula="of:=IF([.D79]=&quot;lib&quot;;[.E79];-[.E79])" office:value-type="percentage" office:value="-0.419388935423398" calcext:value-type="percentage">
            <text:p>-41.94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  <table:table-cell table:formula="of:=IF([.D80]=&quot;lab&quot;;[.E80];-[.E80])" office:value-type="percentage" office:value="-0.418457777325048" calcext:value-type="percentage">
            <text:p>-41.85%</text:p>
          </table:table-cell>
          <table:table-cell table:formula="of:=IF([.D80]=&quot;lib&quot;;[.E80];-[.E80])" office:value-type="percentage" office:value="-0.418457777325048" calcext:value-type="percentage">
            <text:p>-41.85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  <table:table-cell table:formula="of:=IF([.D81]=&quot;lab&quot;;[.E81];-[.E81])" office:value-type="percentage" office:value="-0.416989159949541" calcext:value-type="percentage">
            <text:p>-41.70%</text:p>
          </table:table-cell>
          <table:table-cell table:formula="of:=IF([.D81]=&quot;lib&quot;;[.E81];-[.E81])" office:value-type="percentage" office:value="-0.416989159949541" calcext:value-type="percentage">
            <text:p>-41.7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  <table:table-cell table:formula="of:=IF([.D82]=&quot;lab&quot;;[.E82];-[.E82])" office:value-type="percentage" office:value="-0.416599839615076" calcext:value-type="percentage">
            <text:p>-41.66%</text:p>
          </table:table-cell>
          <table:table-cell table:formula="of:=IF([.D82]=&quot;lib&quot;;[.E82];-[.E82])" office:value-type="percentage" office:value="-0.416599839615076" calcext:value-type="percentage">
            <text:p>-41.66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  <table:table-cell table:formula="of:=IF([.D83]=&quot;lab&quot;;[.E83];-[.E83])" office:value-type="percentage" office:value="-0.413595882016504" calcext:value-type="percentage">
            <text:p>-41.36%</text:p>
          </table:table-cell>
          <table:table-cell table:formula="of:=IF([.D83]=&quot;lib&quot;;[.E83];-[.E83])" office:value-type="percentage" office:value="-0.413595882016504" calcext:value-type="percentage">
            <text:p>-41.36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  <table:table-cell table:formula="of:=IF([.D84]=&quot;lab&quot;;[.E84];-[.E84])" office:value-type="percentage" office:value="-0.413441080196399" calcext:value-type="percentage">
            <text:p>-41.34%</text:p>
          </table:table-cell>
          <table:table-cell table:formula="of:=IF([.D84]=&quot;lib&quot;;[.E84];-[.E84])" office:value-type="percentage" office:value="-0.413441080196399" calcext:value-type="percentage">
            <text:p>-41.34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  <table:table-cell table:formula="of:=IF([.D85]=&quot;lab&quot;;[.E85];-[.E85])" office:value-type="percentage" office:value="-0.412927619009312" calcext:value-type="percentage">
            <text:p>-41.29%</text:p>
          </table:table-cell>
          <table:table-cell table:formula="of:=IF([.D85]=&quot;lib&quot;;[.E85];-[.E85])" office:value-type="percentage" office:value="-0.412927619009312" calcext:value-type="percentage">
            <text:p>-41.29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  <table:table-cell table:formula="of:=IF([.D86]=&quot;lab&quot;;[.E86];-[.E86])" office:value-type="percentage" office:value="-0.41032186912834" calcext:value-type="percentage">
            <text:p>-41.03%</text:p>
          </table:table-cell>
          <table:table-cell table:formula="of:=IF([.D86]=&quot;lib&quot;;[.E86];-[.E86])" office:value-type="percentage" office:value="-0.41032186912834" calcext:value-type="percentage">
            <text:p>-41.03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  <table:table-cell table:formula="of:=IF([.D87]=&quot;lab&quot;;[.E87];-[.E87])" office:value-type="percentage" office:value="-0.409920044999799" calcext:value-type="percentage">
            <text:p>-40.99%</text:p>
          </table:table-cell>
          <table:table-cell table:formula="of:=IF([.D87]=&quot;lib&quot;;[.E87];-[.E87])" office:value-type="percentage" office:value="-0.409920044999799" calcext:value-type="percentage">
            <text:p>-40.99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  <table:table-cell table:formula="of:=IF([.D88]=&quot;lab&quot;;[.E88];-[.E88])" office:value-type="percentage" office:value="-0.40703933747412" calcext:value-type="percentage">
            <text:p>-40.70%</text:p>
          </table:table-cell>
          <table:table-cell table:formula="of:=IF([.D88]=&quot;lib&quot;;[.E88];-[.E88])" office:value-type="percentage" office:value="-0.40703933747412" calcext:value-type="percentage">
            <text:p>-40.7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  <table:table-cell table:formula="of:=IF([.D89]=&quot;lab&quot;;[.E89];-[.E89])" office:value-type="percentage" office:value="-0.405576357597681" calcext:value-type="percentage">
            <text:p>-40.56%</text:p>
          </table:table-cell>
          <table:table-cell table:formula="of:=IF([.D89]=&quot;lib&quot;;[.E89];-[.E89])" office:value-type="percentage" office:value="-0.405576357597681" calcext:value-type="percentage">
            <text:p>-40.56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  <table:table-cell table:formula="of:=IF([.D90]=&quot;lab&quot;;[.E90];-[.E90])" office:value-type="percentage" office:value="-0.402501625159714" calcext:value-type="percentage">
            <text:p>-40.25%</text:p>
          </table:table-cell>
          <table:table-cell table:formula="of:=IF([.D90]=&quot;lib&quot;;[.E90];-[.E90])" office:value-type="percentage" office:value="-0.402501625159714" calcext:value-type="percentage">
            <text:p>-40.25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  <table:table-cell table:formula="of:=IF([.D91]=&quot;lab&quot;;[.E91];-[.E91])" office:value-type="percentage" office:value="-0.402232951116475" calcext:value-type="percentage">
            <text:p>-40.22%</text:p>
          </table:table-cell>
          <table:table-cell table:formula="of:=IF([.D91]=&quot;lib&quot;;[.E91];-[.E91])" office:value-type="percentage" office:value="-0.402232951116475" calcext:value-type="percentage">
            <text:p>-40.22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  <table:table-cell table:formula="of:=IF([.D92]=&quot;lab&quot;;[.E92];-[.E92])" office:value-type="percentage" office:value="-0.402052723806589" calcext:value-type="percentage">
            <text:p>-40.21%</text:p>
          </table:table-cell>
          <table:table-cell table:formula="of:=IF([.D92]=&quot;lib&quot;;[.E92];-[.E92])" office:value-type="percentage" office:value="-0.402052723806589" calcext:value-type="percentage">
            <text:p>-40.21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  <table:table-cell table:formula="of:=IF([.D93]=&quot;lab&quot;;[.E93];-[.E93])" office:value-type="percentage" office:value="-0.401536822031522" calcext:value-type="percentage">
            <text:p>-40.15%</text:p>
          </table:table-cell>
          <table:table-cell table:formula="of:=IF([.D93]=&quot;lib&quot;;[.E93];-[.E93])" office:value-type="percentage" office:value="-0.401536822031522" calcext:value-type="percentage">
            <text:p>-40.15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  <table:table-cell table:formula="of:=IF([.D94]=&quot;lab&quot;;[.E94];-[.E94])" office:value-type="percentage" office:value="-0.397348002791576" calcext:value-type="percentage">
            <text:p>-39.73%</text:p>
          </table:table-cell>
          <table:table-cell table:formula="of:=IF([.D94]=&quot;lib&quot;;[.E94];-[.E94])" office:value-type="percentage" office:value="-0.397348002791576" calcext:value-type="percentage">
            <text:p>-39.73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  <table:table-cell table:formula="of:=IF([.D95]=&quot;lab&quot;;[.E95];-[.E95])" office:value-type="percentage" office:value="-0.397298151366725" calcext:value-type="percentage">
            <text:p>-39.73%</text:p>
          </table:table-cell>
          <table:table-cell table:formula="of:=IF([.D95]=&quot;lib&quot;;[.E95];-[.E95])" office:value-type="percentage" office:value="-0.397298151366725" calcext:value-type="percentage">
            <text:p>-39.73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  <table:table-cell table:formula="of:=IF([.D96]=&quot;lab&quot;;[.E96];-[.E96])" office:value-type="percentage" office:value="-0.3963054089448" calcext:value-type="percentage">
            <text:p>-39.63%</text:p>
          </table:table-cell>
          <table:table-cell table:formula="of:=IF([.D96]=&quot;lib&quot;;[.E96];-[.E96])" office:value-type="percentage" office:value="-0.3963054089448" calcext:value-type="percentage">
            <text:p>-39.63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  <table:table-cell table:formula="of:=IF([.D97]=&quot;lab&quot;;[.E97];-[.E97])" office:value-type="percentage" office:value="-0.395696140366543" calcext:value-type="percentage">
            <text:p>-39.57%</text:p>
          </table:table-cell>
          <table:table-cell table:formula="of:=IF([.D97]=&quot;lib&quot;;[.E97];-[.E97])" office:value-type="percentage" office:value="-0.395696140366543" calcext:value-type="percentage">
            <text:p>-39.57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  <table:table-cell table:formula="of:=IF([.D98]=&quot;lab&quot;;[.E98];-[.E98])" office:value-type="percentage" office:value="-0.395323199559032" calcext:value-type="percentage">
            <text:p>-39.53%</text:p>
          </table:table-cell>
          <table:table-cell table:formula="of:=IF([.D98]=&quot;lib&quot;;[.E98];-[.E98])" office:value-type="percentage" office:value="-0.395323199559032" calcext:value-type="percentage">
            <text:p>-39.53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  <table:table-cell table:formula="of:=IF([.D99]=&quot;lab&quot;;[.E99];-[.E99])" office:value-type="percentage" office:value="-0.393458124276342" calcext:value-type="percentage">
            <text:p>-39.35%</text:p>
          </table:table-cell>
          <table:table-cell table:formula="of:=IF([.D99]=&quot;lib&quot;;[.E99];-[.E99])" office:value-type="percentage" office:value="-0.393458124276342" calcext:value-type="percentage">
            <text:p>-39.35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  <table:table-cell table:formula="of:=IF([.D100]=&quot;lab&quot;;[.E100];-[.E100])" office:value-type="percentage" office:value="-0.391994006207856" calcext:value-type="percentage">
            <text:p>-39.20%</text:p>
          </table:table-cell>
          <table:table-cell table:formula="of:=IF([.D100]=&quot;lib&quot;;[.E100];-[.E100])" office:value-type="percentage" office:value="-0.391994006207856" calcext:value-type="percentage">
            <text:p>-39.2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  <table:table-cell table:formula="of:=IF([.D101]=&quot;lab&quot;;[.E101];-[.E101])" office:value-type="percentage" office:value="-0.391724028799747" calcext:value-type="percentage">
            <text:p>-39.17%</text:p>
          </table:table-cell>
          <table:table-cell table:formula="of:=IF([.D101]=&quot;lib&quot;;[.E101];-[.E101])" office:value-type="percentage" office:value="-0.391724028799747" calcext:value-type="percentage">
            <text:p>-39.17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  <table:table-cell table:formula="of:=IF([.D102]=&quot;lab&quot;;[.E102];-[.E102])" office:value-type="percentage" office:value="-0.391624610759154" calcext:value-type="percentage">
            <text:p>-39.16%</text:p>
          </table:table-cell>
          <table:table-cell table:formula="of:=IF([.D102]=&quot;lib&quot;;[.E102];-[.E102])" office:value-type="percentage" office:value="-0.391624610759154" calcext:value-type="percentage">
            <text:p>-39.16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  <table:table-cell table:formula="of:=IF([.D103]=&quot;lab&quot;;[.E103];-[.E103])" office:value-type="percentage" office:value="-0.391432227506255" calcext:value-type="percentage">
            <text:p>-39.14%</text:p>
          </table:table-cell>
          <table:table-cell table:formula="of:=IF([.D103]=&quot;lib&quot;;[.E103];-[.E103])" office:value-type="percentage" office:value="-0.391432227506255" calcext:value-type="percentage">
            <text:p>-39.14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  <table:table-cell table:formula="of:=IF([.D104]=&quot;lab&quot;;[.E104];-[.E104])" office:value-type="percentage" office:value="-0.391413980886996" calcext:value-type="percentage">
            <text:p>-39.14%</text:p>
          </table:table-cell>
          <table:table-cell table:formula="of:=IF([.D104]=&quot;lib&quot;;[.E104];-[.E104])" office:value-type="percentage" office:value="-0.391413980886996" calcext:value-type="percentage">
            <text:p>-39.14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  <table:table-cell table:formula="of:=IF([.D105]=&quot;lab&quot;;[.E105];-[.E105])" office:value-type="percentage" office:value="-0.391195925526744" calcext:value-type="percentage">
            <text:p>-39.12%</text:p>
          </table:table-cell>
          <table:table-cell table:formula="of:=IF([.D105]=&quot;lib&quot;;[.E105];-[.E105])" office:value-type="percentage" office:value="-0.391195925526744" calcext:value-type="percentage">
            <text:p>-39.12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  <table:table-cell table:formula="of:=IF([.D106]=&quot;lab&quot;;[.E106];-[.E106])" office:value-type="percentage" office:value="-0.390545354352404" calcext:value-type="percentage">
            <text:p>-39.05%</text:p>
          </table:table-cell>
          <table:table-cell table:formula="of:=IF([.D106]=&quot;lib&quot;;[.E106];-[.E106])" office:value-type="percentage" office:value="-0.390545354352404" calcext:value-type="percentage">
            <text:p>-39.05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  <table:table-cell table:formula="of:=IF([.D107]=&quot;lab&quot;;[.E107];-[.E107])" office:value-type="percentage" office:value="-0.388136237022031" calcext:value-type="percentage">
            <text:p>-38.81%</text:p>
          </table:table-cell>
          <table:table-cell table:formula="of:=IF([.D107]=&quot;lib&quot;;[.E107];-[.E107])" office:value-type="percentage" office:value="-0.388136237022031" calcext:value-type="percentage">
            <text:p>-38.81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  <table:table-cell table:formula="of:=IF([.D108]=&quot;lab&quot;;[.E108];-[.E108])" office:value-type="percentage" office:value="-0.385129793825446" calcext:value-type="percentage">
            <text:p>-38.51%</text:p>
          </table:table-cell>
          <table:table-cell table:formula="of:=IF([.D108]=&quot;lib&quot;;[.E108];-[.E108])" office:value-type="percentage" office:value="-0.385129793825446" calcext:value-type="percentage">
            <text:p>-38.51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  <table:table-cell table:formula="of:=IF([.D109]=&quot;lab&quot;;[.E109];-[.E109])" office:value-type="percentage" office:value="-0.384807848473543" calcext:value-type="percentage">
            <text:p>-38.48%</text:p>
          </table:table-cell>
          <table:table-cell table:formula="of:=IF([.D109]=&quot;lib&quot;;[.E109];-[.E109])" office:value-type="percentage" office:value="-0.384807848473543" calcext:value-type="percentage">
            <text:p>-38.48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  <table:table-cell table:formula="of:=IF([.D110]=&quot;lab&quot;;[.E110];-[.E110])" office:value-type="percentage" office:value="-0.384554587241832" calcext:value-type="percentage">
            <text:p>-38.46%</text:p>
          </table:table-cell>
          <table:table-cell table:formula="of:=IF([.D110]=&quot;lib&quot;;[.E110];-[.E110])" office:value-type="percentage" office:value="-0.384554587241832" calcext:value-type="percentage">
            <text:p>-38.46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  <table:table-cell table:formula="of:=IF([.D111]=&quot;lab&quot;;[.E111];-[.E111])" office:value-type="percentage" office:value="-0.384489633173844" calcext:value-type="percentage">
            <text:p>-38.45%</text:p>
          </table:table-cell>
          <table:table-cell table:formula="of:=IF([.D111]=&quot;lib&quot;;[.E111];-[.E111])" office:value-type="percentage" office:value="-0.384489633173844" calcext:value-type="percentage">
            <text:p>-38.45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  <table:table-cell table:formula="of:=IF([.D112]=&quot;lab&quot;;[.E112];-[.E112])" office:value-type="percentage" office:value="-0.383186861255816" calcext:value-type="percentage">
            <text:p>-38.32%</text:p>
          </table:table-cell>
          <table:table-cell table:formula="of:=IF([.D112]=&quot;lib&quot;;[.E112];-[.E112])" office:value-type="percentage" office:value="-0.383186861255816" calcext:value-type="percentage">
            <text:p>-38.32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  <table:table-cell table:formula="of:=IF([.D113]=&quot;lab&quot;;[.E113];-[.E113])" office:value-type="percentage" office:value="-0.382217795785328" calcext:value-type="percentage">
            <text:p>-38.22%</text:p>
          </table:table-cell>
          <table:table-cell table:formula="of:=IF([.D113]=&quot;lib&quot;;[.E113];-[.E113])" office:value-type="percentage" office:value="-0.382217795785328" calcext:value-type="percentage">
            <text:p>-38.22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  <table:table-cell table:formula="of:=IF([.D114]=&quot;lab&quot;;[.E114];-[.E114])" office:value-type="percentage" office:value="-0.378999197932448" calcext:value-type="percentage">
            <text:p>-37.90%</text:p>
          </table:table-cell>
          <table:table-cell table:formula="of:=IF([.D114]=&quot;lib&quot;;[.E114];-[.E114])" office:value-type="percentage" office:value="-0.378999197932448" calcext:value-type="percentage">
            <text:p>-37.9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  <table:table-cell table:formula="of:=IF([.D115]=&quot;lab&quot;;[.E115];-[.E115])" office:value-type="percentage" office:value="-0.378373828629146" calcext:value-type="percentage">
            <text:p>-37.84%</text:p>
          </table:table-cell>
          <table:table-cell table:formula="of:=IF([.D115]=&quot;lib&quot;;[.E115];-[.E115])" office:value-type="percentage" office:value="-0.378373828629146" calcext:value-type="percentage">
            <text:p>-37.84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  <table:table-cell table:formula="of:=IF([.D116]=&quot;lab&quot;;[.E116];-[.E116])" office:value-type="percentage" office:value="-0.37836560278324" calcext:value-type="percentage">
            <text:p>-37.84%</text:p>
          </table:table-cell>
          <table:table-cell table:formula="of:=IF([.D116]=&quot;lib&quot;;[.E116];-[.E116])" office:value-type="percentage" office:value="-0.37836560278324" calcext:value-type="percentage">
            <text:p>-37.84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  <table:table-cell table:formula="of:=IF([.D117]=&quot;lab&quot;;[.E117];-[.E117])" office:value-type="percentage" office:value="-0.377303457600927" calcext:value-type="percentage">
            <text:p>-37.73%</text:p>
          </table:table-cell>
          <table:table-cell table:formula="of:=IF([.D117]=&quot;lib&quot;;[.E117];-[.E117])" office:value-type="percentage" office:value="-0.377303457600927" calcext:value-type="percentage">
            <text:p>-37.73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  <table:table-cell table:formula="of:=IF([.D118]=&quot;lab&quot;;[.E118];-[.E118])" office:value-type="percentage" office:value="-0.376197807031324" calcext:value-type="percentage">
            <text:p>-37.62%</text:p>
          </table:table-cell>
          <table:table-cell table:formula="of:=IF([.D118]=&quot;lib&quot;;[.E118];-[.E118])" office:value-type="percentage" office:value="-0.376197807031324" calcext:value-type="percentage">
            <text:p>-37.62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  <table:table-cell table:formula="of:=IF([.D119]=&quot;lab&quot;;[.E119];-[.E119])" office:value-type="percentage" office:value="-0.376151189562548" calcext:value-type="percentage">
            <text:p>-37.62%</text:p>
          </table:table-cell>
          <table:table-cell table:formula="of:=IF([.D119]=&quot;lib&quot;;[.E119];-[.E119])" office:value-type="percentage" office:value="-0.376151189562548" calcext:value-type="percentage">
            <text:p>-37.62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  <table:table-cell table:formula="of:=IF([.D120]=&quot;lab&quot;;[.E120];-[.E120])" office:value-type="percentage" office:value="-0.374753018660813" calcext:value-type="percentage">
            <text:p>-37.48%</text:p>
          </table:table-cell>
          <table:table-cell table:formula="of:=IF([.D120]=&quot;lib&quot;;[.E120];-[.E120])" office:value-type="percentage" office:value="-0.374753018660813" calcext:value-type="percentage">
            <text:p>-37.48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  <table:table-cell table:formula="of:=IF([.D121]=&quot;lab&quot;;[.E121];-[.E121])" office:value-type="percentage" office:value="-0.371959490008138" calcext:value-type="percentage">
            <text:p>-37.20%</text:p>
          </table:table-cell>
          <table:table-cell table:formula="of:=IF([.D121]=&quot;lib&quot;;[.E121];-[.E121])" office:value-type="percentage" office:value="-0.371959490008138" calcext:value-type="percentage">
            <text:p>-37.2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  <table:table-cell table:formula="of:=IF([.D122]=&quot;lab&quot;;[.E122];-[.E122])" office:value-type="percentage" office:value="-0.371812216052499" calcext:value-type="percentage">
            <text:p>-37.18%</text:p>
          </table:table-cell>
          <table:table-cell table:formula="of:=IF([.D122]=&quot;lib&quot;;[.E122];-[.E122])" office:value-type="percentage" office:value="-0.371812216052499" calcext:value-type="percentage">
            <text:p>-37.18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  <table:table-cell table:formula="of:=IF([.D123]=&quot;lab&quot;;[.E123];-[.E123])" office:value-type="percentage" office:value="-0.36934878082709" calcext:value-type="percentage">
            <text:p>-36.93%</text:p>
          </table:table-cell>
          <table:table-cell table:formula="of:=IF([.D123]=&quot;lib&quot;;[.E123];-[.E123])" office:value-type="percentage" office:value="-0.36934878082709" calcext:value-type="percentage">
            <text:p>-36.93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  <table:table-cell table:formula="of:=IF([.D124]=&quot;lab&quot;;[.E124];-[.E124])" office:value-type="percentage" office:value="-0.365509567429015" calcext:value-type="percentage">
            <text:p>-36.55%</text:p>
          </table:table-cell>
          <table:table-cell table:formula="of:=IF([.D124]=&quot;lib&quot;;[.E124];-[.E124])" office:value-type="percentage" office:value="-0.365509567429015" calcext:value-type="percentage">
            <text:p>-36.55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  <table:table-cell table:formula="of:=IF([.D125]=&quot;lab&quot;;[.E125];-[.E125])" office:value-type="percentage" office:value="-0.364616801391589" calcext:value-type="percentage">
            <text:p>-36.46%</text:p>
          </table:table-cell>
          <table:table-cell table:formula="of:=IF([.D125]=&quot;lib&quot;;[.E125];-[.E125])" office:value-type="percentage" office:value="-0.364616801391589" calcext:value-type="percentage">
            <text:p>-36.46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  <table:table-cell table:formula="of:=IF([.D126]=&quot;lab&quot;;[.E126];-[.E126])" office:value-type="percentage" office:value="-0.364357369458973" calcext:value-type="percentage">
            <text:p>-36.44%</text:p>
          </table:table-cell>
          <table:table-cell table:formula="of:=IF([.D126]=&quot;lib&quot;;[.E126];-[.E126])" office:value-type="percentage" office:value="-0.364357369458973" calcext:value-type="percentage">
            <text:p>-36.44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  <table:table-cell table:formula="of:=IF([.D127]=&quot;lab&quot;;[.E127];-[.E127])" office:value-type="percentage" office:value="-0.363867191285639" calcext:value-type="percentage">
            <text:p>-36.39%</text:p>
          </table:table-cell>
          <table:table-cell table:formula="of:=IF([.D127]=&quot;lib&quot;;[.E127];-[.E127])" office:value-type="percentage" office:value="-0.363867191285639" calcext:value-type="percentage">
            <text:p>-36.39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  <table:table-cell table:formula="of:=IF([.D128]=&quot;lab&quot;;[.E128];-[.E128])" office:value-type="percentage" office:value="-0.363621500102187" calcext:value-type="percentage">
            <text:p>-36.36%</text:p>
          </table:table-cell>
          <table:table-cell table:formula="of:=IF([.D128]=&quot;lib&quot;;[.E128];-[.E128])" office:value-type="percentage" office:value="-0.363621500102187" calcext:value-type="percentage">
            <text:p>-36.36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  <table:table-cell table:formula="of:=IF([.D129]=&quot;lab&quot;;[.E129];-[.E129])" office:value-type="percentage" office:value="-0.363039056143205" calcext:value-type="percentage">
            <text:p>-36.30%</text:p>
          </table:table-cell>
          <table:table-cell table:formula="of:=IF([.D129]=&quot;lib&quot;;[.E129];-[.E129])" office:value-type="percentage" office:value="-0.363039056143205" calcext:value-type="percentage">
            <text:p>-36.3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  <table:table-cell table:formula="of:=IF([.D130]=&quot;lab&quot;;[.E130];-[.E130])" office:value-type="percentage" office:value="-0.362165791722622" calcext:value-type="percentage">
            <text:p>-36.22%</text:p>
          </table:table-cell>
          <table:table-cell table:formula="of:=IF([.D130]=&quot;lib&quot;;[.E130];-[.E130])" office:value-type="percentage" office:value="-0.362165791722622" calcext:value-type="percentage">
            <text:p>-36.22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  <table:table-cell table:formula="of:=IF([.D131]=&quot;lab&quot;;[.E131];-[.E131])" office:value-type="percentage" office:value="-0.361017583239805" calcext:value-type="percentage">
            <text:p>-36.10%</text:p>
          </table:table-cell>
          <table:table-cell table:formula="of:=IF([.D131]=&quot;lib&quot;;[.E131];-[.E131])" office:value-type="percentage" office:value="-0.361017583239805" calcext:value-type="percentage">
            <text:p>-36.1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  <table:table-cell table:formula="of:=IF([.D132]=&quot;lab&quot;;[.E132];-[.E132])" office:value-type="percentage" office:value="-0.360785252573618" calcext:value-type="percentage">
            <text:p>-36.08%</text:p>
          </table:table-cell>
          <table:table-cell table:formula="of:=IF([.D132]=&quot;lib&quot;;[.E132];-[.E132])" office:value-type="percentage" office:value="-0.360785252573618" calcext:value-type="percentage">
            <text:p>-36.08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  <table:table-cell table:formula="of:=IF([.D133]=&quot;lab&quot;;[.E133];-[.E133])" office:value-type="percentage" office:value="-0.360091387856258" calcext:value-type="percentage">
            <text:p>-36.01%</text:p>
          </table:table-cell>
          <table:table-cell table:formula="of:=IF([.D133]=&quot;lib&quot;;[.E133];-[.E133])" office:value-type="percentage" office:value="-0.360091387856258" calcext:value-type="percentage">
            <text:p>-36.01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  <table:table-cell table:formula="of:=IF([.D134]=&quot;lab&quot;;[.E134];-[.E134])" office:value-type="percentage" office:value="-0.358839629992208" calcext:value-type="percentage">
            <text:p>-35.88%</text:p>
          </table:table-cell>
          <table:table-cell table:formula="of:=IF([.D134]=&quot;lib&quot;;[.E134];-[.E134])" office:value-type="percentage" office:value="-0.358839629992208" calcext:value-type="percentage">
            <text:p>-35.88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  <table:table-cell table:formula="of:=IF([.D135]=&quot;lab&quot;;[.E135];-[.E135])" office:value-type="percentage" office:value="-0.358130644248962" calcext:value-type="percentage">
            <text:p>-35.81%</text:p>
          </table:table-cell>
          <table:table-cell table:formula="of:=IF([.D135]=&quot;lib&quot;;[.E135];-[.E135])" office:value-type="percentage" office:value="-0.358130644248962" calcext:value-type="percentage">
            <text:p>-35.81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  <table:table-cell table:formula="of:=IF([.D136]=&quot;lab&quot;;[.E136];-[.E136])" office:value-type="percentage" office:value="-0.356949592290586" calcext:value-type="percentage">
            <text:p>-35.69%</text:p>
          </table:table-cell>
          <table:table-cell table:formula="of:=IF([.D136]=&quot;lib&quot;;[.E136];-[.E136])" office:value-type="percentage" office:value="-0.356949592290586" calcext:value-type="percentage">
            <text:p>-35.69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  <table:table-cell table:formula="of:=IF([.D137]=&quot;lab&quot;;[.E137];-[.E137])" office:value-type="percentage" office:value="-0.355482562071298" calcext:value-type="percentage">
            <text:p>-35.55%</text:p>
          </table:table-cell>
          <table:table-cell table:formula="of:=IF([.D137]=&quot;lib&quot;;[.E137];-[.E137])" office:value-type="percentage" office:value="-0.355482562071298" calcext:value-type="percentage">
            <text:p>-35.55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  <table:table-cell table:formula="of:=IF([.D138]=&quot;lab&quot;;[.E138];-[.E138])" office:value-type="percentage" office:value="-0.354605290053555" calcext:value-type="percentage">
            <text:p>-35.46%</text:p>
          </table:table-cell>
          <table:table-cell table:formula="of:=IF([.D138]=&quot;lib&quot;;[.E138];-[.E138])" office:value-type="percentage" office:value="-0.354605290053555" calcext:value-type="percentage">
            <text:p>-35.46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  <table:table-cell table:formula="of:=IF([.D139]=&quot;lab&quot;;[.E139];-[.E139])" office:value-type="percentage" office:value="-0.354604000835882" calcext:value-type="percentage">
            <text:p>-35.46%</text:p>
          </table:table-cell>
          <table:table-cell table:formula="of:=IF([.D139]=&quot;lib&quot;;[.E139];-[.E139])" office:value-type="percentage" office:value="-0.354604000835882" calcext:value-type="percentage">
            <text:p>-35.46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  <table:table-cell table:formula="of:=IF([.D140]=&quot;lab&quot;;[.E140];-[.E140])" office:value-type="percentage" office:value="-0.353764067614223" calcext:value-type="percentage">
            <text:p>-35.38%</text:p>
          </table:table-cell>
          <table:table-cell table:formula="of:=IF([.D140]=&quot;lib&quot;;[.E140];-[.E140])" office:value-type="percentage" office:value="-0.353764067614223" calcext:value-type="percentage">
            <text:p>-35.38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  <table:table-cell table:formula="of:=IF([.D141]=&quot;lab&quot;;[.E141];-[.E141])" office:value-type="percentage" office:value="-0.35073875083949" calcext:value-type="percentage">
            <text:p>-35.07%</text:p>
          </table:table-cell>
          <table:table-cell table:formula="of:=IF([.D141]=&quot;lib&quot;;[.E141];-[.E141])" office:value-type="percentage" office:value="-0.35073875083949" calcext:value-type="percentage">
            <text:p>-35.07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  <table:table-cell table:formula="of:=IF([.D142]=&quot;lab&quot;;[.E142];-[.E142])" office:value-type="percentage" office:value="-0.344205874300911" calcext:value-type="percentage">
            <text:p>-34.42%</text:p>
          </table:table-cell>
          <table:table-cell table:formula="of:=IF([.D142]=&quot;lib&quot;;[.E142];-[.E142])" office:value-type="percentage" office:value="-0.344205874300911" calcext:value-type="percentage">
            <text:p>-34.42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  <table:table-cell table:formula="of:=IF([.D143]=&quot;lab&quot;;[.E143];-[.E143])" office:value-type="percentage" office:value="-0.343447885196375" calcext:value-type="percentage">
            <text:p>-34.34%</text:p>
          </table:table-cell>
          <table:table-cell table:formula="of:=IF([.D143]=&quot;lib&quot;;[.E143];-[.E143])" office:value-type="percentage" office:value="-0.343447885196375" calcext:value-type="percentage">
            <text:p>-34.34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  <table:table-cell table:formula="of:=IF([.D144]=&quot;lab&quot;;[.E144];-[.E144])" office:value-type="percentage" office:value="-0.343167441079326" calcext:value-type="percentage">
            <text:p>-34.32%</text:p>
          </table:table-cell>
          <table:table-cell table:formula="of:=IF([.D144]=&quot;lib&quot;;[.E144];-[.E144])" office:value-type="percentage" office:value="-0.343167441079326" calcext:value-type="percentage">
            <text:p>-34.32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  <table:table-cell table:formula="of:=IF([.D145]=&quot;lab&quot;;[.E145];-[.E145])" office:value-type="percentage" office:value="-0.343084023347359" calcext:value-type="percentage">
            <text:p>-34.31%</text:p>
          </table:table-cell>
          <table:table-cell table:formula="of:=IF([.D145]=&quot;lib&quot;;[.E145];-[.E145])" office:value-type="percentage" office:value="-0.343084023347359" calcext:value-type="percentage">
            <text:p>-34.31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  <table:table-cell table:formula="of:=IF([.D146]=&quot;lab&quot;;[.E146];-[.E146])" office:value-type="percentage" office:value="-0.342844807284716" calcext:value-type="percentage">
            <text:p>-34.28%</text:p>
          </table:table-cell>
          <table:table-cell table:formula="of:=IF([.D146]=&quot;lib&quot;;[.E146];-[.E146])" office:value-type="percentage" office:value="-0.342844807284716" calcext:value-type="percentage">
            <text:p>-34.28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  <table:table-cell table:formula="of:=IF([.D147]=&quot;lab&quot;;[.E147];-[.E147])" office:value-type="percentage" office:value="-0.342557995484245" calcext:value-type="percentage">
            <text:p>-34.26%</text:p>
          </table:table-cell>
          <table:table-cell table:formula="of:=IF([.D147]=&quot;lib&quot;;[.E147];-[.E147])" office:value-type="percentage" office:value="-0.342557995484245" calcext:value-type="percentage">
            <text:p>-34.26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  <table:table-cell table:formula="of:=IF([.D148]=&quot;lab&quot;;[.E148];-[.E148])" office:value-type="percentage" office:value="-0.342500923890845" calcext:value-type="percentage">
            <text:p>-34.25%</text:p>
          </table:table-cell>
          <table:table-cell table:formula="of:=IF([.D148]=&quot;lib&quot;;[.E148];-[.E148])" office:value-type="percentage" office:value="-0.342500923890845" calcext:value-type="percentage">
            <text:p>-34.25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  <table:table-cell table:formula="of:=IF([.D149]=&quot;lab&quot;;[.E149];-[.E149])" office:value-type="percentage" office:value="-0.341896558266611" calcext:value-type="percentage">
            <text:p>-34.19%</text:p>
          </table:table-cell>
          <table:table-cell table:formula="of:=IF([.D149]=&quot;lib&quot;;[.E149];-[.E149])" office:value-type="percentage" office:value="-0.341896558266611" calcext:value-type="percentage">
            <text:p>-34.19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  <table:table-cell table:formula="of:=IF([.D150]=&quot;lab&quot;;[.E150];-[.E150])" office:value-type="percentage" office:value="-0.339124674103518" calcext:value-type="percentage">
            <text:p>-33.91%</text:p>
          </table:table-cell>
          <table:table-cell table:formula="of:=IF([.D150]=&quot;lib&quot;;[.E150];-[.E150])" office:value-type="percentage" office:value="-0.339124674103518" calcext:value-type="percentage">
            <text:p>-33.91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  <table:table-cell table:formula="of:=IF([.D151]=&quot;lab&quot;;[.E151];-[.E151])" office:value-type="percentage" office:value="-0.33907431941536" calcext:value-type="percentage">
            <text:p>-33.91%</text:p>
          </table:table-cell>
          <table:table-cell table:formula="of:=IF([.D151]=&quot;lib&quot;;[.E151];-[.E151])" office:value-type="percentage" office:value="-0.33907431941536" calcext:value-type="percentage">
            <text:p>-33.91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  <table:table-cell table:formula="of:=IF([.D152]=&quot;lab&quot;;[.E152];-[.E152])" office:value-type="percentage" office:value="-0.338334512856806" calcext:value-type="percentage">
            <text:p>-33.83%</text:p>
          </table:table-cell>
          <table:table-cell table:formula="of:=IF([.D152]=&quot;lib&quot;;[.E152];-[.E152])" office:value-type="percentage" office:value="-0.338334512856806" calcext:value-type="percentage">
            <text:p>-33.83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  <table:table-cell table:formula="of:=IF([.D153]=&quot;lab&quot;;[.E153];-[.E153])" office:value-type="percentage" office:value="-0.337521391590668" calcext:value-type="percentage">
            <text:p>-33.75%</text:p>
          </table:table-cell>
          <table:table-cell table:formula="of:=IF([.D153]=&quot;lib&quot;;[.E153];-[.E153])" office:value-type="percentage" office:value="-0.337521391590668" calcext:value-type="percentage">
            <text:p>-33.75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  <table:table-cell table:formula="of:=IF([.D154]=&quot;lab&quot;;[.E154];-[.E154])" office:value-type="percentage" office:value="-0.337307356789765" calcext:value-type="percentage">
            <text:p>-33.73%</text:p>
          </table:table-cell>
          <table:table-cell table:formula="of:=IF([.D154]=&quot;lib&quot;;[.E154];-[.E154])" office:value-type="percentage" office:value="-0.337307356789765" calcext:value-type="percentage">
            <text:p>-33.73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  <table:table-cell table:formula="of:=IF([.D155]=&quot;lab&quot;;[.E155];-[.E155])" office:value-type="percentage" office:value="-0.337303966120705" calcext:value-type="percentage">
            <text:p>-33.73%</text:p>
          </table:table-cell>
          <table:table-cell table:formula="of:=IF([.D155]=&quot;lib&quot;;[.E155];-[.E155])" office:value-type="percentage" office:value="-0.337303966120705" calcext:value-type="percentage">
            <text:p>-33.73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  <table:table-cell table:formula="of:=IF([.D156]=&quot;lab&quot;;[.E156];-[.E156])" office:value-type="percentage" office:value="-0.336613603473227" calcext:value-type="percentage">
            <text:p>-33.66%</text:p>
          </table:table-cell>
          <table:table-cell table:formula="of:=IF([.D156]=&quot;lib&quot;;[.E156];-[.E156])" office:value-type="percentage" office:value="-0.336613603473227" calcext:value-type="percentage">
            <text:p>-33.66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  <table:table-cell table:formula="of:=IF([.D157]=&quot;lab&quot;;[.E157];-[.E157])" office:value-type="percentage" office:value="-0.33443296637008" calcext:value-type="percentage">
            <text:p>-33.44%</text:p>
          </table:table-cell>
          <table:table-cell table:formula="of:=IF([.D157]=&quot;lib&quot;;[.E157];-[.E157])" office:value-type="percentage" office:value="-0.33443296637008" calcext:value-type="percentage">
            <text:p>-33.44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  <table:table-cell table:formula="of:=IF([.D158]=&quot;lab&quot;;[.E158];-[.E158])" office:value-type="percentage" office:value="-0.333819029578902" calcext:value-type="percentage">
            <text:p>-33.38%</text:p>
          </table:table-cell>
          <table:table-cell table:formula="of:=IF([.D158]=&quot;lib&quot;;[.E158];-[.E158])" office:value-type="percentage" office:value="-0.333819029578902" calcext:value-type="percentage">
            <text:p>-33.38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  <table:table-cell table:formula="of:=IF([.D159]=&quot;lab&quot;;[.E159];-[.E159])" office:value-type="percentage" office:value="-0.330941837690539" calcext:value-type="percentage">
            <text:p>-33.09%</text:p>
          </table:table-cell>
          <table:table-cell table:formula="of:=IF([.D159]=&quot;lib&quot;;[.E159];-[.E159])" office:value-type="percentage" office:value="-0.330941837690539" calcext:value-type="percentage">
            <text:p>-33.09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  <table:table-cell table:formula="of:=IF([.D160]=&quot;lab&quot;;[.E160];-[.E160])" office:value-type="percentage" office:value="-0.328303879594877" calcext:value-type="percentage">
            <text:p>-32.83%</text:p>
          </table:table-cell>
          <table:table-cell table:formula="of:=IF([.D160]=&quot;lib&quot;;[.E160];-[.E160])" office:value-type="percentage" office:value="-0.328303879594877" calcext:value-type="percentage">
            <text:p>-32.83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  <table:table-cell table:formula="of:=IF([.D161]=&quot;lab&quot;;[.E161];-[.E161])" office:value-type="percentage" office:value="-0.327444715905532" calcext:value-type="percentage">
            <text:p>-32.74%</text:p>
          </table:table-cell>
          <table:table-cell table:formula="of:=IF([.D161]=&quot;lib&quot;;[.E161];-[.E161])" office:value-type="percentage" office:value="-0.327444715905532" calcext:value-type="percentage">
            <text:p>-32.74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  <table:table-cell table:formula="of:=IF([.D162]=&quot;lab&quot;;[.E162];-[.E162])" office:value-type="percentage" office:value="-0.327428029104714" calcext:value-type="percentage">
            <text:p>-32.74%</text:p>
          </table:table-cell>
          <table:table-cell table:formula="of:=IF([.D162]=&quot;lib&quot;;[.E162];-[.E162])" office:value-type="percentage" office:value="-0.327428029104714" calcext:value-type="percentage">
            <text:p>-32.74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  <table:table-cell table:formula="of:=IF([.D163]=&quot;lab&quot;;[.E163];-[.E163])" office:value-type="percentage" office:value="-0.326255794818279" calcext:value-type="percentage">
            <text:p>-32.63%</text:p>
          </table:table-cell>
          <table:table-cell table:formula="of:=IF([.D163]=&quot;lib&quot;;[.E163];-[.E163])" office:value-type="percentage" office:value="-0.326255794818279" calcext:value-type="percentage">
            <text:p>-32.63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  <table:table-cell table:formula="of:=IF([.D164]=&quot;lab&quot;;[.E164];-[.E164])" office:value-type="percentage" office:value="-0.325117232139339" calcext:value-type="percentage">
            <text:p>-32.51%</text:p>
          </table:table-cell>
          <table:table-cell table:formula="of:=IF([.D164]=&quot;lib&quot;;[.E164];-[.E164])" office:value-type="percentage" office:value="-0.325117232139339" calcext:value-type="percentage">
            <text:p>-32.51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  <table:table-cell table:formula="of:=IF([.D165]=&quot;lab&quot;;[.E165];-[.E165])" office:value-type="percentage" office:value="-0.323766180795569" calcext:value-type="percentage">
            <text:p>-32.38%</text:p>
          </table:table-cell>
          <table:table-cell table:formula="of:=IF([.D165]=&quot;lib&quot;;[.E165];-[.E165])" office:value-type="percentage" office:value="-0.323766180795569" calcext:value-type="percentage">
            <text:p>-32.38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  <table:table-cell table:formula="of:=IF([.D166]=&quot;lab&quot;;[.E166];-[.E166])" office:value-type="percentage" office:value="-0.321803462834566" calcext:value-type="percentage">
            <text:p>-32.18%</text:p>
          </table:table-cell>
          <table:table-cell table:formula="of:=IF([.D166]=&quot;lib&quot;;[.E166];-[.E166])" office:value-type="percentage" office:value="-0.321803462834566" calcext:value-type="percentage">
            <text:p>-32.18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  <table:table-cell table:formula="of:=IF([.D167]=&quot;lab&quot;;[.E167];-[.E167])" office:value-type="percentage" office:value="-0.320922380528347" calcext:value-type="percentage">
            <text:p>-32.09%</text:p>
          </table:table-cell>
          <table:table-cell table:formula="of:=IF([.D167]=&quot;lib&quot;;[.E167];-[.E167])" office:value-type="percentage" office:value="-0.320922380528347" calcext:value-type="percentage">
            <text:p>-32.09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  <table:table-cell table:formula="of:=IF([.D168]=&quot;lab&quot;;[.E168];-[.E168])" office:value-type="percentage" office:value="-0.320524394551949" calcext:value-type="percentage">
            <text:p>-32.05%</text:p>
          </table:table-cell>
          <table:table-cell table:formula="of:=IF([.D168]=&quot;lib&quot;;[.E168];-[.E168])" office:value-type="percentage" office:value="-0.320524394551949" calcext:value-type="percentage">
            <text:p>-32.05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  <table:table-cell table:formula="of:=IF([.D169]=&quot;lab&quot;;[.E169];-[.E169])" office:value-type="percentage" office:value="-0.318371971413631" calcext:value-type="percentage">
            <text:p>-31.84%</text:p>
          </table:table-cell>
          <table:table-cell table:formula="of:=IF([.D169]=&quot;lib&quot;;[.E169];-[.E169])" office:value-type="percentage" office:value="-0.318371971413631" calcext:value-type="percentage">
            <text:p>-31.84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  <table:table-cell table:formula="of:=IF([.D170]=&quot;lab&quot;;[.E170];-[.E170])" office:value-type="percentage" office:value="-0.317950538397822" calcext:value-type="percentage">
            <text:p>-31.80%</text:p>
          </table:table-cell>
          <table:table-cell table:formula="of:=IF([.D170]=&quot;lib&quot;;[.E170];-[.E170])" office:value-type="percentage" office:value="-0.317950538397822" calcext:value-type="percentage">
            <text:p>-31.8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  <table:table-cell table:formula="of:=IF([.D171]=&quot;lab&quot;;[.E171];-[.E171])" office:value-type="percentage" office:value="-0.317083221725424" calcext:value-type="percentage">
            <text:p>-31.71%</text:p>
          </table:table-cell>
          <table:table-cell table:formula="of:=IF([.D171]=&quot;lib&quot;;[.E171];-[.E171])" office:value-type="percentage" office:value="-0.317083221725424" calcext:value-type="percentage">
            <text:p>-31.71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  <table:table-cell table:formula="of:=IF([.D172]=&quot;lab&quot;;[.E172];-[.E172])" office:value-type="percentage" office:value="-0.315998161130904" calcext:value-type="percentage">
            <text:p>-31.60%</text:p>
          </table:table-cell>
          <table:table-cell table:formula="of:=IF([.D172]=&quot;lib&quot;;[.E172];-[.E172])" office:value-type="percentage" office:value="-0.315998161130904" calcext:value-type="percentage">
            <text:p>-31.6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  <table:table-cell table:formula="of:=IF([.D173]=&quot;lab&quot;;[.E173];-[.E173])" office:value-type="percentage" office:value="-0.315223964842962" calcext:value-type="percentage">
            <text:p>-31.52%</text:p>
          </table:table-cell>
          <table:table-cell table:formula="of:=IF([.D173]=&quot;lib&quot;;[.E173];-[.E173])" office:value-type="percentage" office:value="-0.315223964842962" calcext:value-type="percentage">
            <text:p>-31.52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  <table:table-cell table:formula="of:=IF([.D174]=&quot;lab&quot;;[.E174];-[.E174])" office:value-type="percentage" office:value="-0.314114538247756" calcext:value-type="percentage">
            <text:p>-31.41%</text:p>
          </table:table-cell>
          <table:table-cell table:formula="of:=IF([.D174]=&quot;lib&quot;;[.E174];-[.E174])" office:value-type="percentage" office:value="-0.314114538247756" calcext:value-type="percentage">
            <text:p>-31.41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  <table:table-cell table:formula="of:=IF([.D175]=&quot;lab&quot;;[.E175];-[.E175])" office:value-type="percentage" office:value="-0.311456009312252" calcext:value-type="percentage">
            <text:p>-31.15%</text:p>
          </table:table-cell>
          <table:table-cell table:formula="of:=IF([.D175]=&quot;lib&quot;;[.E175];-[.E175])" office:value-type="percentage" office:value="-0.311456009312252" calcext:value-type="percentage">
            <text:p>-31.15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  <table:table-cell table:formula="of:=IF([.D176]=&quot;lab&quot;;[.E176];-[.E176])" office:value-type="percentage" office:value="-0.308499069175898" calcext:value-type="percentage">
            <text:p>-30.85%</text:p>
          </table:table-cell>
          <table:table-cell table:formula="of:=IF([.D176]=&quot;lib&quot;;[.E176];-[.E176])" office:value-type="percentage" office:value="-0.308499069175898" calcext:value-type="percentage">
            <text:p>-30.85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  <table:table-cell table:formula="of:=IF([.D177]=&quot;lab&quot;;[.E177];-[.E177])" office:value-type="percentage" office:value="-0.307638027626909" calcext:value-type="percentage">
            <text:p>-30.76%</text:p>
          </table:table-cell>
          <table:table-cell table:formula="of:=IF([.D177]=&quot;lib&quot;;[.E177];-[.E177])" office:value-type="percentage" office:value="-0.307638027626909" calcext:value-type="percentage">
            <text:p>-30.76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  <table:table-cell table:formula="of:=IF([.D178]=&quot;lab&quot;;[.E178];-[.E178])" office:value-type="percentage" office:value="-0.306499922203205" calcext:value-type="percentage">
            <text:p>-30.65%</text:p>
          </table:table-cell>
          <table:table-cell table:formula="of:=IF([.D178]=&quot;lib&quot;;[.E178];-[.E178])" office:value-type="percentage" office:value="-0.306499922203205" calcext:value-type="percentage">
            <text:p>-30.65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  <table:table-cell table:formula="of:=IF([.D179]=&quot;lab&quot;;[.E179];-[.E179])" office:value-type="percentage" office:value="-0.306436951696438" calcext:value-type="percentage">
            <text:p>-30.64%</text:p>
          </table:table-cell>
          <table:table-cell table:formula="of:=IF([.D179]=&quot;lib&quot;;[.E179];-[.E179])" office:value-type="percentage" office:value="-0.306436951696438" calcext:value-type="percentage">
            <text:p>-30.64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  <table:table-cell table:formula="of:=IF([.D180]=&quot;lab&quot;;[.E180];-[.E180])" office:value-type="percentage" office:value="-0.306082638765738" calcext:value-type="percentage">
            <text:p>-30.61%</text:p>
          </table:table-cell>
          <table:table-cell table:formula="of:=IF([.D180]=&quot;lib&quot;;[.E180];-[.E180])" office:value-type="percentage" office:value="-0.306082638765738" calcext:value-type="percentage">
            <text:p>-30.61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  <table:table-cell table:formula="of:=IF([.D181]=&quot;lab&quot;;[.E181];-[.E181])" office:value-type="percentage" office:value="-0.305549466972202" calcext:value-type="percentage">
            <text:p>-30.55%</text:p>
          </table:table-cell>
          <table:table-cell table:formula="of:=IF([.D181]=&quot;lib&quot;;[.E181];-[.E181])" office:value-type="percentage" office:value="-0.305549466972202" calcext:value-type="percentage">
            <text:p>-30.55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  <table:table-cell table:formula="of:=IF([.D182]=&quot;lab&quot;;[.E182];-[.E182])" office:value-type="percentage" office:value="-0.303009660639089" calcext:value-type="percentage">
            <text:p>-30.30%</text:p>
          </table:table-cell>
          <table:table-cell table:formula="of:=IF([.D182]=&quot;lib&quot;;[.E182];-[.E182])" office:value-type="percentage" office:value="-0.303009660639089" calcext:value-type="percentage">
            <text:p>-30.3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  <table:table-cell table:formula="of:=IF([.D183]=&quot;lab&quot;;[.E183];-[.E183])" office:value-type="percentage" office:value="-0.302792414190328" calcext:value-type="percentage">
            <text:p>-30.28%</text:p>
          </table:table-cell>
          <table:table-cell table:formula="of:=IF([.D183]=&quot;lib&quot;;[.E183];-[.E183])" office:value-type="percentage" office:value="-0.302792414190328" calcext:value-type="percentage">
            <text:p>-30.28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  <table:table-cell table:formula="of:=IF([.D184]=&quot;lab&quot;;[.E184];-[.E184])" office:value-type="percentage" office:value="-0.302174812635064" calcext:value-type="percentage">
            <text:p>-30.22%</text:p>
          </table:table-cell>
          <table:table-cell table:formula="of:=IF([.D184]=&quot;lib&quot;;[.E184];-[.E184])" office:value-type="percentage" office:value="-0.302174812635064" calcext:value-type="percentage">
            <text:p>-30.22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  <table:table-cell table:formula="of:=IF([.D185]=&quot;lab&quot;;[.E185];-[.E185])" office:value-type="percentage" office:value="-0.301057692307693" calcext:value-type="percentage">
            <text:p>-30.11%</text:p>
          </table:table-cell>
          <table:table-cell table:formula="of:=IF([.D185]=&quot;lib&quot;;[.E185];-[.E185])" office:value-type="percentage" office:value="-0.301057692307693" calcext:value-type="percentage">
            <text:p>-30.11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  <table:table-cell table:formula="of:=IF([.D186]=&quot;lab&quot;;[.E186];-[.E186])" office:value-type="percentage" office:value="-0.299877055752544" calcext:value-type="percentage">
            <text:p>-29.99%</text:p>
          </table:table-cell>
          <table:table-cell table:formula="of:=IF([.D186]=&quot;lib&quot;;[.E186];-[.E186])" office:value-type="percentage" office:value="-0.299877055752544" calcext:value-type="percentage">
            <text:p>-29.99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  <table:table-cell table:formula="of:=IF([.D187]=&quot;lab&quot;;[.E187];-[.E187])" office:value-type="percentage" office:value="-0.296645488728768" calcext:value-type="percentage">
            <text:p>-29.66%</text:p>
          </table:table-cell>
          <table:table-cell table:formula="of:=IF([.D187]=&quot;lib&quot;;[.E187];-[.E187])" office:value-type="percentage" office:value="-0.296645488728768" calcext:value-type="percentage">
            <text:p>-29.66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  <table:table-cell table:formula="of:=IF([.D188]=&quot;lab&quot;;[.E188];-[.E188])" office:value-type="percentage" office:value="-0.295818115412711" calcext:value-type="percentage">
            <text:p>-29.58%</text:p>
          </table:table-cell>
          <table:table-cell table:formula="of:=IF([.D188]=&quot;lib&quot;;[.E188];-[.E188])" office:value-type="percentage" office:value="-0.295818115412711" calcext:value-type="percentage">
            <text:p>-29.58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  <table:table-cell table:formula="of:=IF([.D189]=&quot;lab&quot;;[.E189];-[.E189])" office:value-type="percentage" office:value="-0.295442052221713" calcext:value-type="percentage">
            <text:p>-29.54%</text:p>
          </table:table-cell>
          <table:table-cell table:formula="of:=IF([.D189]=&quot;lib&quot;;[.E189];-[.E189])" office:value-type="percentage" office:value="-0.295442052221713" calcext:value-type="percentage">
            <text:p>-29.54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  <table:table-cell table:formula="of:=IF([.D190]=&quot;lab&quot;;[.E190];-[.E190])" office:value-type="percentage" office:value="-0.294883303411131" calcext:value-type="percentage">
            <text:p>-29.49%</text:p>
          </table:table-cell>
          <table:table-cell table:formula="of:=IF([.D190]=&quot;lib&quot;;[.E190];-[.E190])" office:value-type="percentage" office:value="-0.294883303411131" calcext:value-type="percentage">
            <text:p>-29.49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  <table:table-cell table:formula="of:=IF([.D191]=&quot;lab&quot;;[.E191];-[.E191])" office:value-type="percentage" office:value="-0.294779421059285" calcext:value-type="percentage">
            <text:p>-29.48%</text:p>
          </table:table-cell>
          <table:table-cell table:formula="of:=IF([.D191]=&quot;lib&quot;;[.E191];-[.E191])" office:value-type="percentage" office:value="-0.294779421059285" calcext:value-type="percentage">
            <text:p>-29.48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  <table:table-cell table:formula="of:=IF([.D192]=&quot;lab&quot;;[.E192];-[.E192])" office:value-type="percentage" office:value="-0.290898182733061" calcext:value-type="percentage">
            <text:p>-29.09%</text:p>
          </table:table-cell>
          <table:table-cell table:formula="of:=IF([.D192]=&quot;lib&quot;;[.E192];-[.E192])" office:value-type="percentage" office:value="-0.290898182733061" calcext:value-type="percentage">
            <text:p>-29.09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  <table:table-cell table:formula="of:=IF([.D193]=&quot;lab&quot;;[.E193];-[.E193])" office:value-type="percentage" office:value="-0.289809049398091" calcext:value-type="percentage">
            <text:p>-28.98%</text:p>
          </table:table-cell>
          <table:table-cell table:formula="of:=IF([.D193]=&quot;lib&quot;;[.E193];-[.E193])" office:value-type="percentage" office:value="-0.289809049398091" calcext:value-type="percentage">
            <text:p>-28.98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  <table:table-cell table:formula="of:=IF([.D194]=&quot;lab&quot;;[.E194];-[.E194])" office:value-type="percentage" office:value="-0.286747679255723" calcext:value-type="percentage">
            <text:p>-28.67%</text:p>
          </table:table-cell>
          <table:table-cell table:formula="of:=IF([.D194]=&quot;lib&quot;;[.E194];-[.E194])" office:value-type="percentage" office:value="-0.286747679255723" calcext:value-type="percentage">
            <text:p>-28.67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  <table:table-cell table:formula="of:=IF([.D195]=&quot;lab&quot;;[.E195];-[.E195])" office:value-type="percentage" office:value="-0.28560347502327" calcext:value-type="percentage">
            <text:p>-28.56%</text:p>
          </table:table-cell>
          <table:table-cell table:formula="of:=IF([.D195]=&quot;lib&quot;;[.E195];-[.E195])" office:value-type="percentage" office:value="-0.28560347502327" calcext:value-type="percentage">
            <text:p>-28.56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  <table:table-cell table:formula="of:=IF([.D196]=&quot;lab&quot;;[.E196];-[.E196])" office:value-type="percentage" office:value="-0.28340515140289" calcext:value-type="percentage">
            <text:p>-28.34%</text:p>
          </table:table-cell>
          <table:table-cell table:formula="of:=IF([.D196]=&quot;lib&quot;;[.E196];-[.E196])" office:value-type="percentage" office:value="-0.28340515140289" calcext:value-type="percentage">
            <text:p>-28.34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  <table:table-cell table:formula="of:=IF([.D197]=&quot;lab&quot;;[.E197];-[.E197])" office:value-type="percentage" office:value="-0.280836879966856" calcext:value-type="percentage">
            <text:p>-28.08%</text:p>
          </table:table-cell>
          <table:table-cell table:formula="of:=IF([.D197]=&quot;lib&quot;;[.E197];-[.E197])" office:value-type="percentage" office:value="-0.280836879966856" calcext:value-type="percentage">
            <text:p>-28.08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  <table:table-cell table:formula="of:=IF([.D198]=&quot;lab&quot;;[.E198];-[.E198])" office:value-type="percentage" office:value="-0.28033375825704" calcext:value-type="percentage">
            <text:p>-28.03%</text:p>
          </table:table-cell>
          <table:table-cell table:formula="of:=IF([.D198]=&quot;lib&quot;;[.E198];-[.E198])" office:value-type="percentage" office:value="-0.28033375825704" calcext:value-type="percentage">
            <text:p>-28.03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  <table:table-cell table:formula="of:=IF([.D199]=&quot;lab&quot;;[.E199];-[.E199])" office:value-type="percentage" office:value="-0.280204667718319" calcext:value-type="percentage">
            <text:p>-28.02%</text:p>
          </table:table-cell>
          <table:table-cell table:formula="of:=IF([.D199]=&quot;lib&quot;;[.E199];-[.E199])" office:value-type="percentage" office:value="-0.280204667718319" calcext:value-type="percentage">
            <text:p>-28.02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  <table:table-cell table:formula="of:=IF([.D200]=&quot;lab&quot;;[.E200];-[.E200])" office:value-type="percentage" office:value="-0.278864595320292" calcext:value-type="percentage">
            <text:p>-27.89%</text:p>
          </table:table-cell>
          <table:table-cell table:formula="of:=IF([.D200]=&quot;lib&quot;;[.E200];-[.E200])" office:value-type="percentage" office:value="-0.278864595320292" calcext:value-type="percentage">
            <text:p>-27.89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  <table:table-cell table:formula="of:=IF([.D201]=&quot;lab&quot;;[.E201];-[.E201])" office:value-type="percentage" office:value="-0.278724573941726" calcext:value-type="percentage">
            <text:p>-27.87%</text:p>
          </table:table-cell>
          <table:table-cell table:formula="of:=IF([.D201]=&quot;lib&quot;;[.E201];-[.E201])" office:value-type="percentage" office:value="-0.278724573941726" calcext:value-type="percentage">
            <text:p>-27.87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  <table:table-cell table:formula="of:=IF([.D202]=&quot;lab&quot;;[.E202];-[.E202])" office:value-type="percentage" office:value="-0.275631318299022" calcext:value-type="percentage">
            <text:p>-27.56%</text:p>
          </table:table-cell>
          <table:table-cell table:formula="of:=IF([.D202]=&quot;lib&quot;;[.E202];-[.E202])" office:value-type="percentage" office:value="-0.275631318299022" calcext:value-type="percentage">
            <text:p>-27.56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  <table:table-cell table:formula="of:=IF([.D203]=&quot;lab&quot;;[.E203];-[.E203])" office:value-type="percentage" office:value="-0.275307948481322" calcext:value-type="percentage">
            <text:p>-27.53%</text:p>
          </table:table-cell>
          <table:table-cell table:formula="of:=IF([.D203]=&quot;lib&quot;;[.E203];-[.E203])" office:value-type="percentage" office:value="-0.275307948481322" calcext:value-type="percentage">
            <text:p>-27.53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  <table:table-cell table:formula="of:=IF([.D204]=&quot;lab&quot;;[.E204];-[.E204])" office:value-type="percentage" office:value="-0.27522202816692" calcext:value-type="percentage">
            <text:p>-27.52%</text:p>
          </table:table-cell>
          <table:table-cell table:formula="of:=IF([.D204]=&quot;lib&quot;;[.E204];-[.E204])" office:value-type="percentage" office:value="-0.27522202816692" calcext:value-type="percentage">
            <text:p>-27.52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  <table:table-cell table:formula="of:=IF([.D205]=&quot;lab&quot;;[.E205];-[.E205])" office:value-type="percentage" office:value="-0.272625851405308" calcext:value-type="percentage">
            <text:p>-27.26%</text:p>
          </table:table-cell>
          <table:table-cell table:formula="of:=IF([.D205]=&quot;lib&quot;;[.E205];-[.E205])" office:value-type="percentage" office:value="-0.272625851405308" calcext:value-type="percentage">
            <text:p>-27.26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  <table:table-cell table:formula="of:=IF([.D206]=&quot;lab&quot;;[.E206];-[.E206])" office:value-type="percentage" office:value="-0.272491349480969" calcext:value-type="percentage">
            <text:p>-27.25%</text:p>
          </table:table-cell>
          <table:table-cell table:formula="of:=IF([.D206]=&quot;lib&quot;;[.E206];-[.E206])" office:value-type="percentage" office:value="-0.272491349480969" calcext:value-type="percentage">
            <text:p>-27.25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  <table:table-cell table:formula="of:=IF([.D207]=&quot;lab&quot;;[.E207];-[.E207])" office:value-type="percentage" office:value="-0.270255604206429" calcext:value-type="percentage">
            <text:p>-27.03%</text:p>
          </table:table-cell>
          <table:table-cell table:formula="of:=IF([.D207]=&quot;lib&quot;;[.E207];-[.E207])" office:value-type="percentage" office:value="-0.270255604206429" calcext:value-type="percentage">
            <text:p>-27.03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  <table:table-cell table:formula="of:=IF([.D208]=&quot;lab&quot;;[.E208];-[.E208])" office:value-type="percentage" office:value="-0.268254432920709" calcext:value-type="percentage">
            <text:p>-26.83%</text:p>
          </table:table-cell>
          <table:table-cell table:formula="of:=IF([.D208]=&quot;lib&quot;;[.E208];-[.E208])" office:value-type="percentage" office:value="-0.268254432920709" calcext:value-type="percentage">
            <text:p>-26.83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  <table:table-cell table:formula="of:=IF([.D209]=&quot;lab&quot;;[.E209];-[.E209])" office:value-type="percentage" office:value="-0.267978042086002" calcext:value-type="percentage">
            <text:p>-26.80%</text:p>
          </table:table-cell>
          <table:table-cell table:formula="of:=IF([.D209]=&quot;lib&quot;;[.E209];-[.E209])" office:value-type="percentage" office:value="-0.267978042086002" calcext:value-type="percentage">
            <text:p>-26.8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6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  <table:table-cell table:formula="of:=IF([.D210]=&quot;lab&quot;;[.E210];-[.E210])" office:value-type="percentage" office:value="-0.266422290248991" calcext:value-type="percentage">
            <text:p>-26.64%</text:p>
          </table:table-cell>
          <table:table-cell table:formula="of:=IF([.D210]=&quot;lib&quot;;[.E210];-[.E210])" office:value-type="percentage" office:value="-0.266422290248991" calcext:value-type="percentage">
            <text:p>-26.64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  <table:table-cell table:formula="of:=IF([.D211]=&quot;lab&quot;;[.E211];-[.E211])" office:value-type="percentage" office:value="-0.264136096226627" calcext:value-type="percentage">
            <text:p>-26.41%</text:p>
          </table:table-cell>
          <table:table-cell table:formula="of:=IF([.D211]=&quot;lib&quot;;[.E211];-[.E211])" office:value-type="percentage" office:value="-0.264136096226627" calcext:value-type="percentage">
            <text:p>-26.41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  <table:table-cell table:formula="of:=IF([.D212]=&quot;lab&quot;;[.E212];-[.E212])" office:value-type="percentage" office:value="-0.259724675089436" calcext:value-type="percentage">
            <text:p>-25.97%</text:p>
          </table:table-cell>
          <table:table-cell table:formula="of:=IF([.D212]=&quot;lib&quot;;[.E212];-[.E212])" office:value-type="percentage" office:value="-0.259724675089436" calcext:value-type="percentage">
            <text:p>-25.97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  <table:table-cell table:formula="of:=IF([.D213]=&quot;lab&quot;;[.E213];-[.E213])" office:value-type="percentage" office:value="-0.255704522538" calcext:value-type="percentage">
            <text:p>-25.57%</text:p>
          </table:table-cell>
          <table:table-cell table:formula="of:=IF([.D213]=&quot;lib&quot;;[.E213];-[.E213])" office:value-type="percentage" office:value="-0.255704522538" calcext:value-type="percentage">
            <text:p>-25.57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  <table:table-cell table:formula="of:=IF([.D214]=&quot;lab&quot;;[.E214];-[.E214])" office:value-type="percentage" office:value="-0.255477588429042" calcext:value-type="percentage">
            <text:p>-25.55%</text:p>
          </table:table-cell>
          <table:table-cell table:formula="of:=IF([.D214]=&quot;lib&quot;;[.E214];-[.E214])" office:value-type="percentage" office:value="-0.255477588429042" calcext:value-type="percentage">
            <text:p>-25.55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  <table:table-cell table:formula="of:=IF([.D215]=&quot;lab&quot;;[.E215];-[.E215])" office:value-type="percentage" office:value="-0.255339992316558" calcext:value-type="percentage">
            <text:p>-25.53%</text:p>
          </table:table-cell>
          <table:table-cell table:formula="of:=IF([.D215]=&quot;lib&quot;;[.E215];-[.E215])" office:value-type="percentage" office:value="-0.255339992316558" calcext:value-type="percentage">
            <text:p>-25.53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  <table:table-cell table:formula="of:=IF([.D216]=&quot;lab&quot;;[.E216];-[.E216])" office:value-type="percentage" office:value="-0.254324517512509" calcext:value-type="percentage">
            <text:p>-25.43%</text:p>
          </table:table-cell>
          <table:table-cell table:formula="of:=IF([.D216]=&quot;lib&quot;;[.E216];-[.E216])" office:value-type="percentage" office:value="-0.254324517512509" calcext:value-type="percentage">
            <text:p>-25.43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  <table:table-cell table:formula="of:=IF([.D217]=&quot;lab&quot;;[.E217];-[.E217])" office:value-type="percentage" office:value="-0.253534129594368" calcext:value-type="percentage">
            <text:p>-25.35%</text:p>
          </table:table-cell>
          <table:table-cell table:formula="of:=IF([.D217]=&quot;lib&quot;;[.E217];-[.E217])" office:value-type="percentage" office:value="-0.253534129594368" calcext:value-type="percentage">
            <text:p>-25.35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  <table:table-cell table:formula="of:=IF([.D218]=&quot;lab&quot;;[.E218];-[.E218])" office:value-type="percentage" office:value="-0.252510701350016" calcext:value-type="percentage">
            <text:p>-25.25%</text:p>
          </table:table-cell>
          <table:table-cell table:formula="of:=IF([.D218]=&quot;lib&quot;;[.E218];-[.E218])" office:value-type="percentage" office:value="-0.252510701350016" calcext:value-type="percentage">
            <text:p>-25.25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  <table:table-cell table:formula="of:=IF([.D219]=&quot;lab&quot;;[.E219];-[.E219])" office:value-type="percentage" office:value="-0.251875808538163" calcext:value-type="percentage">
            <text:p>-25.19%</text:p>
          </table:table-cell>
          <table:table-cell table:formula="of:=IF([.D219]=&quot;lib&quot;;[.E219];-[.E219])" office:value-type="percentage" office:value="-0.251875808538163" calcext:value-type="percentage">
            <text:p>-25.19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  <table:table-cell table:formula="of:=IF([.D220]=&quot;lab&quot;;[.E220];-[.E220])" office:value-type="percentage" office:value="-0.250845875627115" calcext:value-type="percentage">
            <text:p>-25.08%</text:p>
          </table:table-cell>
          <table:table-cell table:formula="of:=IF([.D220]=&quot;lib&quot;;[.E220];-[.E220])" office:value-type="percentage" office:value="-0.250845875627115" calcext:value-type="percentage">
            <text:p>-25.08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  <table:table-cell table:formula="of:=IF([.D221]=&quot;lab&quot;;[.E221];-[.E221])" office:value-type="percentage" office:value="-0.249542827883841" calcext:value-type="percentage">
            <text:p>-24.95%</text:p>
          </table:table-cell>
          <table:table-cell table:formula="of:=IF([.D221]=&quot;lib&quot;;[.E221];-[.E221])" office:value-type="percentage" office:value="-0.249542827883841" calcext:value-type="percentage">
            <text:p>-24.95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5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  <table:table-cell table:formula="of:=IF([.D222]=&quot;lab&quot;;[.E222];-[.E222])" office:value-type="percentage" office:value="-0.248714756205318" calcext:value-type="percentage">
            <text:p>-24.87%</text:p>
          </table:table-cell>
          <table:table-cell table:formula="of:=IF([.D222]=&quot;lib&quot;;[.E222];-[.E222])" office:value-type="percentage" office:value="-0.248714756205318" calcext:value-type="percentage">
            <text:p>-24.87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  <table:table-cell table:formula="of:=IF([.D223]=&quot;lab&quot;;[.E223];-[.E223])" office:value-type="percentage" office:value="-0.247344738122264" calcext:value-type="percentage">
            <text:p>-24.73%</text:p>
          </table:table-cell>
          <table:table-cell table:formula="of:=IF([.D223]=&quot;lib&quot;;[.E223];-[.E223])" office:value-type="percentage" office:value="-0.247344738122264" calcext:value-type="percentage">
            <text:p>-24.73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  <table:table-cell table:formula="of:=IF([.D224]=&quot;lab&quot;;[.E224];-[.E224])" office:value-type="percentage" office:value="-0.246094296507018" calcext:value-type="percentage">
            <text:p>-24.61%</text:p>
          </table:table-cell>
          <table:table-cell table:formula="of:=IF([.D224]=&quot;lib&quot;;[.E224];-[.E224])" office:value-type="percentage" office:value="-0.246094296507018" calcext:value-type="percentage">
            <text:p>-24.61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5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  <table:table-cell table:formula="of:=IF([.D225]=&quot;lab&quot;;[.E225];-[.E225])" office:value-type="percentage" office:value="-0.242889858873731" calcext:value-type="percentage">
            <text:p>-24.29%</text:p>
          </table:table-cell>
          <table:table-cell table:formula="of:=IF([.D225]=&quot;lib&quot;;[.E225];-[.E225])" office:value-type="percentage" office:value="-0.242889858873731" calcext:value-type="percentage">
            <text:p>-24.29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  <table:table-cell table:formula="of:=IF([.D226]=&quot;lab&quot;;[.E226];-[.E226])" office:value-type="percentage" office:value="-0.241918301373889" calcext:value-type="percentage">
            <text:p>-24.19%</text:p>
          </table:table-cell>
          <table:table-cell table:formula="of:=IF([.D226]=&quot;lib&quot;;[.E226];-[.E226])" office:value-type="percentage" office:value="-0.241918301373889" calcext:value-type="percentage">
            <text:p>-24.19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  <table:table-cell table:formula="of:=IF([.D227]=&quot;lab&quot;;[.E227];-[.E227])" office:value-type="percentage" office:value="-0.241515347036594" calcext:value-type="percentage">
            <text:p>-24.15%</text:p>
          </table:table-cell>
          <table:table-cell table:formula="of:=IF([.D227]=&quot;lib&quot;;[.E227];-[.E227])" office:value-type="percentage" office:value="-0.241515347036594" calcext:value-type="percentage">
            <text:p>-24.15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  <table:table-cell table:formula="of:=IF([.D228]=&quot;lab&quot;;[.E228];-[.E228])" office:value-type="percentage" office:value="-0.238770900877928" calcext:value-type="percentage">
            <text:p>-23.88%</text:p>
          </table:table-cell>
          <table:table-cell table:formula="of:=IF([.D228]=&quot;lib&quot;;[.E228];-[.E228])" office:value-type="percentage" office:value="-0.238770900877928" calcext:value-type="percentage">
            <text:p>-23.88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  <table:table-cell table:formula="of:=IF([.D229]=&quot;lab&quot;;[.E229];-[.E229])" office:value-type="percentage" office:value="-0.237543189670849" calcext:value-type="percentage">
            <text:p>-23.75%</text:p>
          </table:table-cell>
          <table:table-cell table:formula="of:=IF([.D229]=&quot;lib&quot;;[.E229];-[.E229])" office:value-type="percentage" office:value="-0.237543189670849" calcext:value-type="percentage">
            <text:p>-23.75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  <table:table-cell table:formula="of:=IF([.D230]=&quot;lab&quot;;[.E230];-[.E230])" office:value-type="percentage" office:value="-0.231665951888962" calcext:value-type="percentage">
            <text:p>-23.17%</text:p>
          </table:table-cell>
          <table:table-cell table:formula="of:=IF([.D230]=&quot;lib&quot;;[.E230];-[.E230])" office:value-type="percentage" office:value="-0.231665951888962" calcext:value-type="percentage">
            <text:p>-23.17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  <table:table-cell table:formula="of:=IF([.D231]=&quot;lab&quot;;[.E231];-[.E231])" office:value-type="percentage" office:value="-0.229911320242512" calcext:value-type="percentage">
            <text:p>-22.99%</text:p>
          </table:table-cell>
          <table:table-cell table:formula="of:=IF([.D231]=&quot;lib&quot;;[.E231];-[.E231])" office:value-type="percentage" office:value="-0.229911320242512" calcext:value-type="percentage">
            <text:p>-22.99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  <table:table-cell table:formula="of:=IF([.D232]=&quot;lab&quot;;[.E232];-[.E232])" office:value-type="percentage" office:value="-0.229570574379416" calcext:value-type="percentage">
            <text:p>-22.96%</text:p>
          </table:table-cell>
          <table:table-cell table:formula="of:=IF([.D232]=&quot;lib&quot;;[.E232];-[.E232])" office:value-type="percentage" office:value="-0.229570574379416" calcext:value-type="percentage">
            <text:p>-22.96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  <table:table-cell table:formula="of:=IF([.D233]=&quot;lab&quot;;[.E233];-[.E233])" office:value-type="percentage" office:value="-0.228919165100099" calcext:value-type="percentage">
            <text:p>-22.89%</text:p>
          </table:table-cell>
          <table:table-cell table:formula="of:=IF([.D233]=&quot;lib&quot;;[.E233];-[.E233])" office:value-type="percentage" office:value="-0.228919165100099" calcext:value-type="percentage">
            <text:p>-22.89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  <table:table-cell table:formula="of:=IF([.D234]=&quot;lab&quot;;[.E234];-[.E234])" office:value-type="percentage" office:value="-0.227902768066466" calcext:value-type="percentage">
            <text:p>-22.79%</text:p>
          </table:table-cell>
          <table:table-cell table:formula="of:=IF([.D234]=&quot;lib&quot;;[.E234];-[.E234])" office:value-type="percentage" office:value="-0.227902768066466" calcext:value-type="percentage">
            <text:p>-22.79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  <table:table-cell table:formula="of:=IF([.D235]=&quot;lab&quot;;[.E235];-[.E235])" office:value-type="percentage" office:value="-0.222413099894002" calcext:value-type="percentage">
            <text:p>-22.24%</text:p>
          </table:table-cell>
          <table:table-cell table:formula="of:=IF([.D235]=&quot;lib&quot;;[.E235];-[.E235])" office:value-type="percentage" office:value="-0.222413099894002" calcext:value-type="percentage">
            <text:p>-22.24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  <table:table-cell table:formula="of:=IF([.D236]=&quot;lab&quot;;[.E236];-[.E236])" office:value-type="percentage" office:value="-0.222352669867292" calcext:value-type="percentage">
            <text:p>-22.24%</text:p>
          </table:table-cell>
          <table:table-cell table:formula="of:=IF([.D236]=&quot;lib&quot;;[.E236];-[.E236])" office:value-type="percentage" office:value="-0.222352669867292" calcext:value-type="percentage">
            <text:p>-22.24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  <table:table-cell table:formula="of:=IF([.D237]=&quot;lab&quot;;[.E237];-[.E237])" office:value-type="percentage" office:value="-0.219826404751028" calcext:value-type="percentage">
            <text:p>-21.98%</text:p>
          </table:table-cell>
          <table:table-cell table:formula="of:=IF([.D237]=&quot;lib&quot;;[.E237];-[.E237])" office:value-type="percentage" office:value="-0.219826404751028" calcext:value-type="percentage">
            <text:p>-21.98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  <table:table-cell table:formula="of:=IF([.D238]=&quot;lab&quot;;[.E238];-[.E238])" office:value-type="percentage" office:value="-0.218045564750436" calcext:value-type="percentage">
            <text:p>-21.80%</text:p>
          </table:table-cell>
          <table:table-cell table:formula="of:=IF([.D238]=&quot;lib&quot;;[.E238];-[.E238])" office:value-type="percentage" office:value="-0.218045564750436" calcext:value-type="percentage">
            <text:p>-21.8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  <table:table-cell table:formula="of:=IF([.D239]=&quot;lab&quot;;[.E239];-[.E239])" office:value-type="percentage" office:value="-0.217206098968908" calcext:value-type="percentage">
            <text:p>-21.72%</text:p>
          </table:table-cell>
          <table:table-cell table:formula="of:=IF([.D239]=&quot;lib&quot;;[.E239];-[.E239])" office:value-type="percentage" office:value="-0.217206098968908" calcext:value-type="percentage">
            <text:p>-21.72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  <table:table-cell table:formula="of:=IF([.D240]=&quot;lab&quot;;[.E240];-[.E240])" office:value-type="percentage" office:value="-0.207902146146818" calcext:value-type="percentage">
            <text:p>-20.79%</text:p>
          </table:table-cell>
          <table:table-cell table:formula="of:=IF([.D240]=&quot;lib&quot;;[.E240];-[.E240])" office:value-type="percentage" office:value="-0.207902146146818" calcext:value-type="percentage">
            <text:p>-20.79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  <table:table-cell table:formula="of:=IF([.D241]=&quot;lab&quot;;[.E241];-[.E241])" office:value-type="percentage" office:value="-0.207750644917276" calcext:value-type="percentage">
            <text:p>-20.78%</text:p>
          </table:table-cell>
          <table:table-cell table:formula="of:=IF([.D241]=&quot;lib&quot;;[.E241];-[.E241])" office:value-type="percentage" office:value="-0.207750644917276" calcext:value-type="percentage">
            <text:p>-20.78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  <table:table-cell table:formula="of:=IF([.D242]=&quot;lab&quot;;[.E242];-[.E242])" office:value-type="percentage" office:value="-0.206540101359505" calcext:value-type="percentage">
            <text:p>-20.65%</text:p>
          </table:table-cell>
          <table:table-cell table:formula="of:=IF([.D242]=&quot;lib&quot;;[.E242];-[.E242])" office:value-type="percentage" office:value="-0.206540101359505" calcext:value-type="percentage">
            <text:p>-20.65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  <table:table-cell table:formula="of:=IF([.D243]=&quot;lab&quot;;[.E243];-[.E243])" office:value-type="percentage" office:value="-0.20388829392866" calcext:value-type="percentage">
            <text:p>-20.39%</text:p>
          </table:table-cell>
          <table:table-cell table:formula="of:=IF([.D243]=&quot;lib&quot;;[.E243];-[.E243])" office:value-type="percentage" office:value="-0.20388829392866" calcext:value-type="percentage">
            <text:p>-20.39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  <table:table-cell table:formula="of:=IF([.D244]=&quot;lab&quot;;[.E244];-[.E244])" office:value-type="percentage" office:value="-0.203630350344191" calcext:value-type="percentage">
            <text:p>-20.36%</text:p>
          </table:table-cell>
          <table:table-cell table:formula="of:=IF([.D244]=&quot;lib&quot;;[.E244];-[.E244])" office:value-type="percentage" office:value="-0.203630350344191" calcext:value-type="percentage">
            <text:p>-20.36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  <table:table-cell table:formula="of:=IF([.D245]=&quot;lab&quot;;[.E245];-[.E245])" office:value-type="percentage" office:value="-0.198551259394481" calcext:value-type="percentage">
            <text:p>-19.86%</text:p>
          </table:table-cell>
          <table:table-cell table:formula="of:=IF([.D245]=&quot;lib&quot;;[.E245];-[.E245])" office:value-type="percentage" office:value="-0.198551259394481" calcext:value-type="percentage">
            <text:p>-19.86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5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  <table:table-cell table:formula="of:=IF([.D246]=&quot;lab&quot;;[.E246];-[.E246])" office:value-type="percentage" office:value="-0.197340684287336" calcext:value-type="percentage">
            <text:p>-19.73%</text:p>
          </table:table-cell>
          <table:table-cell table:formula="of:=IF([.D246]=&quot;lib&quot;;[.E246];-[.E246])" office:value-type="percentage" office:value="-0.197340684287336" calcext:value-type="percentage">
            <text:p>-19.73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  <table:table-cell table:formula="of:=IF([.D247]=&quot;lab&quot;;[.E247];-[.E247])" office:value-type="percentage" office:value="-0.196207250962294" calcext:value-type="percentage">
            <text:p>-19.62%</text:p>
          </table:table-cell>
          <table:table-cell table:formula="of:=IF([.D247]=&quot;lib&quot;;[.E247];-[.E247])" office:value-type="percentage" office:value="-0.196207250962294" calcext:value-type="percentage">
            <text:p>-19.62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5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  <table:table-cell table:formula="of:=IF([.D248]=&quot;lab&quot;;[.E248];-[.E248])" office:value-type="percentage" office:value="-0.195739880303639" calcext:value-type="percentage">
            <text:p>-19.57%</text:p>
          </table:table-cell>
          <table:table-cell table:formula="of:=IF([.D248]=&quot;lib&quot;;[.E248];-[.E248])" office:value-type="percentage" office:value="-0.195739880303639" calcext:value-type="percentage">
            <text:p>-19.57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  <table:table-cell table:formula="of:=IF([.D249]=&quot;lab&quot;;[.E249];-[.E249])" office:value-type="percentage" office:value="-0.195003225617266" calcext:value-type="percentage">
            <text:p>-19.50%</text:p>
          </table:table-cell>
          <table:table-cell table:formula="of:=IF([.D249]=&quot;lib&quot;;[.E249];-[.E249])" office:value-type="percentage" office:value="-0.195003225617266" calcext:value-type="percentage">
            <text:p>-19.5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  <table:table-cell table:formula="of:=IF([.D250]=&quot;lab&quot;;[.E250];-[.E250])" office:value-type="percentage" office:value="-0.192792148448365" calcext:value-type="percentage">
            <text:p>-19.28%</text:p>
          </table:table-cell>
          <table:table-cell table:formula="of:=IF([.D250]=&quot;lib&quot;;[.E250];-[.E250])" office:value-type="percentage" office:value="-0.192792148448365" calcext:value-type="percentage">
            <text:p>-19.28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  <table:table-cell table:formula="of:=IF([.D251]=&quot;lab&quot;;[.E251];-[.E251])" office:value-type="percentage" office:value="-0.191644768151627" calcext:value-type="percentage">
            <text:p>-19.16%</text:p>
          </table:table-cell>
          <table:table-cell table:formula="of:=IF([.D251]=&quot;lib&quot;;[.E251];-[.E251])" office:value-type="percentage" office:value="-0.191644768151627" calcext:value-type="percentage">
            <text:p>-19.16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  <table:table-cell table:formula="of:=IF([.D252]=&quot;lab&quot;;[.E252];-[.E252])" office:value-type="percentage" office:value="-0.190200510926099" calcext:value-type="percentage">
            <text:p>-19.02%</text:p>
          </table:table-cell>
          <table:table-cell table:formula="of:=IF([.D252]=&quot;lib&quot;;[.E252];-[.E252])" office:value-type="percentage" office:value="-0.190200510926099" calcext:value-type="percentage">
            <text:p>-19.02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7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  <table:table-cell table:formula="of:=IF([.D253]=&quot;lab&quot;;[.E253];-[.E253])" office:value-type="percentage" office:value="-0.189165950128977" calcext:value-type="percentage">
            <text:p>-18.92%</text:p>
          </table:table-cell>
          <table:table-cell table:formula="of:=IF([.D253]=&quot;lib&quot;;[.E253];-[.E253])" office:value-type="percentage" office:value="-0.189165950128977" calcext:value-type="percentage">
            <text:p>-18.92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  <table:table-cell table:formula="of:=IF([.D254]=&quot;lab&quot;;[.E254];-[.E254])" office:value-type="percentage" office:value="-0.187866666666667" calcext:value-type="percentage">
            <text:p>-18.79%</text:p>
          </table:table-cell>
          <table:table-cell table:formula="of:=IF([.D254]=&quot;lib&quot;;[.E254];-[.E254])" office:value-type="percentage" office:value="-0.187866666666667" calcext:value-type="percentage">
            <text:p>-18.79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  <table:table-cell table:formula="of:=IF([.D255]=&quot;lab&quot;;[.E255];-[.E255])" office:value-type="percentage" office:value="-0.18716378382852" calcext:value-type="percentage">
            <text:p>-18.72%</text:p>
          </table:table-cell>
          <table:table-cell table:formula="of:=IF([.D255]=&quot;lib&quot;;[.E255];-[.E255])" office:value-type="percentage" office:value="-0.18716378382852" calcext:value-type="percentage">
            <text:p>-18.72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  <table:table-cell table:formula="of:=IF([.D256]=&quot;lab&quot;;[.E256];-[.E256])" office:value-type="percentage" office:value="-0.186469031233456" calcext:value-type="percentage">
            <text:p>-18.65%</text:p>
          </table:table-cell>
          <table:table-cell table:formula="of:=IF([.D256]=&quot;lib&quot;;[.E256];-[.E256])" office:value-type="percentage" office:value="-0.186469031233456" calcext:value-type="percentage">
            <text:p>-18.65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  <table:table-cell table:formula="of:=IF([.D257]=&quot;lab&quot;;[.E257];-[.E257])" office:value-type="percentage" office:value="-0.186208873328829" calcext:value-type="percentage">
            <text:p>-18.62%</text:p>
          </table:table-cell>
          <table:table-cell table:formula="of:=IF([.D257]=&quot;lib&quot;;[.E257];-[.E257])" office:value-type="percentage" office:value="-0.186208873328829" calcext:value-type="percentage">
            <text:p>-18.62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  <table:table-cell table:formula="of:=IF([.D258]=&quot;lab&quot;;[.E258];-[.E258])" office:value-type="percentage" office:value="-0.185220438714143" calcext:value-type="percentage">
            <text:p>-18.52%</text:p>
          </table:table-cell>
          <table:table-cell table:formula="of:=IF([.D258]=&quot;lib&quot;;[.E258];-[.E258])" office:value-type="percentage" office:value="-0.185220438714143" calcext:value-type="percentage">
            <text:p>-18.52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  <table:table-cell table:formula="of:=IF([.D259]=&quot;lab&quot;;[.E259];-[.E259])" office:value-type="percentage" office:value="-0.183583312551213" calcext:value-type="percentage">
            <text:p>-18.36%</text:p>
          </table:table-cell>
          <table:table-cell table:formula="of:=IF([.D259]=&quot;lib&quot;;[.E259];-[.E259])" office:value-type="percentage" office:value="-0.183583312551213" calcext:value-type="percentage">
            <text:p>-18.36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  <table:table-cell table:formula="of:=IF([.D260]=&quot;lab&quot;;[.E260];-[.E260])" office:value-type="percentage" office:value="-0.183536776212832" calcext:value-type="percentage">
            <text:p>-18.35%</text:p>
          </table:table-cell>
          <table:table-cell table:formula="of:=IF([.D260]=&quot;lib&quot;;[.E260];-[.E260])" office:value-type="percentage" office:value="-0.183536776212832" calcext:value-type="percentage">
            <text:p>-18.35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5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  <table:table-cell table:formula="of:=IF([.D261]=&quot;lab&quot;;[.E261];-[.E261])" office:value-type="percentage" office:value="-0.182450740251013" calcext:value-type="percentage">
            <text:p>-18.25%</text:p>
          </table:table-cell>
          <table:table-cell table:formula="of:=IF([.D261]=&quot;lib&quot;;[.E261];-[.E261])" office:value-type="percentage" office:value="-0.182450740251013" calcext:value-type="percentage">
            <text:p>-18.25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  <table:table-cell table:formula="of:=IF([.D262]=&quot;lab&quot;;[.E262];-[.E262])" office:value-type="percentage" office:value="-0.181905110677083" calcext:value-type="percentage">
            <text:p>-18.19%</text:p>
          </table:table-cell>
          <table:table-cell table:formula="of:=IF([.D262]=&quot;lib&quot;;[.E262];-[.E262])" office:value-type="percentage" office:value="-0.181905110677083" calcext:value-type="percentage">
            <text:p>-18.19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  <table:table-cell table:formula="of:=IF([.D263]=&quot;lab&quot;;[.E263];-[.E263])" office:value-type="percentage" office:value="-0.17921757518797" calcext:value-type="percentage">
            <text:p>-17.92%</text:p>
          </table:table-cell>
          <table:table-cell table:formula="of:=IF([.D263]=&quot;lib&quot;;[.E263];-[.E263])" office:value-type="percentage" office:value="-0.17921757518797" calcext:value-type="percentage">
            <text:p>-17.92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  <table:table-cell table:formula="of:=IF([.D264]=&quot;lab&quot;;[.E264];-[.E264])" office:value-type="percentage" office:value="-0.175291233537941" calcext:value-type="percentage">
            <text:p>-17.53%</text:p>
          </table:table-cell>
          <table:table-cell table:formula="of:=IF([.D264]=&quot;lib&quot;;[.E264];-[.E264])" office:value-type="percentage" office:value="-0.175291233537941" calcext:value-type="percentage">
            <text:p>-17.53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  <table:table-cell table:formula="of:=IF([.D265]=&quot;lab&quot;;[.E265];-[.E265])" office:value-type="percentage" office:value="-0.174677651081164" calcext:value-type="percentage">
            <text:p>-17.47%</text:p>
          </table:table-cell>
          <table:table-cell table:formula="of:=IF([.D265]=&quot;lib&quot;;[.E265];-[.E265])" office:value-type="percentage" office:value="-0.174677651081164" calcext:value-type="percentage">
            <text:p>-17.47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  <table:table-cell table:formula="of:=IF([.D266]=&quot;lab&quot;;[.E266];-[.E266])" office:value-type="percentage" office:value="-0.173852078601757" calcext:value-type="percentage">
            <text:p>-17.39%</text:p>
          </table:table-cell>
          <table:table-cell table:formula="of:=IF([.D266]=&quot;lib&quot;;[.E266];-[.E266])" office:value-type="percentage" office:value="-0.173852078601757" calcext:value-type="percentage">
            <text:p>-17.39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  <table:table-cell table:formula="of:=IF([.D267]=&quot;lab&quot;;[.E267];-[.E267])" office:value-type="percentage" office:value="-0.172556142668428" calcext:value-type="percentage">
            <text:p>-17.26%</text:p>
          </table:table-cell>
          <table:table-cell table:formula="of:=IF([.D267]=&quot;lib&quot;;[.E267];-[.E267])" office:value-type="percentage" office:value="-0.172556142668428" calcext:value-type="percentage">
            <text:p>-17.26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  <table:table-cell table:formula="of:=IF([.D268]=&quot;lab&quot;;[.E268];-[.E268])" office:value-type="percentage" office:value="-0.169959325973272" calcext:value-type="percentage">
            <text:p>-17.00%</text:p>
          </table:table-cell>
          <table:table-cell table:formula="of:=IF([.D268]=&quot;lib&quot;;[.E268];-[.E268])" office:value-type="percentage" office:value="-0.169959325973272" calcext:value-type="percentage">
            <text:p>-17.00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  <table:table-cell table:formula="of:=IF([.D269]=&quot;lab&quot;;[.E269];-[.E269])" office:value-type="percentage" office:value="-0.169788453063024" calcext:value-type="percentage">
            <text:p>-16.98%</text:p>
          </table:table-cell>
          <table:table-cell table:formula="of:=IF([.D269]=&quot;lib&quot;;[.E269];-[.E269])" office:value-type="percentage" office:value="-0.169788453063024" calcext:value-type="percentage">
            <text:p>-16.98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  <table:table-cell table:formula="of:=IF([.D270]=&quot;lab&quot;;[.E270];-[.E270])" office:value-type="percentage" office:value="-0.169338106667751" calcext:value-type="percentage">
            <text:p>-16.93%</text:p>
          </table:table-cell>
          <table:table-cell table:formula="of:=IF([.D270]=&quot;lib&quot;;[.E270];-[.E270])" office:value-type="percentage" office:value="-0.169338106667751" calcext:value-type="percentage">
            <text:p>-16.93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  <table:table-cell table:formula="of:=IF([.D271]=&quot;lab&quot;;[.E271];-[.E271])" office:value-type="percentage" office:value="-0.166056310297303" calcext:value-type="percentage">
            <text:p>-16.61%</text:p>
          </table:table-cell>
          <table:table-cell table:formula="of:=IF([.D271]=&quot;lib&quot;;[.E271];-[.E271])" office:value-type="percentage" office:value="-0.166056310297303" calcext:value-type="percentage">
            <text:p>-16.61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  <table:table-cell table:formula="of:=IF([.D272]=&quot;lab&quot;;[.E272];-[.E272])" office:value-type="percentage" office:value="-0.166042713324151" calcext:value-type="percentage">
            <text:p>-16.60%</text:p>
          </table:table-cell>
          <table:table-cell table:formula="of:=IF([.D272]=&quot;lib&quot;;[.E272];-[.E272])" office:value-type="percentage" office:value="-0.166042713324151" calcext:value-type="percentage">
            <text:p>-16.60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5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  <table:table-cell table:formula="of:=IF([.D273]=&quot;lab&quot;;[.E273];-[.E273])" office:value-type="percentage" office:value="-0.164255582304482" calcext:value-type="percentage">
            <text:p>-16.43%</text:p>
          </table:table-cell>
          <table:table-cell table:formula="of:=IF([.D273]=&quot;lib&quot;;[.E273];-[.E273])" office:value-type="percentage" office:value="-0.164255582304482" calcext:value-type="percentage">
            <text:p>-16.43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6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  <table:table-cell table:formula="of:=IF([.D274]=&quot;lab&quot;;[.E274];-[.E274])" office:value-type="percentage" office:value="-0.164179930285314" calcext:value-type="percentage">
            <text:p>-16.42%</text:p>
          </table:table-cell>
          <table:table-cell table:formula="of:=IF([.D274]=&quot;lib&quot;;[.E274];-[.E274])" office:value-type="percentage" office:value="-0.164179930285314" calcext:value-type="percentage">
            <text:p>-16.42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  <table:table-cell table:formula="of:=IF([.D275]=&quot;lab&quot;;[.E275];-[.E275])" office:value-type="percentage" office:value="-0.163918959181646" calcext:value-type="percentage">
            <text:p>-16.39%</text:p>
          </table:table-cell>
          <table:table-cell table:formula="of:=IF([.D275]=&quot;lib&quot;;[.E275];-[.E275])" office:value-type="percentage" office:value="-0.163918959181646" calcext:value-type="percentage">
            <text:p>-16.39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  <table:table-cell table:formula="of:=IF([.D276]=&quot;lab&quot;;[.E276];-[.E276])" office:value-type="percentage" office:value="-0.163177103342298" calcext:value-type="percentage">
            <text:p>-16.32%</text:p>
          </table:table-cell>
          <table:table-cell table:formula="of:=IF([.D276]=&quot;lib&quot;;[.E276];-[.E276])" office:value-type="percentage" office:value="-0.163177103342298" calcext:value-type="percentage">
            <text:p>-16.32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  <table:table-cell table:formula="of:=IF([.D277]=&quot;lab&quot;;[.E277];-[.E277])" office:value-type="percentage" office:value="-0.1624470089496" calcext:value-type="percentage">
            <text:p>-16.24%</text:p>
          </table:table-cell>
          <table:table-cell table:formula="of:=IF([.D277]=&quot;lib&quot;;[.E277];-[.E277])" office:value-type="percentage" office:value="-0.1624470089496" calcext:value-type="percentage">
            <text:p>-16.24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  <table:table-cell table:formula="of:=IF([.D278]=&quot;lab&quot;;[.E278];-[.E278])" office:value-type="percentage" office:value="-0.152628892291986" calcext:value-type="percentage">
            <text:p>-15.26%</text:p>
          </table:table-cell>
          <table:table-cell table:formula="of:=IF([.D278]=&quot;lib&quot;;[.E278];-[.E278])" office:value-type="percentage" office:value="-0.152628892291986" calcext:value-type="percentage">
            <text:p>-15.26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5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  <table:table-cell table:formula="of:=IF([.D279]=&quot;lab&quot;;[.E279];-[.E279])" office:value-type="percentage" office:value="-0.148460503835109" calcext:value-type="percentage">
            <text:p>-14.85%</text:p>
          </table:table-cell>
          <table:table-cell table:formula="of:=IF([.D279]=&quot;lib&quot;;[.E279];-[.E279])" office:value-type="percentage" office:value="-0.148460503835109" calcext:value-type="percentage">
            <text:p>-14.85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  <table:table-cell table:formula="of:=IF([.D280]=&quot;lab&quot;;[.E280];-[.E280])" office:value-type="percentage" office:value="-0.146727959864743" calcext:value-type="percentage">
            <text:p>-14.67%</text:p>
          </table:table-cell>
          <table:table-cell table:formula="of:=IF([.D280]=&quot;lib&quot;;[.E280];-[.E280])" office:value-type="percentage" office:value="-0.146727959864743" calcext:value-type="percentage">
            <text:p>-14.67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5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  <table:table-cell table:formula="of:=IF([.D281]=&quot;lab&quot;;[.E281];-[.E281])" office:value-type="percentage" office:value="-0.146199287977779" calcext:value-type="percentage">
            <text:p>-14.62%</text:p>
          </table:table-cell>
          <table:table-cell table:formula="of:=IF([.D281]=&quot;lib&quot;;[.E281];-[.E281])" office:value-type="percentage" office:value="-0.146199287977779" calcext:value-type="percentage">
            <text:p>-14.62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5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  <table:table-cell table:formula="of:=IF([.D282]=&quot;lab&quot;;[.E282];-[.E282])" office:value-type="percentage" office:value="-0.145597738287561" calcext:value-type="percentage">
            <text:p>-14.56%</text:p>
          </table:table-cell>
          <table:table-cell table:formula="of:=IF([.D282]=&quot;lib&quot;;[.E282];-[.E282])" office:value-type="percentage" office:value="-0.145597738287561" calcext:value-type="percentage">
            <text:p>-14.56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6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  <table:table-cell table:formula="of:=IF([.D283]=&quot;lab&quot;;[.E283];-[.E283])" office:value-type="percentage" office:value="-0.144949022648998" calcext:value-type="percentage">
            <text:p>-14.49%</text:p>
          </table:table-cell>
          <table:table-cell table:formula="of:=IF([.D283]=&quot;lib&quot;;[.E283];-[.E283])" office:value-type="percentage" office:value="-0.144949022648998" calcext:value-type="percentage">
            <text:p>-14.49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6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  <table:table-cell table:formula="of:=IF([.D284]=&quot;lab&quot;;[.E284];-[.E284])" office:value-type="percentage" office:value="-0.143375250592309" calcext:value-type="percentage">
            <text:p>-14.34%</text:p>
          </table:table-cell>
          <table:table-cell table:formula="of:=IF([.D284]=&quot;lib&quot;;[.E284];-[.E284])" office:value-type="percentage" office:value="-0.143375250592309" calcext:value-type="percentage">
            <text:p>-14.34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  <table:table-cell table:formula="of:=IF([.D285]=&quot;lab&quot;;[.E285];-[.E285])" office:value-type="percentage" office:value="-0.140137769182294" calcext:value-type="percentage">
            <text:p>-14.01%</text:p>
          </table:table-cell>
          <table:table-cell table:formula="of:=IF([.D285]=&quot;lib&quot;;[.E285];-[.E285])" office:value-type="percentage" office:value="-0.140137769182294" calcext:value-type="percentage">
            <text:p>-14.01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  <table:table-cell table:formula="of:=IF([.D286]=&quot;lab&quot;;[.E286];-[.E286])" office:value-type="percentage" office:value="-0.139113204725587" calcext:value-type="percentage">
            <text:p>-13.91%</text:p>
          </table:table-cell>
          <table:table-cell table:formula="of:=IF([.D286]=&quot;lib&quot;;[.E286];-[.E286])" office:value-type="percentage" office:value="-0.139113204725587" calcext:value-type="percentage">
            <text:p>-13.91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  <table:table-cell table:formula="of:=IF([.D287]=&quot;lab&quot;;[.E287];-[.E287])" office:value-type="percentage" office:value="-0.137346557190473" calcext:value-type="percentage">
            <text:p>-13.73%</text:p>
          </table:table-cell>
          <table:table-cell table:formula="of:=IF([.D287]=&quot;lib&quot;;[.E287];-[.E287])" office:value-type="percentage" office:value="-0.137346557190473" calcext:value-type="percentage">
            <text:p>-13.73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  <table:table-cell table:formula="of:=IF([.D288]=&quot;lab&quot;;[.E288];-[.E288])" office:value-type="percentage" office:value="-0.136766660131146" calcext:value-type="percentage">
            <text:p>-13.68%</text:p>
          </table:table-cell>
          <table:table-cell table:formula="of:=IF([.D288]=&quot;lib&quot;;[.E288];-[.E288])" office:value-type="percentage" office:value="-0.136766660131146" calcext:value-type="percentage">
            <text:p>-13.68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  <table:table-cell table:formula="of:=IF([.D289]=&quot;lab&quot;;[.E289];-[.E289])" office:value-type="percentage" office:value="-0.136030483892918" calcext:value-type="percentage">
            <text:p>-13.60%</text:p>
          </table:table-cell>
          <table:table-cell table:formula="of:=IF([.D289]=&quot;lib&quot;;[.E289];-[.E289])" office:value-type="percentage" office:value="-0.136030483892918" calcext:value-type="percentage">
            <text:p>-13.60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  <table:table-cell table:formula="of:=IF([.D290]=&quot;lab&quot;;[.E290];-[.E290])" office:value-type="percentage" office:value="-0.134943297707432" calcext:value-type="percentage">
            <text:p>-13.49%</text:p>
          </table:table-cell>
          <table:table-cell table:formula="of:=IF([.D290]=&quot;lib&quot;;[.E290];-[.E290])" office:value-type="percentage" office:value="-0.134943297707432" calcext:value-type="percentage">
            <text:p>-13.49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7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  <table:table-cell table:formula="of:=IF([.D291]=&quot;lab&quot;;[.E291];-[.E291])" office:value-type="percentage" office:value="-0.131327167524717" calcext:value-type="percentage">
            <text:p>-13.13%</text:p>
          </table:table-cell>
          <table:table-cell table:formula="of:=IF([.D291]=&quot;lib&quot;;[.E291];-[.E291])" office:value-type="percentage" office:value="-0.131327167524717" calcext:value-type="percentage">
            <text:p>-13.13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5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  <table:table-cell table:formula="of:=IF([.D292]=&quot;lab&quot;;[.E292];-[.E292])" office:value-type="percentage" office:value="-0.128974464985333" calcext:value-type="percentage">
            <text:p>-12.90%</text:p>
          </table:table-cell>
          <table:table-cell table:formula="of:=IF([.D292]=&quot;lib&quot;;[.E292];-[.E292])" office:value-type="percentage" office:value="-0.128974464985333" calcext:value-type="percentage">
            <text:p>-12.90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  <table:table-cell table:formula="of:=IF([.D293]=&quot;lab&quot;;[.E293];-[.E293])" office:value-type="percentage" office:value="-0.127194441726196" calcext:value-type="percentage">
            <text:p>-12.72%</text:p>
          </table:table-cell>
          <table:table-cell table:formula="of:=IF([.D293]=&quot;lib&quot;;[.E293];-[.E293])" office:value-type="percentage" office:value="-0.127194441726196" calcext:value-type="percentage">
            <text:p>-12.72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5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  <table:table-cell table:formula="of:=IF([.D294]=&quot;lab&quot;;[.E294];-[.E294])" office:value-type="percentage" office:value="-0.126332665330661" calcext:value-type="percentage">
            <text:p>-12.63%</text:p>
          </table:table-cell>
          <table:table-cell table:formula="of:=IF([.D294]=&quot;lib&quot;;[.E294];-[.E294])" office:value-type="percentage" office:value="-0.126332665330661" calcext:value-type="percentage">
            <text:p>-12.63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5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  <table:table-cell table:formula="of:=IF([.D295]=&quot;lab&quot;;[.E295];-[.E295])" office:value-type="percentage" office:value="-0.126320378256933" calcext:value-type="percentage">
            <text:p>-12.63%</text:p>
          </table:table-cell>
          <table:table-cell table:formula="of:=IF([.D295]=&quot;lib&quot;;[.E295];-[.E295])" office:value-type="percentage" office:value="-0.126320378256933" calcext:value-type="percentage">
            <text:p>-12.63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  <table:table-cell table:formula="of:=IF([.D296]=&quot;lab&quot;;[.E296];-[.E296])" office:value-type="percentage" office:value="-0.119737462378069" calcext:value-type="percentage">
            <text:p>-11.97%</text:p>
          </table:table-cell>
          <table:table-cell table:formula="of:=IF([.D296]=&quot;lib&quot;;[.E296];-[.E296])" office:value-type="percentage" office:value="-0.119737462378069" calcext:value-type="percentage">
            <text:p>-11.97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  <table:table-cell table:formula="of:=IF([.D297]=&quot;lab&quot;;[.E297];-[.E297])" office:value-type="percentage" office:value="-0.118437280610212" calcext:value-type="percentage">
            <text:p>-11.84%</text:p>
          </table:table-cell>
          <table:table-cell table:formula="of:=IF([.D297]=&quot;lib&quot;;[.E297];-[.E297])" office:value-type="percentage" office:value="-0.118437280610212" calcext:value-type="percentage">
            <text:p>-11.84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7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  <table:table-cell table:formula="of:=IF([.D298]=&quot;lab&quot;;[.E298];-[.E298])" office:value-type="percentage" office:value="-0.118039302274233" calcext:value-type="percentage">
            <text:p>-11.80%</text:p>
          </table:table-cell>
          <table:table-cell table:formula="of:=IF([.D298]=&quot;lib&quot;;[.E298];-[.E298])" office:value-type="percentage" office:value="-0.118039302274233" calcext:value-type="percentage">
            <text:p>-11.80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8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  <table:table-cell table:formula="of:=IF([.D299]=&quot;lab&quot;;[.E299];-[.E299])" office:value-type="percentage" office:value="-0.117750405436713" calcext:value-type="percentage">
            <text:p>-11.78%</text:p>
          </table:table-cell>
          <table:table-cell table:formula="of:=IF([.D299]=&quot;lib&quot;;[.E299];-[.E299])" office:value-type="percentage" office:value="-0.117750405436713" calcext:value-type="percentage">
            <text:p>-11.78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  <table:table-cell table:formula="of:=IF([.D300]=&quot;lab&quot;;[.E300];-[.E300])" office:value-type="percentage" office:value="-0.116726908860708" calcext:value-type="percentage">
            <text:p>-11.67%</text:p>
          </table:table-cell>
          <table:table-cell table:formula="of:=IF([.D300]=&quot;lib&quot;;[.E300];-[.E300])" office:value-type="percentage" office:value="-0.116726908860708" calcext:value-type="percentage">
            <text:p>-11.67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  <table:table-cell table:formula="of:=IF([.D301]=&quot;lab&quot;;[.E301];-[.E301])" office:value-type="percentage" office:value="-0.115583355996736" calcext:value-type="percentage">
            <text:p>-11.56%</text:p>
          </table:table-cell>
          <table:table-cell table:formula="of:=IF([.D301]=&quot;lib&quot;;[.E301];-[.E301])" office:value-type="percentage" office:value="-0.115583355996736" calcext:value-type="percentage">
            <text:p>-11.56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  <table:table-cell table:formula="of:=IF([.D302]=&quot;lab&quot;;[.E302];-[.E302])" office:value-type="percentage" office:value="-0.115401244431077" calcext:value-type="percentage">
            <text:p>-11.54%</text:p>
          </table:table-cell>
          <table:table-cell table:formula="of:=IF([.D302]=&quot;lib&quot;;[.E302];-[.E302])" office:value-type="percentage" office:value="-0.115401244431077" calcext:value-type="percentage">
            <text:p>-11.54%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  <table:table-cell table:formula="of:=IF([.D303]=&quot;lab&quot;;[.E303];-[.E303])" office:value-type="percentage" office:value="-0.113446248136491" calcext:value-type="percentage">
            <text:p>-11.34%</text:p>
          </table:table-cell>
          <table:table-cell table:formula="of:=IF([.D303]=&quot;lib&quot;;[.E303];-[.E303])" office:value-type="percentage" office:value="-0.113446248136491" calcext:value-type="percentage">
            <text:p>-11.34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  <table:table-cell table:formula="of:=IF([.D304]=&quot;lab&quot;;[.E304];-[.E304])" office:value-type="percentage" office:value="-0.112970949784356" calcext:value-type="percentage">
            <text:p>-11.30%</text:p>
          </table:table-cell>
          <table:table-cell table:formula="of:=IF([.D304]=&quot;lib&quot;;[.E304];-[.E304])" office:value-type="percentage" office:value="-0.112970949784356" calcext:value-type="percentage">
            <text:p>-11.3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  <table:table-cell table:formula="of:=IF([.D305]=&quot;lab&quot;;[.E305];-[.E305])" office:value-type="percentage" office:value="-0.109882390264905" calcext:value-type="percentage">
            <text:p>-10.99%</text:p>
          </table:table-cell>
          <table:table-cell table:formula="of:=IF([.D305]=&quot;lib&quot;;[.E305];-[.E305])" office:value-type="percentage" office:value="-0.109882390264905" calcext:value-type="percentage">
            <text:p>-10.99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5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  <table:table-cell table:formula="of:=IF([.D306]=&quot;lab&quot;;[.E306];-[.E306])" office:value-type="percentage" office:value="-0.108632127625968" calcext:value-type="percentage">
            <text:p>-10.86%</text:p>
          </table:table-cell>
          <table:table-cell table:formula="of:=IF([.D306]=&quot;lib&quot;;[.E306];-[.E306])" office:value-type="percentage" office:value="-0.108632127625968" calcext:value-type="percentage">
            <text:p>-10.86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  <table:table-cell table:formula="of:=IF([.D307]=&quot;lab&quot;;[.E307];-[.E307])" office:value-type="percentage" office:value="-0.108560940288957" calcext:value-type="percentage">
            <text:p>-10.86%</text:p>
          </table:table-cell>
          <table:table-cell table:formula="of:=IF([.D307]=&quot;lib&quot;;[.E307];-[.E307])" office:value-type="percentage" office:value="-0.108560940288957" calcext:value-type="percentage">
            <text:p>-10.86%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4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  <table:table-cell table:formula="of:=IF([.D308]=&quot;lab&quot;;[.E308];-[.E308])" office:value-type="percentage" office:value="-0.107895309501672" calcext:value-type="percentage">
            <text:p>-10.79%</text:p>
          </table:table-cell>
          <table:table-cell table:formula="of:=IF([.D308]=&quot;lib&quot;;[.E308];-[.E308])" office:value-type="percentage" office:value="-0.107895309501672" calcext:value-type="percentage">
            <text:p>-10.79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9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  <table:table-cell table:formula="of:=IF([.D309]=&quot;lab&quot;;[.E309];-[.E309])" office:value-type="percentage" office:value="-0.10723552524279" calcext:value-type="percentage">
            <text:p>-10.72%</text:p>
          </table:table-cell>
          <table:table-cell table:formula="of:=IF([.D309]=&quot;lib&quot;;[.E309];-[.E309])" office:value-type="percentage" office:value="-0.10723552524279" calcext:value-type="percentage">
            <text:p>-10.72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  <table:table-cell table:formula="of:=IF([.D310]=&quot;lab&quot;;[.E310];-[.E310])" office:value-type="percentage" office:value="-0.106403786722998" calcext:value-type="percentage">
            <text:p>-10.64%</text:p>
          </table:table-cell>
          <table:table-cell table:formula="of:=IF([.D310]=&quot;lib&quot;;[.E310];-[.E310])" office:value-type="percentage" office:value="-0.106403786722998" calcext:value-type="percentage">
            <text:p>-10.64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  <table:table-cell table:formula="of:=IF([.D311]=&quot;lab&quot;;[.E311];-[.E311])" office:value-type="percentage" office:value="-0.104798920126606" calcext:value-type="percentage">
            <text:p>-10.48%</text:p>
          </table:table-cell>
          <table:table-cell table:formula="of:=IF([.D311]=&quot;lib&quot;;[.E311];-[.E311])" office:value-type="percentage" office:value="-0.104798920126606" calcext:value-type="percentage">
            <text:p>-10.48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9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  <table:table-cell table:formula="of:=IF([.D312]=&quot;lab&quot;;[.E312];-[.E312])" office:value-type="percentage" office:value="-0.102277051248673" calcext:value-type="percentage">
            <text:p>-10.23%</text:p>
          </table:table-cell>
          <table:table-cell table:formula="of:=IF([.D312]=&quot;lib&quot;;[.E312];-[.E312])" office:value-type="percentage" office:value="-0.102277051248673" calcext:value-type="percentage">
            <text:p>-10.23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6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  <table:table-cell table:formula="of:=IF([.D313]=&quot;lab&quot;;[.E313];-[.E313])" office:value-type="percentage" office:value="-0.100051214515657" calcext:value-type="percentage">
            <text:p>-10.01%</text:p>
          </table:table-cell>
          <table:table-cell table:formula="of:=IF([.D313]=&quot;lib&quot;;[.E313];-[.E313])" office:value-type="percentage" office:value="-0.100051214515657" calcext:value-type="percentage">
            <text:p>-10.01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5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  <table:table-cell table:formula="of:=IF([.D314]=&quot;lab&quot;;[.E314];-[.E314])" office:value-type="percentage" office:value="-0.099905023027435" calcext:value-type="percentage">
            <text:p>-9.99%</text:p>
          </table:table-cell>
          <table:table-cell table:formula="of:=IF([.D314]=&quot;lib&quot;;[.E314];-[.E314])" office:value-type="percentage" office:value="-0.099905023027435" calcext:value-type="percentage">
            <text:p>-9.99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  <table:table-cell table:formula="of:=IF([.D315]=&quot;lab&quot;;[.E315];-[.E315])" office:value-type="percentage" office:value="-0.098120457386232" calcext:value-type="percentage">
            <text:p>-9.81%</text:p>
          </table:table-cell>
          <table:table-cell table:formula="of:=IF([.D315]=&quot;lib&quot;;[.E315];-[.E315])" office:value-type="percentage" office:value="-0.098120457386232" calcext:value-type="percentage">
            <text:p>-9.81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  <table:table-cell table:formula="of:=IF([.D316]=&quot;lab&quot;;[.E316];-[.E316])" office:value-type="percentage" office:value="-0.097845027240444" calcext:value-type="percentage">
            <text:p>-9.78%</text:p>
          </table:table-cell>
          <table:table-cell table:formula="of:=IF([.D316]=&quot;lib&quot;;[.E316];-[.E316])" office:value-type="percentage" office:value="-0.097845027240444" calcext:value-type="percentage">
            <text:p>-9.78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  <table:table-cell table:formula="of:=IF([.D317]=&quot;lab&quot;;[.E317];-[.E317])" office:value-type="percentage" office:value="-0.097825820526019" calcext:value-type="percentage">
            <text:p>-9.78%</text:p>
          </table:table-cell>
          <table:table-cell table:formula="of:=IF([.D317]=&quot;lib&quot;;[.E317];-[.E317])" office:value-type="percentage" office:value="-0.097825820526019" calcext:value-type="percentage">
            <text:p>-9.78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  <table:table-cell table:formula="of:=IF([.D318]=&quot;lab&quot;;[.E318];-[.E318])" office:value-type="percentage" office:value="-0.0971395661355349" calcext:value-type="percentage">
            <text:p>-9.71%</text:p>
          </table:table-cell>
          <table:table-cell table:formula="of:=IF([.D318]=&quot;lib&quot;;[.E318];-[.E318])" office:value-type="percentage" office:value="-0.0971395661355349" calcext:value-type="percentage">
            <text:p>-9.71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  <table:table-cell table:formula="of:=IF([.D319]=&quot;lab&quot;;[.E319];-[.E319])" office:value-type="percentage" office:value="-0.096979366550958" calcext:value-type="percentage">
            <text:p>-9.70%</text:p>
          </table:table-cell>
          <table:table-cell table:formula="of:=IF([.D319]=&quot;lib&quot;;[.E319];-[.E319])" office:value-type="percentage" office:value="-0.096979366550958" calcext:value-type="percentage">
            <text:p>-9.70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8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  <table:table-cell table:formula="of:=IF([.D320]=&quot;lab&quot;;[.E320];-[.E320])" office:value-type="percentage" office:value="-0.096865239152523" calcext:value-type="percentage">
            <text:p>-9.69%</text:p>
          </table:table-cell>
          <table:table-cell table:formula="of:=IF([.D320]=&quot;lib&quot;;[.E320];-[.E320])" office:value-type="percentage" office:value="-0.096865239152523" calcext:value-type="percentage">
            <text:p>-9.69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5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  <table:table-cell table:formula="of:=IF([.D321]=&quot;lab&quot;;[.E321];-[.E321])" office:value-type="percentage" office:value="-0.093475281964794" calcext:value-type="percentage">
            <text:p>-9.35%</text:p>
          </table:table-cell>
          <table:table-cell table:formula="of:=IF([.D321]=&quot;lib&quot;;[.E321];-[.E321])" office:value-type="percentage" office:value="-0.093475281964794" calcext:value-type="percentage">
            <text:p>-9.35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5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  <table:table-cell table:formula="of:=IF([.D322]=&quot;lab&quot;;[.E322];-[.E322])" office:value-type="percentage" office:value="-0.091350144809903" calcext:value-type="percentage">
            <text:p>-9.14%</text:p>
          </table:table-cell>
          <table:table-cell table:formula="of:=IF([.D322]=&quot;lib&quot;;[.E322];-[.E322])" office:value-type="percentage" office:value="-0.091350144809903" calcext:value-type="percentage">
            <text:p>-9.14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  <table:table-cell table:formula="of:=IF([.D323]=&quot;lab&quot;;[.E323];-[.E323])" office:value-type="percentage" office:value="-0.0910643546741951" calcext:value-type="percentage">
            <text:p>-9.11%</text:p>
          </table:table-cell>
          <table:table-cell table:formula="of:=IF([.D323]=&quot;lib&quot;;[.E323];-[.E323])" office:value-type="percentage" office:value="-0.0910643546741951" calcext:value-type="percentage">
            <text:p>-9.11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  <table:table-cell table:formula="of:=IF([.D324]=&quot;lab&quot;;[.E324];-[.E324])" office:value-type="percentage" office:value="-0.088095281857114" calcext:value-type="percentage">
            <text:p>-8.81%</text:p>
          </table:table-cell>
          <table:table-cell table:formula="of:=IF([.D324]=&quot;lib&quot;;[.E324];-[.E324])" office:value-type="percentage" office:value="-0.088095281857114" calcext:value-type="percentage">
            <text:p>-8.81%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  <table:table-cell table:formula="of:=IF([.D325]=&quot;lab&quot;;[.E325];-[.E325])" office:value-type="percentage" office:value="-0.087335281468821" calcext:value-type="percentage">
            <text:p>-8.73%</text:p>
          </table:table-cell>
          <table:table-cell table:formula="of:=IF([.D325]=&quot;lib&quot;;[.E325];-[.E325])" office:value-type="percentage" office:value="-0.087335281468821" calcext:value-type="percentage">
            <text:p>-8.73%</text:p>
          </table:table-cell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  <table:table-cell table:formula="of:=IF([.D326]=&quot;lab&quot;;[.E326];-[.E326])" office:value-type="percentage" office:value="-0.085308441558442" calcext:value-type="percentage">
            <text:p>-8.53%</text:p>
          </table:table-cell>
          <table:table-cell table:formula="of:=IF([.D326]=&quot;lib&quot;;[.E326];-[.E326])" office:value-type="percentage" office:value="-0.085308441558442" calcext:value-type="percentage">
            <text:p>-8.53%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  <table:table-cell table:formula="of:=IF([.D327]=&quot;lab&quot;;[.E327];-[.E327])" office:value-type="percentage" office:value="-0.081749084082168" calcext:value-type="percentage">
            <text:p>-8.17%</text:p>
          </table:table-cell>
          <table:table-cell table:formula="of:=IF([.D327]=&quot;lib&quot;;[.E327];-[.E327])" office:value-type="percentage" office:value="-0.081749084082168" calcext:value-type="percentage">
            <text:p>-8.17%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9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  <table:table-cell table:formula="of:=IF([.D328]=&quot;lab&quot;;[.E328];-[.E328])" office:value-type="percentage" office:value="-0.080729325292887" calcext:value-type="percentage">
            <text:p>-8.07%</text:p>
          </table:table-cell>
          <table:table-cell table:formula="of:=IF([.D328]=&quot;lib&quot;;[.E328];-[.E328])" office:value-type="percentage" office:value="-0.080729325292887" calcext:value-type="percentage">
            <text:p>-8.07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  <table:table-cell table:formula="of:=IF([.D329]=&quot;lab&quot;;[.E329];-[.E329])" office:value-type="percentage" office:value="-0.080725319006045" calcext:value-type="percentage">
            <text:p>-8.07%</text:p>
          </table:table-cell>
          <table:table-cell table:formula="of:=IF([.D329]=&quot;lib&quot;;[.E329];-[.E329])" office:value-type="percentage" office:value="-0.080725319006045" calcext:value-type="percentage">
            <text:p>-8.07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  <table:table-cell table:formula="of:=IF([.D330]=&quot;lab&quot;;[.E330];-[.E330])" office:value-type="percentage" office:value="-0.07945632798574" calcext:value-type="percentage">
            <text:p>-7.95%</text:p>
          </table:table-cell>
          <table:table-cell table:formula="of:=IF([.D330]=&quot;lib&quot;;[.E330];-[.E330])" office:value-type="percentage" office:value="-0.07945632798574" calcext:value-type="percentage">
            <text:p>-7.95%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  <table:table-cell table:formula="of:=IF([.D331]=&quot;lab&quot;;[.E331];-[.E331])" office:value-type="percentage" office:value="-0.078552498246161" calcext:value-type="percentage">
            <text:p>-7.86%</text:p>
          </table:table-cell>
          <table:table-cell table:formula="of:=IF([.D331]=&quot;lib&quot;;[.E331];-[.E331])" office:value-type="percentage" office:value="-0.078552498246161" calcext:value-type="percentage">
            <text:p>-7.86%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9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  <table:table-cell table:formula="of:=IF([.D332]=&quot;lab&quot;;[.E332];-[.E332])" office:value-type="percentage" office:value="-0.078113106626345" calcext:value-type="percentage">
            <text:p>-7.81%</text:p>
          </table:table-cell>
          <table:table-cell table:formula="of:=IF([.D332]=&quot;lib&quot;;[.E332];-[.E332])" office:value-type="percentage" office:value="-0.078113106626345" calcext:value-type="percentage">
            <text:p>-7.81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  <table:table-cell table:formula="of:=IF([.D333]=&quot;lab&quot;;[.E333];-[.E333])" office:value-type="percentage" office:value="-0.077236605998462" calcext:value-type="percentage">
            <text:p>-7.72%</text:p>
          </table:table-cell>
          <table:table-cell table:formula="of:=IF([.D333]=&quot;lib&quot;;[.E333];-[.E333])" office:value-type="percentage" office:value="-0.077236605998462" calcext:value-type="percentage">
            <text:p>-7.72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8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  <table:table-cell table:formula="of:=IF([.D334]=&quot;lab&quot;;[.E334];-[.E334])" office:value-type="percentage" office:value="-0.073994520547946" calcext:value-type="percentage">
            <text:p>-7.40%</text:p>
          </table:table-cell>
          <table:table-cell table:formula="of:=IF([.D334]=&quot;lib&quot;;[.E334];-[.E334])" office:value-type="percentage" office:value="-0.073994520547946" calcext:value-type="percentage">
            <text:p>-7.40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  <table:table-cell table:formula="of:=IF([.D335]=&quot;lab&quot;;[.E335];-[.E335])" office:value-type="percentage" office:value="-0.071084678561314" calcext:value-type="percentage">
            <text:p>-7.11%</text:p>
          </table:table-cell>
          <table:table-cell table:formula="of:=IF([.D335]=&quot;lib&quot;;[.E335];-[.E335])" office:value-type="percentage" office:value="-0.071084678561314" calcext:value-type="percentage">
            <text:p>-7.11%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5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  <table:table-cell table:formula="of:=IF([.D336]=&quot;lab&quot;;[.E336];-[.E336])" office:value-type="percentage" office:value="-0.071049730651636" calcext:value-type="percentage">
            <text:p>-7.10%</text:p>
          </table:table-cell>
          <table:table-cell table:formula="of:=IF([.D336]=&quot;lib&quot;;[.E336];-[.E336])" office:value-type="percentage" office:value="-0.071049730651636" calcext:value-type="percentage">
            <text:p>-7.10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7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  <table:table-cell table:formula="of:=IF([.D337]=&quot;lab&quot;;[.E337];-[.E337])" office:value-type="percentage" office:value="-0.071004066312168" calcext:value-type="percentage">
            <text:p>-7.10%</text:p>
          </table:table-cell>
          <table:table-cell table:formula="of:=IF([.D337]=&quot;lib&quot;;[.E337];-[.E337])" office:value-type="percentage" office:value="-0.071004066312168" calcext:value-type="percentage">
            <text:p>-7.10%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5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  <table:table-cell table:formula="of:=IF([.D338]=&quot;lab&quot;;[.E338];-[.E338])" office:value-type="percentage" office:value="-0.069077490774907" calcext:value-type="percentage">
            <text:p>-6.91%</text:p>
          </table:table-cell>
          <table:table-cell table:formula="of:=IF([.D338]=&quot;lib&quot;;[.E338];-[.E338])" office:value-type="percentage" office:value="-0.069077490774907" calcext:value-type="percentage">
            <text:p>-6.91%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8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  <table:table-cell table:formula="of:=IF([.D339]=&quot;lab&quot;;[.E339];-[.E339])" office:value-type="percentage" office:value="-0.067589333651494" calcext:value-type="percentage">
            <text:p>-6.76%</text:p>
          </table:table-cell>
          <table:table-cell table:formula="of:=IF([.D339]=&quot;lib&quot;;[.E339];-[.E339])" office:value-type="percentage" office:value="-0.067589333651494" calcext:value-type="percentage">
            <text:p>-6.76%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7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  <table:table-cell table:formula="of:=IF([.D340]=&quot;lab&quot;;[.E340];-[.E340])" office:value-type="percentage" office:value="-0.067569224732053" calcext:value-type="percentage">
            <text:p>-6.76%</text:p>
          </table:table-cell>
          <table:table-cell table:formula="of:=IF([.D340]=&quot;lib&quot;;[.E340];-[.E340])" office:value-type="percentage" office:value="-0.067569224732053" calcext:value-type="percentage">
            <text:p>-6.76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6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  <table:table-cell table:formula="of:=IF([.D341]=&quot;lab&quot;;[.E341];-[.E341])" office:value-type="percentage" office:value="-0.066424430472769" calcext:value-type="percentage">
            <text:p>-6.64%</text:p>
          </table:table-cell>
          <table:table-cell table:formula="of:=IF([.D341]=&quot;lib&quot;;[.E341];-[.E341])" office:value-type="percentage" office:value="-0.066424430472769" calcext:value-type="percentage">
            <text:p>-6.64%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7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  <table:table-cell table:formula="of:=IF([.D342]=&quot;lab&quot;;[.E342];-[.E342])" office:value-type="percentage" office:value="-0.064523603884477" calcext:value-type="percentage">
            <text:p>-6.45%</text:p>
          </table:table-cell>
          <table:table-cell table:formula="of:=IF([.D342]=&quot;lib&quot;;[.E342];-[.E342])" office:value-type="percentage" office:value="-0.064523603884477" calcext:value-type="percentage">
            <text:p>-6.45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  <table:table-cell table:formula="of:=IF([.D343]=&quot;lab&quot;;[.E343];-[.E343])" office:value-type="percentage" office:value="-0.061876642782558" calcext:value-type="percentage">
            <text:p>-6.19%</text:p>
          </table:table-cell>
          <table:table-cell table:formula="of:=IF([.D343]=&quot;lib&quot;;[.E343];-[.E343])" office:value-type="percentage" office:value="-0.061876642782558" calcext:value-type="percentage">
            <text:p>-6.19%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  <table:table-cell table:formula="of:=IF([.D344]=&quot;lab&quot;;[.E344];-[.E344])" office:value-type="percentage" office:value="-0.056763636363636" calcext:value-type="percentage">
            <text:p>-5.68%</text:p>
          </table:table-cell>
          <table:table-cell table:formula="of:=IF([.D344]=&quot;lib&quot;;[.E344];-[.E344])" office:value-type="percentage" office:value="-0.056763636363636" calcext:value-type="percentage">
            <text:p>-5.68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5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  <table:table-cell table:formula="of:=IF([.D345]=&quot;lab&quot;;[.E345];-[.E345])" office:value-type="percentage" office:value="-0.055409195206935" calcext:value-type="percentage">
            <text:p>-5.54%</text:p>
          </table:table-cell>
          <table:table-cell table:formula="of:=IF([.D345]=&quot;lib&quot;;[.E345];-[.E345])" office:value-type="percentage" office:value="-0.055409195206935" calcext:value-type="percentage">
            <text:p>-5.54%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  <table:table-cell table:formula="of:=IF([.D346]=&quot;lab&quot;;[.E346];-[.E346])" office:value-type="percentage" office:value="-0.055252224228318" calcext:value-type="percentage">
            <text:p>-5.53%</text:p>
          </table:table-cell>
          <table:table-cell table:formula="of:=IF([.D346]=&quot;lib&quot;;[.E346];-[.E346])" office:value-type="percentage" office:value="-0.055252224228318" calcext:value-type="percentage">
            <text:p>-5.53%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9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  <table:table-cell table:formula="of:=IF([.D347]=&quot;lab&quot;;[.E347];-[.E347])" office:value-type="percentage" office:value="-0.054792754463998" calcext:value-type="percentage">
            <text:p>-5.48%</text:p>
          </table:table-cell>
          <table:table-cell table:formula="of:=IF([.D347]=&quot;lib&quot;;[.E347];-[.E347])" office:value-type="percentage" office:value="-0.054792754463998" calcext:value-type="percentage">
            <text:p>-5.48%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8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  <table:table-cell table:formula="of:=IF([.D348]=&quot;lab&quot;;[.E348];-[.E348])" office:value-type="percentage" office:value="-0.053841103086014" calcext:value-type="percentage">
            <text:p>-5.38%</text:p>
          </table:table-cell>
          <table:table-cell table:formula="of:=IF([.D348]=&quot;lib&quot;;[.E348];-[.E348])" office:value-type="percentage" office:value="-0.053841103086014" calcext:value-type="percentage">
            <text:p>-5.38%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7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  <table:table-cell table:formula="of:=IF([.D349]=&quot;lab&quot;;[.E349];-[.E349])" office:value-type="percentage" office:value="-0.051373662953265" calcext:value-type="percentage">
            <text:p>-5.14%</text:p>
          </table:table-cell>
          <table:table-cell table:formula="of:=IF([.D349]=&quot;lib&quot;;[.E349];-[.E349])" office:value-type="percentage" office:value="-0.051373662953265" calcext:value-type="percentage">
            <text:p>-5.14%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  <table:table-cell table:formula="of:=IF([.D350]=&quot;lab&quot;;[.E350];-[.E350])" office:value-type="percentage" office:value="-0.04823961548982" calcext:value-type="percentage">
            <text:p>-4.82%</text:p>
          </table:table-cell>
          <table:table-cell table:formula="of:=IF([.D350]=&quot;lib&quot;;[.E350];-[.E350])" office:value-type="percentage" office:value="-0.04823961548982" calcext:value-type="percentage">
            <text:p>-4.82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  <table:table-cell table:formula="of:=IF([.D351]=&quot;lab&quot;;[.E351];-[.E351])" office:value-type="percentage" office:value="-0.04415773641662" calcext:value-type="percentage">
            <text:p>-4.42%</text:p>
          </table:table-cell>
          <table:table-cell table:formula="of:=IF([.D351]=&quot;lib&quot;;[.E351];-[.E351])" office:value-type="percentage" office:value="-0.04415773641662" calcext:value-type="percentage">
            <text:p>-4.42%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5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  <table:table-cell table:formula="of:=IF([.D352]=&quot;lab&quot;;[.E352];-[.E352])" office:value-type="percentage" office:value="-0.042167300380228" calcext:value-type="percentage">
            <text:p>-4.22%</text:p>
          </table:table-cell>
          <table:table-cell table:formula="of:=IF([.D352]=&quot;lib&quot;;[.E352];-[.E352])" office:value-type="percentage" office:value="-0.042167300380228" calcext:value-type="percentage">
            <text:p>-4.22%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  <table:table-cell table:formula="of:=IF([.D353]=&quot;lab&quot;;[.E353];-[.E353])" office:value-type="percentage" office:value="-0.04178666618965" calcext:value-type="percentage">
            <text:p>-4.18%</text:p>
          </table:table-cell>
          <table:table-cell table:formula="of:=IF([.D353]=&quot;lib&quot;;[.E353];-[.E353])" office:value-type="percentage" office:value="-0.04178666618965" calcext:value-type="percentage">
            <text:p>-4.18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  <table:table-cell table:formula="of:=IF([.D354]=&quot;lab&quot;;[.E354];-[.E354])" office:value-type="percentage" office:value="-0.041036111778365" calcext:value-type="percentage">
            <text:p>-4.10%</text:p>
          </table:table-cell>
          <table:table-cell table:formula="of:=IF([.D354]=&quot;lib&quot;;[.E354];-[.E354])" office:value-type="percentage" office:value="-0.041036111778365" calcext:value-type="percentage">
            <text:p>-4.10%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8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  <table:table-cell table:formula="of:=IF([.D355]=&quot;lab&quot;;[.E355];-[.E355])" office:value-type="percentage" office:value="-0.036523810424032" calcext:value-type="percentage">
            <text:p>-3.65%</text:p>
          </table:table-cell>
          <table:table-cell table:formula="of:=IF([.D355]=&quot;lib&quot;;[.E355];-[.E355])" office:value-type="percentage" office:value="-0.036523810424032" calcext:value-type="percentage">
            <text:p>-3.65%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  <table:table-cell table:formula="of:=IF([.D356]=&quot;lab&quot;;[.E356];-[.E356])" office:value-type="percentage" office:value="-0.034471514417478" calcext:value-type="percentage">
            <text:p>-3.45%</text:p>
          </table:table-cell>
          <table:table-cell table:formula="of:=IF([.D356]=&quot;lib&quot;;[.E356];-[.E356])" office:value-type="percentage" office:value="-0.034471514417478" calcext:value-type="percentage">
            <text:p>-3.45%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5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  <table:table-cell table:formula="of:=IF([.D357]=&quot;lab&quot;;[.E357];-[.E357])" office:value-type="percentage" office:value="-0.032299577676678" calcext:value-type="percentage">
            <text:p>-3.23%</text:p>
          </table:table-cell>
          <table:table-cell table:formula="of:=IF([.D357]=&quot;lib&quot;;[.E357];-[.E357])" office:value-type="percentage" office:value="-0.032299577676678" calcext:value-type="percentage">
            <text:p>-3.23%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5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  <table:table-cell table:formula="of:=IF([.D358]=&quot;lab&quot;;[.E358];-[.E358])" office:value-type="percentage" office:value="-0.032145809701421" calcext:value-type="percentage">
            <text:p>-3.21%</text:p>
          </table:table-cell>
          <table:table-cell table:formula="of:=IF([.D358]=&quot;lib&quot;;[.E358];-[.E358])" office:value-type="percentage" office:value="-0.032145809701421" calcext:value-type="percentage">
            <text:p>-3.21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9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  <table:table-cell table:formula="of:=IF([.D359]=&quot;lab&quot;;[.E359];-[.E359])" office:value-type="percentage" office:value="-0.027887914601601" calcext:value-type="percentage">
            <text:p>-2.79%</text:p>
          </table:table-cell>
          <table:table-cell table:formula="of:=IF([.D359]=&quot;lib&quot;;[.E359];-[.E359])" office:value-type="percentage" office:value="-0.027887914601601" calcext:value-type="percentage">
            <text:p>-2.79%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  <table:table-cell table:formula="of:=IF([.D360]=&quot;lab&quot;;[.E360];-[.E360])" office:value-type="percentage" office:value="-0.016537262884834" calcext:value-type="percentage">
            <text:p>-1.65%</text:p>
          </table:table-cell>
          <table:table-cell table:formula="of:=IF([.D360]=&quot;lib&quot;;[.E360];-[.E360])" office:value-type="percentage" office:value="-0.016537262884834" calcext:value-type="percentage">
            <text:p>-1.65%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8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  <table:table-cell table:formula="of:=IF([.D361]=&quot;lab&quot;;[.E361];-[.E361])" office:value-type="percentage" office:value="-0.015802793139001" calcext:value-type="percentage">
            <text:p>-1.58%</text:p>
          </table:table-cell>
          <table:table-cell table:formula="of:=IF([.D361]=&quot;lib&quot;;[.E361];-[.E361])" office:value-type="percentage" office:value="-0.015802793139001" calcext:value-type="percentage">
            <text:p>-1.58%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  <table:table-cell table:formula="of:=IF([.D362]=&quot;lab&quot;;[.E362];-[.E362])" office:value-type="percentage" office:value="-0.01350710411812" calcext:value-type="percentage">
            <text:p>-1.35%</text:p>
          </table:table-cell>
          <table:table-cell table:formula="of:=IF([.D362]=&quot;lib&quot;;[.E362];-[.E362])" office:value-type="percentage" office:value="-0.01350710411812" calcext:value-type="percentage">
            <text:p>-1.35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9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  <table:table-cell table:formula="of:=IF([.D363]=&quot;lab&quot;;[.E363];-[.E363])" office:value-type="percentage" office:value="-0.011350910160773" calcext:value-type="percentage">
            <text:p>-1.14%</text:p>
          </table:table-cell>
          <table:table-cell table:formula="of:=IF([.D363]=&quot;lib&quot;;[.E363];-[.E363])" office:value-type="percentage" office:value="-0.011350910160773" calcext:value-type="percentage">
            <text:p>-1.14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5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  <table:table-cell table:formula="of:=IF([.D364]=&quot;lab&quot;;[.E364];-[.E364])" office:value-type="percentage" office:value="-0.011126826968411" calcext:value-type="percentage">
            <text:p>-1.11%</text:p>
          </table:table-cell>
          <table:table-cell table:formula="of:=IF([.D364]=&quot;lib&quot;;[.E364];-[.E364])" office:value-type="percentage" office:value="-0.011126826968411" calcext:value-type="percentage">
            <text:p>-1.11%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9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  <table:table-cell table:formula="of:=IF([.D365]=&quot;lab&quot;;[.E365];-[.E365])" office:value-type="percentage" office:value="-0.00681381078853305" calcext:value-type="percentage">
            <text:p>-0.68%</text:p>
          </table:table-cell>
          <table:table-cell table:formula="of:=IF([.D365]=&quot;lib&quot;;[.E365];-[.E365])" office:value-type="percentage" office:value="-0.00681381078853305" calcext:value-type="percentage">
            <text:p>-0.68%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5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  <table:table-cell table:formula="of:=IF([.D366]=&quot;lab&quot;;[.E366];-[.E366])" office:value-type="percentage" office:value="-0.00668609292671202" calcext:value-type="percentage">
            <text:p>-0.67%</text:p>
          </table:table-cell>
          <table:table-cell table:formula="of:=IF([.D366]=&quot;lib&quot;;[.E366];-[.E366])" office:value-type="percentage" office:value="-0.00668609292671202" calcext:value-type="percentage">
            <text:p>-0.67%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9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  <table:table-cell table:formula="of:=IF([.D367]=&quot;lab&quot;;[.E367];-[.E367])" office:value-type="percentage" office:value="-0.006605399195864" calcext:value-type="percentage">
            <text:p>-0.66%</text:p>
          </table:table-cell>
          <table:table-cell table:formula="of:=IF([.D367]=&quot;lib&quot;;[.E367];-[.E367])" office:value-type="percentage" office:value="-0.006605399195864" calcext:value-type="percentage">
            <text:p>-0.66%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8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  <table:table-cell table:formula="of:=IF([.D368]=&quot;lab&quot;;[.E368];-[.E368])" office:value-type="percentage" office:value="-0.006220225093096" calcext:value-type="percentage">
            <text:p>-0.62%</text:p>
          </table:table-cell>
          <table:table-cell table:formula="of:=IF([.D368]=&quot;lib&quot;;[.E368];-[.E368])" office:value-type="percentage" office:value="-0.006220225093096" calcext:value-type="percentage">
            <text:p>-0.62%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9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  <table:table-cell table:formula="of:=IF([.D369]=&quot;lab&quot;;[.E369];-[.E369])" office:value-type="percentage" office:value="-0.00361346719750699" calcext:value-type="percentage">
            <text:p>-0.36%</text:p>
          </table:table-cell>
          <table:table-cell table:formula="of:=IF([.D369]=&quot;lib&quot;;[.E369];-[.E369])" office:value-type="percentage" office:value="-0.00361346719750699" calcext:value-type="percentage">
            <text:p>-0.36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5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  <table:table-cell table:formula="of:=IF([.D370]=&quot;lab&quot;;[.E370];-[.E370])" office:value-type="percentage" office:value="-0.00291188631995798" calcext:value-type="percentage">
            <text:p>-0.29%</text:p>
          </table:table-cell>
          <table:table-cell table:formula="of:=IF([.D370]=&quot;lib&quot;;[.E370];-[.E370])" office:value-type="percentage" office:value="-0.00291188631995798" calcext:value-type="percentage">
            <text:p>-0.29%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9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  <table:table-cell table:formula="of:=IF([.D371]=&quot;lab&quot;;[.E371];-[.E371])" office:value-type="percentage" office:value="-0.002809449113853" calcext:value-type="percentage">
            <text:p>-0.28%</text:p>
          </table:table-cell>
          <table:table-cell table:formula="of:=IF([.D371]=&quot;lib&quot;;[.E371];-[.E371])" office:value-type="percentage" office:value="-0.002809449113853" calcext:value-type="percentage">
            <text:p>-0.28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7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  <table:table-cell table:formula="of:=IF([.D372]=&quot;lab&quot;;[.E372];-[.E372])" office:value-type="percentage" office:value="-0.0000760066125760073" calcext:value-type="percentage">
            <text:p>-0.01%</text:p>
          </table:table-cell>
          <table:table-cell table:formula="of:=IF([.D372]=&quot;lib&quot;;[.E372];-[.E372])" office:value-type="percentage" office:value="-0.0000760066125760073" calcext:value-type="percentage">
            <text:p>-0.01%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  <table:table-cell table:formula="of:=IF([.D373]=&quot;lab&quot;;[.E373];-[.E373])" office:value-type="percentage" office:value="0.00449234357789202" calcext:value-type="percentage">
            <text:p>0.45%</text:p>
          </table:table-cell>
          <table:table-cell table:formula="of:=IF([.D373]=&quot;lib&quot;;[.E373];-[.E373])" office:value-type="percentage" office:value="-0.00449234357789202" calcext:value-type="percentage">
            <text:p>-0.45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7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  <table:table-cell table:formula="of:=IF([.D374]=&quot;lab&quot;;[.E374];-[.E374])" office:value-type="percentage" office:value="0.00457079712692798" calcext:value-type="percentage">
            <text:p>0.46%</text:p>
          </table:table-cell>
          <table:table-cell table:formula="of:=IF([.D374]=&quot;lib&quot;;[.E374];-[.E374])" office:value-type="percentage" office:value="-0.00457079712692798" calcext:value-type="percentage">
            <text:p>-0.46%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9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  <table:table-cell table:formula="of:=IF([.D375]=&quot;lab&quot;;[.E375];-[.E375])" office:value-type="percentage" office:value="0.00492101483963603" calcext:value-type="percentage">
            <text:p>0.49%</text:p>
          </table:table-cell>
          <table:table-cell table:formula="of:=IF([.D375]=&quot;lib&quot;;[.E375];-[.E375])" office:value-type="percentage" office:value="-0.00492101483963603" calcext:value-type="percentage">
            <text:p>-0.49%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7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  <table:table-cell table:formula="of:=IF([.D376]=&quot;lab&quot;;[.E376];-[.E376])" office:value-type="percentage" office:value="0.00570876883683802" calcext:value-type="percentage">
            <text:p>0.57%</text:p>
          </table:table-cell>
          <table:table-cell table:formula="of:=IF([.D376]=&quot;lib&quot;;[.E376];-[.E376])" office:value-type="percentage" office:value="-0.00570876883683802" calcext:value-type="percentage">
            <text:p>-0.57%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9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  <table:table-cell table:formula="of:=IF([.D377]=&quot;lab&quot;;[.E377];-[.E377])" office:value-type="percentage" office:value="0.00706904838192901" calcext:value-type="percentage">
            <text:p>0.71%</text:p>
          </table:table-cell>
          <table:table-cell table:formula="of:=IF([.D377]=&quot;lib&quot;;[.E377];-[.E377])" office:value-type="percentage" office:value="-0.00706904838192901" calcext:value-type="percentage">
            <text:p>-0.71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9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  <table:table-cell table:formula="of:=IF([.D378]=&quot;lab&quot;;[.E378];-[.E378])" office:value-type="percentage" office:value="0.00851972346482399" calcext:value-type="percentage">
            <text:p>0.85%</text:p>
          </table:table-cell>
          <table:table-cell table:formula="of:=IF([.D378]=&quot;lib&quot;;[.E378];-[.E378])" office:value-type="percentage" office:value="-0.00851972346482399" calcext:value-type="percentage">
            <text:p>-0.85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7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  <table:table-cell table:formula="of:=IF([.D379]=&quot;lab&quot;;[.E379];-[.E379])" office:value-type="percentage" office:value="0.010266502276176" calcext:value-type="percentage">
            <text:p>1.03%</text:p>
          </table:table-cell>
          <table:table-cell table:formula="of:=IF([.D379]=&quot;lib&quot;;[.E379];-[.E379])" office:value-type="percentage" office:value="-0.010266502276176" calcext:value-type="percentage">
            <text:p>-1.03%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7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  <table:table-cell table:formula="of:=IF([.D380]=&quot;lab&quot;;[.E380];-[.E380])" office:value-type="percentage" office:value="0.010473300459392" calcext:value-type="percentage">
            <text:p>1.05%</text:p>
          </table:table-cell>
          <table:table-cell table:formula="of:=IF([.D380]=&quot;lib&quot;;[.E380];-[.E380])" office:value-type="percentage" office:value="-0.010473300459392" calcext:value-type="percentage">
            <text:p>-1.05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7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  <table:table-cell table:formula="of:=IF([.D381]=&quot;lab&quot;;[.E381];-[.E381])" office:value-type="percentage" office:value="0.011031303841937" calcext:value-type="percentage">
            <text:p>1.10%</text:p>
          </table:table-cell>
          <table:table-cell table:formula="of:=IF([.D381]=&quot;lib&quot;;[.E381];-[.E381])" office:value-type="percentage" office:value="-0.011031303841937" calcext:value-type="percentage">
            <text:p>-1.10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6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  <table:table-cell table:formula="of:=IF([.D382]=&quot;lab&quot;;[.E382];-[.E382])" office:value-type="percentage" office:value="-0.0181646035698" calcext:value-type="percentage">
            <text:p>-1.82%</text:p>
          </table:table-cell>
          <table:table-cell table:formula="of:=IF([.D382]=&quot;lib&quot;;[.E382];-[.E382])" office:value-type="percentage" office:value="0.0181646035698" calcext:value-type="percentage">
            <text:p>1.82%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9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  <table:table-cell table:formula="of:=IF([.D383]=&quot;lab&quot;;[.E383];-[.E383])" office:value-type="percentage" office:value="0.018779664110989" calcext:value-type="percentage">
            <text:p>1.88%</text:p>
          </table:table-cell>
          <table:table-cell table:formula="of:=IF([.D383]=&quot;lib&quot;;[.E383];-[.E383])" office:value-type="percentage" office:value="-0.018779664110989" calcext:value-type="percentage">
            <text:p>-1.88%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8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  <table:table-cell table:formula="of:=IF([.D384]=&quot;lab&quot;;[.E384];-[.E384])" office:value-type="percentage" office:value="-0.018837605513823" calcext:value-type="percentage">
            <text:p>-1.88%</text:p>
          </table:table-cell>
          <table:table-cell table:formula="of:=IF([.D384]=&quot;lib&quot;;[.E384];-[.E384])" office:value-type="percentage" office:value="-0.018837605513823" calcext:value-type="percentage">
            <text:p>-1.88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6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  <table:table-cell table:formula="of:=IF([.D385]=&quot;lab&quot;;[.E385];-[.E385])" office:value-type="percentage" office:value="-0.02083984375" calcext:value-type="percentage">
            <text:p>-2.08%</text:p>
          </table:table-cell>
          <table:table-cell table:formula="of:=IF([.D385]=&quot;lib&quot;;[.E385];-[.E385])" office:value-type="percentage" office:value="-0.02083984375" calcext:value-type="percentage">
            <text:p>-2.08%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0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  <table:table-cell table:formula="of:=IF([.D386]=&quot;lab&quot;;[.E386];-[.E386])" office:value-type="percentage" office:value="0.023609496305742" calcext:value-type="percentage">
            <text:p>2.36%</text:p>
          </table:table-cell>
          <table:table-cell table:formula="of:=IF([.D386]=&quot;lib&quot;;[.E386];-[.E386])" office:value-type="percentage" office:value="-0.023609496305742" calcext:value-type="percentage">
            <text:p>-2.36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7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  <table:table-cell table:formula="of:=IF([.D387]=&quot;lab&quot;;[.E387];-[.E387])" office:value-type="percentage" office:value="0.026447445113658" calcext:value-type="percentage">
            <text:p>2.64%</text:p>
          </table:table-cell>
          <table:table-cell table:formula="of:=IF([.D387]=&quot;lib&quot;;[.E387];-[.E387])" office:value-type="percentage" office:value="-0.026447445113658" calcext:value-type="percentage">
            <text:p>-2.64%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7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  <table:table-cell table:formula="of:=IF([.D388]=&quot;lab&quot;;[.E388];-[.E388])" office:value-type="percentage" office:value="0.027277500057066" calcext:value-type="percentage">
            <text:p>2.73%</text:p>
          </table:table-cell>
          <table:table-cell table:formula="of:=IF([.D388]=&quot;lib&quot;;[.E388];-[.E388])" office:value-type="percentage" office:value="-0.027277500057066" calcext:value-type="percentage">
            <text:p>-2.73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9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  <table:table-cell table:formula="of:=IF([.D389]=&quot;lab&quot;;[.E389];-[.E389])" office:value-type="percentage" office:value="0.02948251403195" calcext:value-type="percentage">
            <text:p>2.95%</text:p>
          </table:table-cell>
          <table:table-cell table:formula="of:=IF([.D389]=&quot;lib&quot;;[.E389];-[.E389])" office:value-type="percentage" office:value="-0.02948251403195" calcext:value-type="percentage">
            <text:p>-2.95%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9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  <table:table-cell table:formula="of:=IF([.D390]=&quot;lab&quot;;[.E390];-[.E390])" office:value-type="percentage" office:value="0.030389831267063" calcext:value-type="percentage">
            <text:p>3.04%</text:p>
          </table:table-cell>
          <table:table-cell table:formula="of:=IF([.D390]=&quot;lib&quot;;[.E390];-[.E390])" office:value-type="percentage" office:value="-0.030389831267063" calcext:value-type="percentage">
            <text:p>-3.04%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  <table:table-cell table:formula="of:=IF([.D391]=&quot;lab&quot;;[.E391];-[.E391])" office:value-type="percentage" office:value="0.030545492913164" calcext:value-type="percentage">
            <text:p>3.05%</text:p>
          </table:table-cell>
          <table:table-cell table:formula="of:=IF([.D391]=&quot;lib&quot;;[.E391];-[.E391])" office:value-type="percentage" office:value="-0.030545492913164" calcext:value-type="percentage">
            <text:p>-3.05%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6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  <table:table-cell table:formula="of:=IF([.D392]=&quot;lab&quot;;[.E392];-[.E392])" office:value-type="percentage" office:value="-0.032563906210116" calcext:value-type="percentage">
            <text:p>-3.26%</text:p>
          </table:table-cell>
          <table:table-cell table:formula="of:=IF([.D392]=&quot;lib&quot;;[.E392];-[.E392])" office:value-type="percentage" office:value="0.032563906210116" calcext:value-type="percentage">
            <text:p>3.26%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  <table:table-cell table:formula="of:=IF([.D393]=&quot;lab&quot;;[.E393];-[.E393])" office:value-type="percentage" office:value="0.032717526138579" calcext:value-type="percentage">
            <text:p>3.27%</text:p>
          </table:table-cell>
          <table:table-cell table:formula="of:=IF([.D393]=&quot;lib&quot;;[.E393];-[.E393])" office:value-type="percentage" office:value="-0.032717526138579" calcext:value-type="percentage">
            <text:p>-3.27%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7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  <table:table-cell table:formula="of:=IF([.D394]=&quot;lab&quot;;[.E394];-[.E394])" office:value-type="percentage" office:value="0.032948816930833" calcext:value-type="percentage">
            <text:p>3.29%</text:p>
          </table:table-cell>
          <table:table-cell table:formula="of:=IF([.D394]=&quot;lib&quot;;[.E394];-[.E394])" office:value-type="percentage" office:value="-0.032948816930833" calcext:value-type="percentage">
            <text:p>-3.29%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7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  <table:table-cell table:formula="of:=IF([.D395]=&quot;lab&quot;;[.E395];-[.E395])" office:value-type="percentage" office:value="0.033027805931345" calcext:value-type="percentage">
            <text:p>3.30%</text:p>
          </table:table-cell>
          <table:table-cell table:formula="of:=IF([.D395]=&quot;lib&quot;;[.E395];-[.E395])" office:value-type="percentage" office:value="-0.033027805931345" calcext:value-type="percentage">
            <text:p>-3.30%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7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  <table:table-cell table:formula="of:=IF([.D396]=&quot;lab&quot;;[.E396];-[.E396])" office:value-type="percentage" office:value="0.033251585249994" calcext:value-type="percentage">
            <text:p>3.33%</text:p>
          </table:table-cell>
          <table:table-cell table:formula="of:=IF([.D396]=&quot;lib&quot;;[.E396];-[.E396])" office:value-type="percentage" office:value="-0.033251585249994" calcext:value-type="percentage">
            <text:p>-3.33%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  <table:table-cell table:formula="of:=IF([.D397]=&quot;lab&quot;;[.E397];-[.E397])" office:value-type="percentage" office:value="0.033487013444077" calcext:value-type="percentage">
            <text:p>3.35%</text:p>
          </table:table-cell>
          <table:table-cell table:formula="of:=IF([.D397]=&quot;lib&quot;;[.E397];-[.E397])" office:value-type="percentage" office:value="-0.033487013444077" calcext:value-type="percentage">
            <text:p>-3.35%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6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  <table:table-cell table:formula="of:=IF([.D398]=&quot;lab&quot;;[.E398];-[.E398])" office:value-type="percentage" office:value="-0.039318595486755" calcext:value-type="percentage">
            <text:p>-3.93%</text:p>
          </table:table-cell>
          <table:table-cell table:formula="of:=IF([.D398]=&quot;lib&quot;;[.E398];-[.E398])" office:value-type="percentage" office:value="-0.039318595486755" calcext:value-type="percentage">
            <text:p>-3.93%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  <table:table-cell table:formula="of:=IF([.D399]=&quot;lab&quot;;[.E399];-[.E399])" office:value-type="percentage" office:value="0.04000793108766" calcext:value-type="percentage">
            <text:p>4.00%</text:p>
          </table:table-cell>
          <table:table-cell table:formula="of:=IF([.D399]=&quot;lib&quot;;[.E399];-[.E399])" office:value-type="percentage" office:value="-0.04000793108766" calcext:value-type="percentage">
            <text:p>-4.00%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7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  <table:table-cell table:formula="of:=IF([.D400]=&quot;lab&quot;;[.E400];-[.E400])" office:value-type="percentage" office:value="0.041485939607761" calcext:value-type="percentage">
            <text:p>4.15%</text:p>
          </table:table-cell>
          <table:table-cell table:formula="of:=IF([.D400]=&quot;lib&quot;;[.E400];-[.E400])" office:value-type="percentage" office:value="-0.041485939607761" calcext:value-type="percentage">
            <text:p>-4.15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  <table:table-cell table:formula="of:=IF([.D401]=&quot;lab&quot;;[.E401];-[.E401])" office:value-type="percentage" office:value="0.045066934560662" calcext:value-type="percentage">
            <text:p>4.51%</text:p>
          </table:table-cell>
          <table:table-cell table:formula="of:=IF([.D401]=&quot;lib&quot;;[.E401];-[.E401])" office:value-type="percentage" office:value="-0.045066934560662" calcext:value-type="percentage">
            <text:p>-4.51%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7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  <table:table-cell table:formula="of:=IF([.D402]=&quot;lab&quot;;[.E402];-[.E402])" office:value-type="percentage" office:value="0.048918720689885" calcext:value-type="percentage">
            <text:p>4.89%</text:p>
          </table:table-cell>
          <table:table-cell table:formula="of:=IF([.D402]=&quot;lib&quot;;[.E402];-[.E402])" office:value-type="percentage" office:value="-0.048918720689885" calcext:value-type="percentage">
            <text:p>-4.89%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7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  <table:table-cell table:formula="of:=IF([.D403]=&quot;lab&quot;;[.E403];-[.E403])" office:value-type="percentage" office:value="0.04958460865763" calcext:value-type="percentage">
            <text:p>4.96%</text:p>
          </table:table-cell>
          <table:table-cell table:formula="of:=IF([.D403]=&quot;lib&quot;;[.E403];-[.E403])" office:value-type="percentage" office:value="-0.04958460865763" calcext:value-type="percentage">
            <text:p>-4.96%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7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  <table:table-cell table:formula="of:=IF([.D404]=&quot;lab&quot;;[.E404];-[.E404])" office:value-type="percentage" office:value="0.04989683776159" calcext:value-type="percentage">
            <text:p>4.99%</text:p>
          </table:table-cell>
          <table:table-cell table:formula="of:=IF([.D404]=&quot;lib&quot;;[.E404];-[.E404])" office:value-type="percentage" office:value="-0.04989683776159" calcext:value-type="percentage">
            <text:p>-4.99%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8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  <table:table-cell table:formula="of:=IF([.D405]=&quot;lab&quot;;[.E405];-[.E405])" office:value-type="percentage" office:value="-0.049987122252747" calcext:value-type="percentage">
            <text:p>-5.00%</text:p>
          </table:table-cell>
          <table:table-cell table:formula="of:=IF([.D405]=&quot;lib&quot;;[.E405];-[.E405])" office:value-type="percentage" office:value="-0.049987122252747" calcext:value-type="percentage">
            <text:p>-5.00%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8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  <table:table-cell table:formula="of:=IF([.D406]=&quot;lab&quot;;[.E406];-[.E406])" office:value-type="percentage" office:value="-0.051506428708502" calcext:value-type="percentage">
            <text:p>-5.15%</text:p>
          </table:table-cell>
          <table:table-cell table:formula="of:=IF([.D406]=&quot;lib&quot;;[.E406];-[.E406])" office:value-type="percentage" office:value="-0.051506428708502" calcext:value-type="percentage">
            <text:p>-5.15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9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  <table:table-cell table:formula="of:=IF([.D407]=&quot;lab&quot;;[.E407];-[.E407])" office:value-type="percentage" office:value="0.054762637531738" calcext:value-type="percentage">
            <text:p>5.48%</text:p>
          </table:table-cell>
          <table:table-cell table:formula="of:=IF([.D407]=&quot;lib&quot;;[.E407];-[.E407])" office:value-type="percentage" office:value="-0.054762637531738" calcext:value-type="percentage">
            <text:p>-5.48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7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  <table:table-cell table:formula="of:=IF([.D408]=&quot;lab&quot;;[.E408];-[.E408])" office:value-type="percentage" office:value="0.058171745152355" calcext:value-type="percentage">
            <text:p>5.82%</text:p>
          </table:table-cell>
          <table:table-cell table:formula="of:=IF([.D408]=&quot;lib&quot;;[.E408];-[.E408])" office:value-type="percentage" office:value="-0.058171745152355" calcext:value-type="percentage">
            <text:p>-5.82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8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  <table:table-cell table:formula="of:=IF([.D409]=&quot;lab&quot;;[.E409];-[.E409])" office:value-type="percentage" office:value="-0.058899956691208" calcext:value-type="percentage">
            <text:p>-5.89%</text:p>
          </table:table-cell>
          <table:table-cell table:formula="of:=IF([.D409]=&quot;lib&quot;;[.E409];-[.E409])" office:value-type="percentage" office:value="-0.058899956691208" calcext:value-type="percentage">
            <text:p>-5.89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7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  <table:table-cell table:formula="of:=IF([.D410]=&quot;lab&quot;;[.E410];-[.E410])" office:value-type="percentage" office:value="0.062291169451075" calcext:value-type="percentage">
            <text:p>6.23%</text:p>
          </table:table-cell>
          <table:table-cell table:formula="of:=IF([.D410]=&quot;lib&quot;;[.E410];-[.E410])" office:value-type="percentage" office:value="-0.062291169451075" calcext:value-type="percentage">
            <text:p>-6.23%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7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  <table:table-cell table:formula="of:=IF([.D411]=&quot;lab&quot;;[.E411];-[.E411])" office:value-type="percentage" office:value="0.06554702225223" calcext:value-type="percentage">
            <text:p>6.55%</text:p>
          </table:table-cell>
          <table:table-cell table:formula="of:=IF([.D411]=&quot;lib&quot;;[.E411];-[.E411])" office:value-type="percentage" office:value="-0.06554702225223" calcext:value-type="percentage">
            <text:p>-6.55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8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  <table:table-cell table:formula="of:=IF([.D412]=&quot;lab&quot;;[.E412];-[.E412])" office:value-type="percentage" office:value="-0.066399519910177" calcext:value-type="percentage">
            <text:p>-6.64%</text:p>
          </table:table-cell>
          <table:table-cell table:formula="of:=IF([.D412]=&quot;lib&quot;;[.E412];-[.E412])" office:value-type="percentage" office:value="-0.066399519910177" calcext:value-type="percentage">
            <text:p>-6.64%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7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  <table:table-cell table:formula="of:=IF([.D413]=&quot;lab&quot;;[.E413];-[.E413])" office:value-type="percentage" office:value="0.06809110680911" calcext:value-type="percentage">
            <text:p>6.81%</text:p>
          </table:table-cell>
          <table:table-cell table:formula="of:=IF([.D413]=&quot;lib&quot;;[.E413];-[.E413])" office:value-type="percentage" office:value="-0.06809110680911" calcext:value-type="percentage">
            <text:p>-6.81%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7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  <table:table-cell table:formula="of:=IF([.D414]=&quot;lab&quot;;[.E414];-[.E414])" office:value-type="percentage" office:value="0.069525260921769" calcext:value-type="percentage">
            <text:p>6.95%</text:p>
          </table:table-cell>
          <table:table-cell table:formula="of:=IF([.D414]=&quot;lib&quot;;[.E414];-[.E414])" office:value-type="percentage" office:value="-0.069525260921769" calcext:value-type="percentage">
            <text:p>-6.95%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9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  <table:table-cell table:formula="of:=IF([.D415]=&quot;lab&quot;;[.E415];-[.E415])" office:value-type="percentage" office:value="0.069537006765083" calcext:value-type="percentage">
            <text:p>6.95%</text:p>
          </table:table-cell>
          <table:table-cell table:formula="of:=IF([.D415]=&quot;lib&quot;;[.E415];-[.E415])" office:value-type="percentage" office:value="-0.069537006765083" calcext:value-type="percentage">
            <text:p>-6.95%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7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  <table:table-cell table:formula="of:=IF([.D416]=&quot;lab&quot;;[.E416];-[.E416])" office:value-type="percentage" office:value="0.070130607609313" calcext:value-type="percentage">
            <text:p>7.01%</text:p>
          </table:table-cell>
          <table:table-cell table:formula="of:=IF([.D416]=&quot;lib&quot;;[.E416];-[.E416])" office:value-type="percentage" office:value="-0.070130607609313" calcext:value-type="percentage">
            <text:p>-7.01%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5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  <table:table-cell table:formula="of:=IF([.D417]=&quot;lab&quot;;[.E417];-[.E417])" office:value-type="percentage" office:value="0.071645679548415" calcext:value-type="percentage">
            <text:p>7.16%</text:p>
          </table:table-cell>
          <table:table-cell table:formula="of:=IF([.D417]=&quot;lib&quot;;[.E417];-[.E417])" office:value-type="percentage" office:value="-0.071645679548415" calcext:value-type="percentage">
            <text:p>-7.16%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7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  <table:table-cell table:formula="of:=IF([.D418]=&quot;lab&quot;;[.E418];-[.E418])" office:value-type="percentage" office:value="0.071929096369363" calcext:value-type="percentage">
            <text:p>7.19%</text:p>
          </table:table-cell>
          <table:table-cell table:formula="of:=IF([.D418]=&quot;lib&quot;;[.E418];-[.E418])" office:value-type="percentage" office:value="-0.071929096369363" calcext:value-type="percentage">
            <text:p>-7.19%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7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  <table:table-cell table:formula="of:=IF([.D419]=&quot;lab&quot;;[.E419];-[.E419])" office:value-type="percentage" office:value="0.075245269796776" calcext:value-type="percentage">
            <text:p>7.52%</text:p>
          </table:table-cell>
          <table:table-cell table:formula="of:=IF([.D419]=&quot;lib&quot;;[.E419];-[.E419])" office:value-type="percentage" office:value="-0.075245269796776" calcext:value-type="percentage">
            <text:p>-7.52%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9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  <table:table-cell table:formula="of:=IF([.D420]=&quot;lab&quot;;[.E420];-[.E420])" office:value-type="percentage" office:value="0.078547693311317" calcext:value-type="percentage">
            <text:p>7.85%</text:p>
          </table:table-cell>
          <table:table-cell table:formula="of:=IF([.D420]=&quot;lib&quot;;[.E420];-[.E420])" office:value-type="percentage" office:value="-0.078547693311317" calcext:value-type="percentage">
            <text:p>-7.85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9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  <table:table-cell table:formula="of:=IF([.D421]=&quot;lab&quot;;[.E421];-[.E421])" office:value-type="percentage" office:value="0.079621759456014" calcext:value-type="percentage">
            <text:p>7.96%</text:p>
          </table:table-cell>
          <table:table-cell table:formula="of:=IF([.D421]=&quot;lib&quot;;[.E421];-[.E421])" office:value-type="percentage" office:value="-0.079621759456014" calcext:value-type="percentage">
            <text:p>-7.96%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9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  <table:table-cell table:formula="of:=IF([.D422]=&quot;lab&quot;;[.E422];-[.E422])" office:value-type="percentage" office:value="0.080045047916534" calcext:value-type="percentage">
            <text:p>8.00%</text:p>
          </table:table-cell>
          <table:table-cell table:formula="of:=IF([.D422]=&quot;lib&quot;;[.E422];-[.E422])" office:value-type="percentage" office:value="-0.080045047916534" calcext:value-type="percentage">
            <text:p>-8.00%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7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  <table:table-cell table:formula="of:=IF([.D423]=&quot;lab&quot;;[.E423];-[.E423])" office:value-type="percentage" office:value="0.082769800833719" calcext:value-type="percentage">
            <text:p>8.28%</text:p>
          </table:table-cell>
          <table:table-cell table:formula="of:=IF([.D423]=&quot;lib&quot;;[.E423];-[.E423])" office:value-type="percentage" office:value="-0.082769800833719" calcext:value-type="percentage">
            <text:p>-8.28%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5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  <table:table-cell table:formula="of:=IF([.D424]=&quot;lab&quot;;[.E424];-[.E424])" office:value-type="percentage" office:value="0.082823148896847" calcext:value-type="percentage">
            <text:p>8.28%</text:p>
          </table:table-cell>
          <table:table-cell table:formula="of:=IF([.D424]=&quot;lib&quot;;[.E424];-[.E424])" office:value-type="percentage" office:value="-0.082823148896847" calcext:value-type="percentage">
            <text:p>-8.28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7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  <table:table-cell table:formula="of:=IF([.D425]=&quot;lab&quot;;[.E425];-[.E425])" office:value-type="percentage" office:value="0.084855258745948" calcext:value-type="percentage">
            <text:p>8.49%</text:p>
          </table:table-cell>
          <table:table-cell table:formula="of:=IF([.D425]=&quot;lib&quot;;[.E425];-[.E425])" office:value-type="percentage" office:value="-0.084855258745948" calcext:value-type="percentage">
            <text:p>-8.49%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5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  <table:table-cell table:formula="of:=IF([.D426]=&quot;lab&quot;;[.E426];-[.E426])" office:value-type="percentage" office:value="0.086166434757326" calcext:value-type="percentage">
            <text:p>8.62%</text:p>
          </table:table-cell>
          <table:table-cell table:formula="of:=IF([.D426]=&quot;lib&quot;;[.E426];-[.E426])" office:value-type="percentage" office:value="-0.086166434757326" calcext:value-type="percentage">
            <text:p>-8.62%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7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  <table:table-cell table:formula="of:=IF([.D427]=&quot;lab&quot;;[.E427];-[.E427])" office:value-type="percentage" office:value="0.087603869678582" calcext:value-type="percentage">
            <text:p>8.76%</text:p>
          </table:table-cell>
          <table:table-cell table:formula="of:=IF([.D427]=&quot;lib&quot;;[.E427];-[.E427])" office:value-type="percentage" office:value="-0.087603869678582" calcext:value-type="percentage">
            <text:p>-8.76%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  <table:table-cell table:formula="of:=IF([.D428]=&quot;lab&quot;;[.E428];-[.E428])" office:value-type="percentage" office:value="0.092163557289761" calcext:value-type="percentage">
            <text:p>9.22%</text:p>
          </table:table-cell>
          <table:table-cell table:formula="of:=IF([.D428]=&quot;lib&quot;;[.E428];-[.E428])" office:value-type="percentage" office:value="-0.092163557289761" calcext:value-type="percentage">
            <text:p>-9.22%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  <table:table-cell table:formula="of:=IF([.D429]=&quot;lab&quot;;[.E429];-[.E429])" office:value-type="percentage" office:value="0.093031167898388" calcext:value-type="percentage">
            <text:p>9.30%</text:p>
          </table:table-cell>
          <table:table-cell table:formula="of:=IF([.D429]=&quot;lib&quot;;[.E429];-[.E429])" office:value-type="percentage" office:value="-0.093031167898388" calcext:value-type="percentage">
            <text:p>-9.30%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7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  <table:table-cell table:formula="of:=IF([.D430]=&quot;lab&quot;;[.E430];-[.E430])" office:value-type="percentage" office:value="0.093248424199103" calcext:value-type="percentage">
            <text:p>9.32%</text:p>
          </table:table-cell>
          <table:table-cell table:formula="of:=IF([.D430]=&quot;lib&quot;;[.E430];-[.E430])" office:value-type="percentage" office:value="-0.093248424199103" calcext:value-type="percentage">
            <text:p>-9.32%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9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  <table:table-cell table:formula="of:=IF([.D431]=&quot;lab&quot;;[.E431];-[.E431])" office:value-type="percentage" office:value="0.093337176346255" calcext:value-type="percentage">
            <text:p>9.33%</text:p>
          </table:table-cell>
          <table:table-cell table:formula="of:=IF([.D431]=&quot;lib&quot;;[.E431];-[.E431])" office:value-type="percentage" office:value="-0.093337176346255" calcext:value-type="percentage">
            <text:p>-9.33%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8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  <table:table-cell table:formula="of:=IF([.D432]=&quot;lab&quot;;[.E432];-[.E432])" office:value-type="percentage" office:value="-0.094489858872523" calcext:value-type="percentage">
            <text:p>-9.45%</text:p>
          </table:table-cell>
          <table:table-cell table:formula="of:=IF([.D432]=&quot;lib&quot;;[.E432];-[.E432])" office:value-type="percentage" office:value="-0.094489858872523" calcext:value-type="percentage">
            <text:p>-9.45%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5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  <table:table-cell table:formula="of:=IF([.D433]=&quot;lab&quot;;[.E433];-[.E433])" office:value-type="percentage" office:value="0.096101237920923" calcext:value-type="percentage">
            <text:p>9.61%</text:p>
          </table:table-cell>
          <table:table-cell table:formula="of:=IF([.D433]=&quot;lib&quot;;[.E433];-[.E433])" office:value-type="percentage" office:value="-0.096101237920923" calcext:value-type="percentage">
            <text:p>-9.61%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6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  <table:table-cell table:formula="of:=IF([.D434]=&quot;lab&quot;;[.E434];-[.E434])" office:value-type="percentage" office:value="0.096177975098928" calcext:value-type="percentage">
            <text:p>9.62%</text:p>
          </table:table-cell>
          <table:table-cell table:formula="of:=IF([.D434]=&quot;lib&quot;;[.E434];-[.E434])" office:value-type="percentage" office:value="-0.096177975098928" calcext:value-type="percentage">
            <text:p>-9.62%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0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  <table:table-cell table:formula="of:=IF([.D435]=&quot;lab&quot;;[.E435];-[.E435])" office:value-type="percentage" office:value="0.096799060274576" calcext:value-type="percentage">
            <text:p>9.68%</text:p>
          </table:table-cell>
          <table:table-cell table:formula="of:=IF([.D435]=&quot;lib&quot;;[.E435];-[.E435])" office:value-type="percentage" office:value="-0.096799060274576" calcext:value-type="percentage">
            <text:p>-9.68%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0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  <table:table-cell table:formula="of:=IF([.D436]=&quot;lab&quot;;[.E436];-[.E436])" office:value-type="percentage" office:value="0.096971516493414" calcext:value-type="percentage">
            <text:p>9.70%</text:p>
          </table:table-cell>
          <table:table-cell table:formula="of:=IF([.D436]=&quot;lib&quot;;[.E436];-[.E436])" office:value-type="percentage" office:value="-0.096971516493414" calcext:value-type="percentage">
            <text:p>-9.70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8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  <table:table-cell table:formula="of:=IF([.D437]=&quot;lab&quot;;[.E437];-[.E437])" office:value-type="percentage" office:value="-0.098018317466626" calcext:value-type="percentage">
            <text:p>-9.80%</text:p>
          </table:table-cell>
          <table:table-cell table:formula="of:=IF([.D437]=&quot;lib&quot;;[.E437];-[.E437])" office:value-type="percentage" office:value="-0.098018317466626" calcext:value-type="percentage">
            <text:p>-9.80%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8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  <table:table-cell table:formula="of:=IF([.D438]=&quot;lab&quot;;[.E438];-[.E438])" office:value-type="percentage" office:value="-0.100510907784059" calcext:value-type="percentage">
            <text:p>-10.05%</text:p>
          </table:table-cell>
          <table:table-cell table:formula="of:=IF([.D438]=&quot;lib&quot;;[.E438];-[.E438])" office:value-type="percentage" office:value="-0.100510907784059" calcext:value-type="percentage">
            <text:p>-10.05%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6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  <table:table-cell table:formula="of:=IF([.D439]=&quot;lab&quot;;[.E439];-[.E439])" office:value-type="percentage" office:value="0.102535885167464" calcext:value-type="percentage">
            <text:p>10.25%</text:p>
          </table:table-cell>
          <table:table-cell table:formula="of:=IF([.D439]=&quot;lib&quot;;[.E439];-[.E439])" office:value-type="percentage" office:value="-0.102535885167464" calcext:value-type="percentage">
            <text:p>-10.25%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1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  <table:table-cell table:formula="of:=IF([.D440]=&quot;lab&quot;;[.E440];-[.E440])" office:value-type="percentage" office:value="-0.103336121178329" calcext:value-type="percentage">
            <text:p>-10.33%</text:p>
          </table:table-cell>
          <table:table-cell table:formula="of:=IF([.D440]=&quot;lib&quot;;[.E440];-[.E440])" office:value-type="percentage" office:value="-0.103336121178329" calcext:value-type="percentage">
            <text:p>-10.33%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7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  <table:table-cell table:formula="of:=IF([.D441]=&quot;lab&quot;;[.E441];-[.E441])" office:value-type="percentage" office:value="0.103658944458071" calcext:value-type="percentage">
            <text:p>10.37%</text:p>
          </table:table-cell>
          <table:table-cell table:formula="of:=IF([.D441]=&quot;lib&quot;;[.E441];-[.E441])" office:value-type="percentage" office:value="-0.103658944458071" calcext:value-type="percentage">
            <text:p>-10.37%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7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  <table:table-cell table:formula="of:=IF([.D442]=&quot;lab&quot;;[.E442];-[.E442])" office:value-type="percentage" office:value="0.104903104252647" calcext:value-type="percentage">
            <text:p>10.49%</text:p>
          </table:table-cell>
          <table:table-cell table:formula="of:=IF([.D442]=&quot;lib&quot;;[.E442];-[.E442])" office:value-type="percentage" office:value="-0.104903104252647" calcext:value-type="percentage">
            <text:p>-10.49%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7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  <table:table-cell table:formula="of:=IF([.D443]=&quot;lab&quot;;[.E443];-[.E443])" office:value-type="percentage" office:value="0.107029335403878" calcext:value-type="percentage">
            <text:p>10.70%</text:p>
          </table:table-cell>
          <table:table-cell table:formula="of:=IF([.D443]=&quot;lib&quot;;[.E443];-[.E443])" office:value-type="percentage" office:value="-0.107029335403878" calcext:value-type="percentage">
            <text:p>-10.70%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6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  <table:table-cell table:formula="of:=IF([.D444]=&quot;lab&quot;;[.E444];-[.E444])" office:value-type="percentage" office:value="-0.108246977547496" calcext:value-type="percentage">
            <text:p>-10.82%</text:p>
          </table:table-cell>
          <table:table-cell table:formula="of:=IF([.D444]=&quot;lib&quot;;[.E444];-[.E444])" office:value-type="percentage" office:value="0.108246977547496" calcext:value-type="percentage">
            <text:p>10.82%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  <table:table-cell table:formula="of:=IF([.D445]=&quot;lab&quot;;[.E445];-[.E445])" office:value-type="percentage" office:value="-0.111190989695663" calcext:value-type="percentage">
            <text:p>-11.12%</text:p>
          </table:table-cell>
          <table:table-cell table:formula="of:=IF([.D445]=&quot;lib&quot;;[.E445];-[.E445])" office:value-type="percentage" office:value="0.111190989695663" calcext:value-type="percentage">
            <text:p>11.12%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7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  <table:table-cell table:formula="of:=IF([.D446]=&quot;lab&quot;;[.E446];-[.E446])" office:value-type="percentage" office:value="0.112233905024563" calcext:value-type="percentage">
            <text:p>11.22%</text:p>
          </table:table-cell>
          <table:table-cell table:formula="of:=IF([.D446]=&quot;lib&quot;;[.E446];-[.E446])" office:value-type="percentage" office:value="-0.112233905024563" calcext:value-type="percentage">
            <text:p>-11.22%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  <table:table-cell table:formula="of:=IF([.D447]=&quot;lab&quot;;[.E447];-[.E447])" office:value-type="percentage" office:value="0.113083816552452" calcext:value-type="percentage">
            <text:p>11.31%</text:p>
          </table:table-cell>
          <table:table-cell table:formula="of:=IF([.D447]=&quot;lib&quot;;[.E447];-[.E447])" office:value-type="percentage" office:value="-0.113083816552452" calcext:value-type="percentage">
            <text:p>-11.31%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8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  <table:table-cell table:formula="of:=IF([.D448]=&quot;lab&quot;;[.E448];-[.E448])" office:value-type="percentage" office:value="-0.113981175054798" calcext:value-type="percentage">
            <text:p>-11.40%</text:p>
          </table:table-cell>
          <table:table-cell table:formula="of:=IF([.D448]=&quot;lib&quot;;[.E448];-[.E448])" office:value-type="percentage" office:value="-0.113981175054798" calcext:value-type="percentage">
            <text:p>-11.40%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8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  <table:table-cell table:formula="of:=IF([.D449]=&quot;lab&quot;;[.E449];-[.E449])" office:value-type="percentage" office:value="-0.115490573851667" calcext:value-type="percentage">
            <text:p>-11.55%</text:p>
          </table:table-cell>
          <table:table-cell table:formula="of:=IF([.D449]=&quot;lib&quot;;[.E449];-[.E449])" office:value-type="percentage" office:value="-0.115490573851667" calcext:value-type="percentage">
            <text:p>-11.55%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1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  <table:table-cell table:formula="of:=IF([.D450]=&quot;lab&quot;;[.E450];-[.E450])" office:value-type="percentage" office:value="-0.115715928569879" calcext:value-type="percentage">
            <text:p>-11.57%</text:p>
          </table:table-cell>
          <table:table-cell table:formula="of:=IF([.D450]=&quot;lib&quot;;[.E450];-[.E450])" office:value-type="percentage" office:value="-0.115715928569879" calcext:value-type="percentage">
            <text:p>-11.57%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6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  <table:table-cell table:formula="of:=IF([.D451]=&quot;lab&quot;;[.E451];-[.E451])" office:value-type="percentage" office:value="-0.117823237915449" calcext:value-type="percentage">
            <text:p>-11.78%</text:p>
          </table:table-cell>
          <table:table-cell table:formula="of:=IF([.D451]=&quot;lib&quot;;[.E451];-[.E451])" office:value-type="percentage" office:value="0.117823237915449" calcext:value-type="percentage">
            <text:p>11.78%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7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  <table:table-cell table:formula="of:=IF([.D452]=&quot;lab&quot;;[.E452];-[.E452])" office:value-type="percentage" office:value="0.117841642228739" calcext:value-type="percentage">
            <text:p>11.78%</text:p>
          </table:table-cell>
          <table:table-cell table:formula="of:=IF([.D452]=&quot;lib&quot;;[.E452];-[.E452])" office:value-type="percentage" office:value="-0.117841642228739" calcext:value-type="percentage">
            <text:p>-11.78%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1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  <table:table-cell table:formula="of:=IF([.D453]=&quot;lab&quot;;[.E453];-[.E453])" office:value-type="percentage" office:value="-0.118309450239522" calcext:value-type="percentage">
            <text:p>-11.83%</text:p>
          </table:table-cell>
          <table:table-cell table:formula="of:=IF([.D453]=&quot;lib&quot;;[.E453];-[.E453])" office:value-type="percentage" office:value="-0.118309450239522" calcext:value-type="percentage">
            <text:p>-11.83%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6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  <table:table-cell table:formula="of:=IF([.D454]=&quot;lab&quot;;[.E454];-[.E454])" office:value-type="percentage" office:value="-0.119361264081148" calcext:value-type="percentage">
            <text:p>-11.94%</text:p>
          </table:table-cell>
          <table:table-cell table:formula="of:=IF([.D454]=&quot;lib&quot;;[.E454];-[.E454])" office:value-type="percentage" office:value="0.119361264081148" calcext:value-type="percentage">
            <text:p>11.94%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8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  <table:table-cell table:formula="of:=IF([.D455]=&quot;lab&quot;;[.E455];-[.E455])" office:value-type="percentage" office:value="-0.121159530847717" calcext:value-type="percentage">
            <text:p>-12.12%</text:p>
          </table:table-cell>
          <table:table-cell table:formula="of:=IF([.D455]=&quot;lib&quot;;[.E455];-[.E455])" office:value-type="percentage" office:value="-0.121159530847717" calcext:value-type="percentage">
            <text:p>-12.12%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9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  <table:table-cell table:formula="of:=IF([.D456]=&quot;lab&quot;;[.E456];-[.E456])" office:value-type="percentage" office:value="0.121256678954563" calcext:value-type="percentage">
            <text:p>12.13%</text:p>
          </table:table-cell>
          <table:table-cell table:formula="of:=IF([.D456]=&quot;lib&quot;;[.E456];-[.E456])" office:value-type="percentage" office:value="-0.121256678954563" calcext:value-type="percentage">
            <text:p>-12.13%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1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  <table:table-cell table:formula="of:=IF([.D457]=&quot;lab&quot;;[.E457];-[.E457])" office:value-type="percentage" office:value="-0.121335728627285" calcext:value-type="percentage">
            <text:p>-12.13%</text:p>
          </table:table-cell>
          <table:table-cell table:formula="of:=IF([.D457]=&quot;lib&quot;;[.E457];-[.E457])" office:value-type="percentage" office:value="-0.121335728627285" calcext:value-type="percentage">
            <text:p>-12.13%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  <table:table-cell table:formula="of:=IF([.D458]=&quot;lab&quot;;[.E458];-[.E458])" office:value-type="percentage" office:value="0.122155835652317" calcext:value-type="percentage">
            <text:p>12.22%</text:p>
          </table:table-cell>
          <table:table-cell table:formula="of:=IF([.D458]=&quot;lib&quot;;[.E458];-[.E458])" office:value-type="percentage" office:value="-0.122155835652317" calcext:value-type="percentage">
            <text:p>-12.22%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9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  <table:table-cell table:formula="of:=IF([.D459]=&quot;lab&quot;;[.E459];-[.E459])" office:value-type="percentage" office:value="0.124041108845968" calcext:value-type="percentage">
            <text:p>12.40%</text:p>
          </table:table-cell>
          <table:table-cell table:formula="of:=IF([.D459]=&quot;lib&quot;;[.E459];-[.E459])" office:value-type="percentage" office:value="-0.124041108845968" calcext:value-type="percentage">
            <text:p>-12.40%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7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  <table:table-cell table:formula="of:=IF([.D460]=&quot;lab&quot;;[.E460];-[.E460])" office:value-type="percentage" office:value="0.127938449200541" calcext:value-type="percentage">
            <text:p>12.79%</text:p>
          </table:table-cell>
          <table:table-cell table:formula="of:=IF([.D460]=&quot;lib&quot;;[.E460];-[.E460])" office:value-type="percentage" office:value="-0.127938449200541" calcext:value-type="percentage">
            <text:p>-12.79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1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  <table:table-cell table:formula="of:=IF([.D461]=&quot;lab&quot;;[.E461];-[.E461])" office:value-type="percentage" office:value="-0.128711934934745" calcext:value-type="percentage">
            <text:p>-12.87%</text:p>
          </table:table-cell>
          <table:table-cell table:formula="of:=IF([.D461]=&quot;lib&quot;;[.E461];-[.E461])" office:value-type="percentage" office:value="-0.128711934934745" calcext:value-type="percentage">
            <text:p>-12.87%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5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  <table:table-cell table:formula="of:=IF([.D462]=&quot;lab&quot;;[.E462];-[.E462])" office:value-type="percentage" office:value="0.130493427012663" calcext:value-type="percentage">
            <text:p>13.05%</text:p>
          </table:table-cell>
          <table:table-cell table:formula="of:=IF([.D462]=&quot;lib&quot;;[.E462];-[.E462])" office:value-type="percentage" office:value="-0.130493427012663" calcext:value-type="percentage">
            <text:p>-13.05%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1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  <table:table-cell table:formula="of:=IF([.D463]=&quot;lab&quot;;[.E463];-[.E463])" office:value-type="percentage" office:value="-0.133747392376256" calcext:value-type="percentage">
            <text:p>-13.37%</text:p>
          </table:table-cell>
          <table:table-cell table:formula="of:=IF([.D463]=&quot;lib&quot;;[.E463];-[.E463])" office:value-type="percentage" office:value="-0.133747392376256" calcext:value-type="percentage">
            <text:p>-13.37%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5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  <table:table-cell table:formula="of:=IF([.D464]=&quot;lab&quot;;[.E464];-[.E464])" office:value-type="percentage" office:value="0.135199745998543" calcext:value-type="percentage">
            <text:p>13.52%</text:p>
          </table:table-cell>
          <table:table-cell table:formula="of:=IF([.D464]=&quot;lib&quot;;[.E464];-[.E464])" office:value-type="percentage" office:value="-0.135199745998543" calcext:value-type="percentage">
            <text:p>-13.52%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9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  <table:table-cell table:formula="of:=IF([.D465]=&quot;lab&quot;;[.E465];-[.E465])" office:value-type="percentage" office:value="0.135610040863982" calcext:value-type="percentage">
            <text:p>13.56%</text:p>
          </table:table-cell>
          <table:table-cell table:formula="of:=IF([.D465]=&quot;lib&quot;;[.E465];-[.E465])" office:value-type="percentage" office:value="-0.135610040863982" calcext:value-type="percentage">
            <text:p>-13.56%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9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  <table:table-cell table:formula="of:=IF([.D466]=&quot;lab&quot;;[.E466];-[.E466])" office:value-type="percentage" office:value="0.14175027083039" calcext:value-type="percentage">
            <text:p>14.18%</text:p>
          </table:table-cell>
          <table:table-cell table:formula="of:=IF([.D466]=&quot;lib&quot;;[.E466];-[.E466])" office:value-type="percentage" office:value="-0.14175027083039" calcext:value-type="percentage">
            <text:p>-14.18%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9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  <table:table-cell table:formula="of:=IF([.D467]=&quot;lab&quot;;[.E467];-[.E467])" office:value-type="percentage" office:value="0.142627579715801" calcext:value-type="percentage">
            <text:p>14.26%</text:p>
          </table:table-cell>
          <table:table-cell table:formula="of:=IF([.D467]=&quot;lib&quot;;[.E467];-[.E467])" office:value-type="percentage" office:value="-0.142627579715801" calcext:value-type="percentage">
            <text:p>-14.26%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1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  <table:table-cell table:formula="of:=IF([.D468]=&quot;lab&quot;;[.E468];-[.E468])" office:value-type="percentage" office:value="-0.143756429726155" calcext:value-type="percentage">
            <text:p>-14.38%</text:p>
          </table:table-cell>
          <table:table-cell table:formula="of:=IF([.D468]=&quot;lib&quot;;[.E468];-[.E468])" office:value-type="percentage" office:value="-0.143756429726155" calcext:value-type="percentage">
            <text:p>-14.38%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9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  <table:table-cell table:formula="of:=IF([.D469]=&quot;lab&quot;;[.E469];-[.E469])" office:value-type="percentage" office:value="0.144671980380135" calcext:value-type="percentage">
            <text:p>14.47%</text:p>
          </table:table-cell>
          <table:table-cell table:formula="of:=IF([.D469]=&quot;lib&quot;;[.E469];-[.E469])" office:value-type="percentage" office:value="-0.144671980380135" calcext:value-type="percentage">
            <text:p>-14.47%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6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  <table:table-cell table:formula="of:=IF([.D470]=&quot;lab&quot;;[.E470];-[.E470])" office:value-type="percentage" office:value="-0.147029691567042" calcext:value-type="percentage">
            <text:p>-14.70%</text:p>
          </table:table-cell>
          <table:table-cell table:formula="of:=IF([.D470]=&quot;lib&quot;;[.E470];-[.E470])" office:value-type="percentage" office:value="-0.147029691567042" calcext:value-type="percentage">
            <text:p>-14.70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  <table:table-cell table:formula="of:=IF([.D471]=&quot;lab&quot;;[.E471];-[.E471])" office:value-type="percentage" office:value="0.147298297557365" calcext:value-type="percentage">
            <text:p>14.73%</text:p>
          </table:table-cell>
          <table:table-cell table:formula="of:=IF([.D471]=&quot;lib&quot;;[.E471];-[.E471])" office:value-type="percentage" office:value="-0.147298297557365" calcext:value-type="percentage">
            <text:p>-14.73%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9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  <table:table-cell table:formula="of:=IF([.D472]=&quot;lab&quot;;[.E472];-[.E472])" office:value-type="percentage" office:value="0.149955804008696" calcext:value-type="percentage">
            <text:p>15.00%</text:p>
          </table:table-cell>
          <table:table-cell table:formula="of:=IF([.D472]=&quot;lib&quot;;[.E472];-[.E472])" office:value-type="percentage" office:value="-0.149955804008696" calcext:value-type="percentage">
            <text:p>-15.00%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9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  <table:table-cell table:formula="of:=IF([.D473]=&quot;lab&quot;;[.E473];-[.E473])" office:value-type="percentage" office:value="0.150175178987226" calcext:value-type="percentage">
            <text:p>15.02%</text:p>
          </table:table-cell>
          <table:table-cell table:formula="of:=IF([.D473]=&quot;lib&quot;;[.E473];-[.E473])" office:value-type="percentage" office:value="-0.150175178987226" calcext:value-type="percentage">
            <text:p>-15.02%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9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  <table:table-cell table:formula="of:=IF([.D474]=&quot;lab&quot;;[.E474];-[.E474])" office:value-type="percentage" office:value="0.150386049259478" calcext:value-type="percentage">
            <text:p>15.04%</text:p>
          </table:table-cell>
          <table:table-cell table:formula="of:=IF([.D474]=&quot;lib&quot;;[.E474];-[.E474])" office:value-type="percentage" office:value="-0.150386049259478" calcext:value-type="percentage">
            <text:p>-15.04%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7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  <table:table-cell table:formula="of:=IF([.D475]=&quot;lab&quot;;[.E475];-[.E475])" office:value-type="percentage" office:value="0.150426370119184" calcext:value-type="percentage">
            <text:p>15.04%</text:p>
          </table:table-cell>
          <table:table-cell table:formula="of:=IF([.D475]=&quot;lib&quot;;[.E475];-[.E475])" office:value-type="percentage" office:value="-0.150426370119184" calcext:value-type="percentage">
            <text:p>-15.04%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7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  <table:table-cell table:formula="of:=IF([.D476]=&quot;lab&quot;;[.E476];-[.E476])" office:value-type="percentage" office:value="0.153807466337471" calcext:value-type="percentage">
            <text:p>15.38%</text:p>
          </table:table-cell>
          <table:table-cell table:formula="of:=IF([.D476]=&quot;lib&quot;;[.E476];-[.E476])" office:value-type="percentage" office:value="-0.153807466337471" calcext:value-type="percentage">
            <text:p>-15.38%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1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  <table:table-cell table:formula="of:=IF([.D477]=&quot;lab&quot;;[.E477];-[.E477])" office:value-type="percentage" office:value="-0.1553980907391" calcext:value-type="percentage">
            <text:p>-15.54%</text:p>
          </table:table-cell>
          <table:table-cell table:formula="of:=IF([.D477]=&quot;lib&quot;;[.E477];-[.E477])" office:value-type="percentage" office:value="-0.1553980907391" calcext:value-type="percentage">
            <text:p>-15.54%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8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  <table:table-cell table:formula="of:=IF([.D478]=&quot;lab&quot;;[.E478];-[.E478])" office:value-type="percentage" office:value="-0.157694149988545" calcext:value-type="percentage">
            <text:p>-15.77%</text:p>
          </table:table-cell>
          <table:table-cell table:formula="of:=IF([.D478]=&quot;lib&quot;;[.E478];-[.E478])" office:value-type="percentage" office:value="-0.157694149988545" calcext:value-type="percentage">
            <text:p>-15.77%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1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  <table:table-cell table:formula="of:=IF([.D479]=&quot;lab&quot;;[.E479];-[.E479])" office:value-type="percentage" office:value="-0.160200619560407" calcext:value-type="percentage">
            <text:p>-16.02%</text:p>
          </table:table-cell>
          <table:table-cell table:formula="of:=IF([.D479]=&quot;lib&quot;;[.E479];-[.E479])" office:value-type="percentage" office:value="-0.160200619560407" calcext:value-type="percentage">
            <text:p>-16.02%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9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  <table:table-cell table:formula="of:=IF([.D480]=&quot;lab&quot;;[.E480];-[.E480])" office:value-type="percentage" office:value="0.160712582730931" calcext:value-type="percentage">
            <text:p>16.07%</text:p>
          </table:table-cell>
          <table:table-cell table:formula="of:=IF([.D480]=&quot;lib&quot;;[.E480];-[.E480])" office:value-type="percentage" office:value="-0.160712582730931" calcext:value-type="percentage">
            <text:p>-16.07%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7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  <table:table-cell table:formula="of:=IF([.D481]=&quot;lab&quot;;[.E481];-[.E481])" office:value-type="percentage" office:value="0.16164435855224" calcext:value-type="percentage">
            <text:p>16.16%</text:p>
          </table:table-cell>
          <table:table-cell table:formula="of:=IF([.D481]=&quot;lib&quot;;[.E481];-[.E481])" office:value-type="percentage" office:value="-0.16164435855224" calcext:value-type="percentage">
            <text:p>-16.16%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5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  <table:table-cell table:formula="of:=IF([.D482]=&quot;lab&quot;;[.E482];-[.E482])" office:value-type="percentage" office:value="0.162131673636098" calcext:value-type="percentage">
            <text:p>16.21%</text:p>
          </table:table-cell>
          <table:table-cell table:formula="of:=IF([.D482]=&quot;lib&quot;;[.E482];-[.E482])" office:value-type="percentage" office:value="-0.162131673636098" calcext:value-type="percentage">
            <text:p>-16.21%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9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  <table:table-cell table:formula="of:=IF([.D483]=&quot;lab&quot;;[.E483];-[.E483])" office:value-type="percentage" office:value="0.165074393108849" calcext:value-type="percentage">
            <text:p>16.51%</text:p>
          </table:table-cell>
          <table:table-cell table:formula="of:=IF([.D483]=&quot;lib&quot;;[.E483];-[.E483])" office:value-type="percentage" office:value="-0.165074393108849" calcext:value-type="percentage">
            <text:p>-16.51%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9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  <table:table-cell table:formula="of:=IF([.D484]=&quot;lab&quot;;[.E484];-[.E484])" office:value-type="percentage" office:value="0.168198200348473" calcext:value-type="percentage">
            <text:p>16.82%</text:p>
          </table:table-cell>
          <table:table-cell table:formula="of:=IF([.D484]=&quot;lib&quot;;[.E484];-[.E484])" office:value-type="percentage" office:value="-0.168198200348473" calcext:value-type="percentage">
            <text:p>-16.82%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9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  <table:table-cell table:formula="of:=IF([.D485]=&quot;lab&quot;;[.E485];-[.E485])" office:value-type="percentage" office:value="0.168365569925929" calcext:value-type="percentage">
            <text:p>16.84%</text:p>
          </table:table-cell>
          <table:table-cell table:formula="of:=IF([.D485]=&quot;lib&quot;;[.E485];-[.E485])" office:value-type="percentage" office:value="-0.168365569925929" calcext:value-type="percentage">
            <text:p>-16.84%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8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  <table:table-cell table:formula="of:=IF([.D486]=&quot;lab&quot;;[.E486];-[.E486])" office:value-type="percentage" office:value="-0.168405056296194" calcext:value-type="percentage">
            <text:p>-16.84%</text:p>
          </table:table-cell>
          <table:table-cell table:formula="of:=IF([.D486]=&quot;lib&quot;;[.E486];-[.E486])" office:value-type="percentage" office:value="-0.168405056296194" calcext:value-type="percentage">
            <text:p>-16.84%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7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  <table:table-cell table:formula="of:=IF([.D487]=&quot;lab&quot;;[.E487];-[.E487])" office:value-type="percentage" office:value="0.168831749580771" calcext:value-type="percentage">
            <text:p>16.88%</text:p>
          </table:table-cell>
          <table:table-cell table:formula="of:=IF([.D487]=&quot;lib&quot;;[.E487];-[.E487])" office:value-type="percentage" office:value="-0.168831749580771" calcext:value-type="percentage">
            <text:p>-16.88%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7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  <table:table-cell table:formula="of:=IF([.D488]=&quot;lab&quot;;[.E488];-[.E488])" office:value-type="percentage" office:value="0.169493833404661" calcext:value-type="percentage">
            <text:p>16.95%</text:p>
          </table:table-cell>
          <table:table-cell table:formula="of:=IF([.D488]=&quot;lib&quot;;[.E488];-[.E488])" office:value-type="percentage" office:value="-0.169493833404661" calcext:value-type="percentage">
            <text:p>-16.95%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8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  <table:table-cell table:formula="of:=IF([.D489]=&quot;lab&quot;;[.E489];-[.E489])" office:value-type="percentage" office:value="-0.169671224701154" calcext:value-type="percentage">
            <text:p>-16.97%</text:p>
          </table:table-cell>
          <table:table-cell table:formula="of:=IF([.D489]=&quot;lib&quot;;[.E489];-[.E489])" office:value-type="percentage" office:value="-0.169671224701154" calcext:value-type="percentage">
            <text:p>-16.97%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6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  <table:table-cell table:formula="of:=IF([.D490]=&quot;lab&quot;;[.E490];-[.E490])" office:value-type="percentage" office:value="-0.170069120720142" calcext:value-type="percentage">
            <text:p>-17.01%</text:p>
          </table:table-cell>
          <table:table-cell table:formula="of:=IF([.D490]=&quot;lib&quot;;[.E490];-[.E490])" office:value-type="percentage" office:value="0.170069120720142" calcext:value-type="percentage">
            <text:p>17.01%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8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  <table:table-cell table:formula="of:=IF([.D491]=&quot;lab&quot;;[.E491];-[.E491])" office:value-type="percentage" office:value="-0.170251635335023" calcext:value-type="percentage">
            <text:p>-17.03%</text:p>
          </table:table-cell>
          <table:table-cell table:formula="of:=IF([.D491]=&quot;lib&quot;;[.E491];-[.E491])" office:value-type="percentage" office:value="-0.170251635335023" calcext:value-type="percentage">
            <text:p>-17.03%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5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  <table:table-cell table:formula="of:=IF([.D492]=&quot;lab&quot;;[.E492];-[.E492])" office:value-type="percentage" office:value="0.173671926856947" calcext:value-type="percentage">
            <text:p>17.37%</text:p>
          </table:table-cell>
          <table:table-cell table:formula="of:=IF([.D492]=&quot;lib&quot;;[.E492];-[.E492])" office:value-type="percentage" office:value="-0.173671926856947" calcext:value-type="percentage">
            <text:p>-17.37%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7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  <table:table-cell table:formula="of:=IF([.D493]=&quot;lab&quot;;[.E493];-[.E493])" office:value-type="percentage" office:value="0.175556196242372" calcext:value-type="percentage">
            <text:p>17.56%</text:p>
          </table:table-cell>
          <table:table-cell table:formula="of:=IF([.D493]=&quot;lib&quot;;[.E493];-[.E493])" office:value-type="percentage" office:value="-0.175556196242372" calcext:value-type="percentage">
            <text:p>-17.56%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9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  <table:table-cell table:formula="of:=IF([.D494]=&quot;lab&quot;;[.E494];-[.E494])" office:value-type="percentage" office:value="0.178561466427575" calcext:value-type="percentage">
            <text:p>17.86%</text:p>
          </table:table-cell>
          <table:table-cell table:formula="of:=IF([.D494]=&quot;lib&quot;;[.E494];-[.E494])" office:value-type="percentage" office:value="-0.178561466427575" calcext:value-type="percentage">
            <text:p>-17.86%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9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  <table:table-cell table:formula="of:=IF([.D495]=&quot;lab&quot;;[.E495];-[.E495])" office:value-type="percentage" office:value="0.178742386898336" calcext:value-type="percentage">
            <text:p>17.87%</text:p>
          </table:table-cell>
          <table:table-cell table:formula="of:=IF([.D495]=&quot;lib&quot;;[.E495];-[.E495])" office:value-type="percentage" office:value="-0.178742386898336" calcext:value-type="percentage">
            <text:p>-17.87%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9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  <table:table-cell table:formula="of:=IF([.D496]=&quot;lab&quot;;[.E496];-[.E496])" office:value-type="percentage" office:value="0.180872794800371" calcext:value-type="percentage">
            <text:p>18.09%</text:p>
          </table:table-cell>
          <table:table-cell table:formula="of:=IF([.D496]=&quot;lib&quot;;[.E496];-[.E496])" office:value-type="percentage" office:value="-0.180872794800371" calcext:value-type="percentage">
            <text:p>-18.09%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8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  <table:table-cell table:formula="of:=IF([.D497]=&quot;lab&quot;;[.E497];-[.E497])" office:value-type="percentage" office:value="-0.181143707482993" calcext:value-type="percentage">
            <text:p>-18.11%</text:p>
          </table:table-cell>
          <table:table-cell table:formula="of:=IF([.D497]=&quot;lib&quot;;[.E497];-[.E497])" office:value-type="percentage" office:value="-0.181143707482993" calcext:value-type="percentage">
            <text:p>-18.11%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7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  <table:table-cell table:formula="of:=IF([.D498]=&quot;lab&quot;;[.E498];-[.E498])" office:value-type="percentage" office:value="0.181624722427831" calcext:value-type="percentage">
            <text:p>18.16%</text:p>
          </table:table-cell>
          <table:table-cell table:formula="of:=IF([.D498]=&quot;lib&quot;;[.E498];-[.E498])" office:value-type="percentage" office:value="-0.181624722427831" calcext:value-type="percentage">
            <text:p>-18.16%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8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  <table:table-cell table:formula="of:=IF([.D499]=&quot;lab&quot;;[.E499];-[.E499])" office:value-type="percentage" office:value="-0.186014510883162" calcext:value-type="percentage">
            <text:p>-18.60%</text:p>
          </table:table-cell>
          <table:table-cell table:formula="of:=IF([.D499]=&quot;lib&quot;;[.E499];-[.E499])" office:value-type="percentage" office:value="-0.186014510883162" calcext:value-type="percentage">
            <text:p>-18.60%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6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  <table:table-cell table:formula="of:=IF([.D500]=&quot;lab&quot;;[.E500];-[.E500])" office:value-type="percentage" office:value="0.186935618729097" calcext:value-type="percentage">
            <text:p>18.69%</text:p>
          </table:table-cell>
          <table:table-cell table:formula="of:=IF([.D500]=&quot;lib&quot;;[.E500];-[.E500])" office:value-type="percentage" office:value="-0.186935618729097" calcext:value-type="percentage">
            <text:p>-18.69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  <table:table-cell table:formula="of:=IF([.D501]=&quot;lab&quot;;[.E501];-[.E501])" office:value-type="percentage" office:value="0.187846020761245" calcext:value-type="percentage">
            <text:p>18.78%</text:p>
          </table:table-cell>
          <table:table-cell table:formula="of:=IF([.D501]=&quot;lib&quot;;[.E501];-[.E501])" office:value-type="percentage" office:value="-0.187846020761245" calcext:value-type="percentage">
            <text:p>-18.78%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7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  <table:table-cell table:formula="of:=IF([.D502]=&quot;lab&quot;;[.E502];-[.E502])" office:value-type="percentage" office:value="0.190738104482119" calcext:value-type="percentage">
            <text:p>19.07%</text:p>
          </table:table-cell>
          <table:table-cell table:formula="of:=IF([.D502]=&quot;lib&quot;;[.E502];-[.E502])" office:value-type="percentage" office:value="-0.190738104482119" calcext:value-type="percentage">
            <text:p>-19.07%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1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  <table:table-cell table:formula="of:=IF([.D503]=&quot;lab&quot;;[.E503];-[.E503])" office:value-type="percentage" office:value="-0.192783233952999" calcext:value-type="percentage">
            <text:p>-19.28%</text:p>
          </table:table-cell>
          <table:table-cell table:formula="of:=IF([.D503]=&quot;lib&quot;;[.E503];-[.E503])" office:value-type="percentage" office:value="-0.192783233952999" calcext:value-type="percentage">
            <text:p>-19.28%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  <table:table-cell table:formula="of:=IF([.D504]=&quot;lab&quot;;[.E504];-[.E504])" office:value-type="percentage" office:value="0.19616002818328" calcext:value-type="percentage">
            <text:p>19.62%</text:p>
          </table:table-cell>
          <table:table-cell table:formula="of:=IF([.D504]=&quot;lib&quot;;[.E504];-[.E504])" office:value-type="percentage" office:value="-0.19616002818328" calcext:value-type="percentage">
            <text:p>-19.62%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8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  <table:table-cell table:formula="of:=IF([.D505]=&quot;lab&quot;;[.E505];-[.E505])" office:value-type="percentage" office:value="-0.197059983804996" calcext:value-type="percentage">
            <text:p>-19.71%</text:p>
          </table:table-cell>
          <table:table-cell table:formula="of:=IF([.D505]=&quot;lib&quot;;[.E505];-[.E505])" office:value-type="percentage" office:value="-0.197059983804996" calcext:value-type="percentage">
            <text:p>-19.71%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9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  <table:table-cell table:formula="of:=IF([.D506]=&quot;lab&quot;;[.E506];-[.E506])" office:value-type="percentage" office:value="0.19765161826109" calcext:value-type="percentage">
            <text:p>19.77%</text:p>
          </table:table-cell>
          <table:table-cell table:formula="of:=IF([.D506]=&quot;lib&quot;;[.E506];-[.E506])" office:value-type="percentage" office:value="-0.19765161826109" calcext:value-type="percentage">
            <text:p>-19.77%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6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  <table:table-cell table:formula="of:=IF([.D507]=&quot;lab&quot;;[.E507];-[.E507])" office:value-type="percentage" office:value="-0.19783814535628" calcext:value-type="percentage">
            <text:p>-19.78%</text:p>
          </table:table-cell>
          <table:table-cell table:formula="of:=IF([.D507]=&quot;lib&quot;;[.E507];-[.E507])" office:value-type="percentage" office:value="0.19783814535628" calcext:value-type="percentage">
            <text:p>19.78%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7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  <table:table-cell table:formula="of:=IF([.D508]=&quot;lab&quot;;[.E508];-[.E508])" office:value-type="percentage" office:value="0.198672803168148" calcext:value-type="percentage">
            <text:p>19.87%</text:p>
          </table:table-cell>
          <table:table-cell table:formula="of:=IF([.D508]=&quot;lib&quot;;[.E508];-[.E508])" office:value-type="percentage" office:value="-0.198672803168148" calcext:value-type="percentage">
            <text:p>-19.87%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9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  <table:table-cell table:formula="of:=IF([.D509]=&quot;lab&quot;;[.E509];-[.E509])" office:value-type="percentage" office:value="0.200362764785904" calcext:value-type="percentage">
            <text:p>20.04%</text:p>
          </table:table-cell>
          <table:table-cell table:formula="of:=IF([.D509]=&quot;lib&quot;;[.E509];-[.E509])" office:value-type="percentage" office:value="-0.200362764785904" calcext:value-type="percentage">
            <text:p>-20.04%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1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  <table:table-cell table:formula="of:=IF([.D510]=&quot;lab&quot;;[.E510];-[.E510])" office:value-type="percentage" office:value="-0.200596696856687" calcext:value-type="percentage">
            <text:p>-20.06%</text:p>
          </table:table-cell>
          <table:table-cell table:formula="of:=IF([.D510]=&quot;lib&quot;;[.E510];-[.E510])" office:value-type="percentage" office:value="-0.200596696856687" calcext:value-type="percentage">
            <text:p>-20.06%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1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  <table:table-cell table:formula="of:=IF([.D511]=&quot;lab&quot;;[.E511];-[.E511])" office:value-type="percentage" office:value="-0.204274386627715" calcext:value-type="percentage">
            <text:p>-20.43%</text:p>
          </table:table-cell>
          <table:table-cell table:formula="of:=IF([.D511]=&quot;lib&quot;;[.E511];-[.E511])" office:value-type="percentage" office:value="-0.204274386627715" calcext:value-type="percentage">
            <text:p>-20.43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1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  <table:table-cell table:formula="of:=IF([.D512]=&quot;lab&quot;;[.E512];-[.E512])" office:value-type="percentage" office:value="-0.205743907525472" calcext:value-type="percentage">
            <text:p>-20.57%</text:p>
          </table:table-cell>
          <table:table-cell table:formula="of:=IF([.D512]=&quot;lib&quot;;[.E512];-[.E512])" office:value-type="percentage" office:value="-0.205743907525472" calcext:value-type="percentage">
            <text:p>-20.57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9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  <table:table-cell table:formula="of:=IF([.D513]=&quot;lab&quot;;[.E513];-[.E513])" office:value-type="percentage" office:value="0.208111018064362" calcext:value-type="percentage">
            <text:p>20.81%</text:p>
          </table:table-cell>
          <table:table-cell table:formula="of:=IF([.D513]=&quot;lib&quot;;[.E513];-[.E513])" office:value-type="percentage" office:value="-0.208111018064362" calcext:value-type="percentage">
            <text:p>-20.81%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1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  <table:table-cell table:formula="of:=IF([.D514]=&quot;lab&quot;;[.E514];-[.E514])" office:value-type="percentage" office:value="0.209027160493827" calcext:value-type="percentage">
            <text:p>20.90%</text:p>
          </table:table-cell>
          <table:table-cell table:formula="of:=IF([.D514]=&quot;lib&quot;;[.E514];-[.E514])" office:value-type="percentage" office:value="-0.209027160493827" calcext:value-type="percentage">
            <text:p>-20.90%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1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  <table:table-cell table:formula="of:=IF([.D515]=&quot;lab&quot;;[.E515];-[.E515])" office:value-type="percentage" office:value="-0.21213130451073" calcext:value-type="percentage">
            <text:p>-21.21%</text:p>
          </table:table-cell>
          <table:table-cell table:formula="of:=IF([.D515]=&quot;lib&quot;;[.E515];-[.E515])" office:value-type="percentage" office:value="-0.21213130451073" calcext:value-type="percentage">
            <text:p>-21.21%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9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  <table:table-cell table:formula="of:=IF([.D516]=&quot;lab&quot;;[.E516];-[.E516])" office:value-type="percentage" office:value="0.214102415905676" calcext:value-type="percentage">
            <text:p>21.41%</text:p>
          </table:table-cell>
          <table:table-cell table:formula="of:=IF([.D516]=&quot;lib&quot;;[.E516];-[.E516])" office:value-type="percentage" office:value="-0.214102415905676" calcext:value-type="percentage">
            <text:p>-21.41%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1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  <table:table-cell table:formula="of:=IF([.D517]=&quot;lab&quot;;[.E517];-[.E517])" office:value-type="percentage" office:value="-0.215588433965964" calcext:value-type="percentage">
            <text:p>-21.56%</text:p>
          </table:table-cell>
          <table:table-cell table:formula="of:=IF([.D517]=&quot;lib&quot;;[.E517];-[.E517])" office:value-type="percentage" office:value="-0.215588433965964" calcext:value-type="percentage">
            <text:p>-21.56%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6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  <table:table-cell table:formula="of:=IF([.D518]=&quot;lab&quot;;[.E518];-[.E518])" office:value-type="percentage" office:value="-0.218933401377903" calcext:value-type="percentage">
            <text:p>-21.89%</text:p>
          </table:table-cell>
          <table:table-cell table:formula="of:=IF([.D518]=&quot;lib&quot;;[.E518];-[.E518])" office:value-type="percentage" office:value="0.218933401377903" calcext:value-type="percentage">
            <text:p>21.89%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1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  <table:table-cell table:formula="of:=IF([.D519]=&quot;lab&quot;;[.E519];-[.E519])" office:value-type="percentage" office:value="-0.219167679222358" calcext:value-type="percentage">
            <text:p>-21.92%</text:p>
          </table:table-cell>
          <table:table-cell table:formula="of:=IF([.D519]=&quot;lib&quot;;[.E519];-[.E519])" office:value-type="percentage" office:value="-0.219167679222358" calcext:value-type="percentage">
            <text:p>-21.92%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9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  <table:table-cell table:formula="of:=IF([.D520]=&quot;lab&quot;;[.E520];-[.E520])" office:value-type="percentage" office:value="0.220704496545475" calcext:value-type="percentage">
            <text:p>22.07%</text:p>
          </table:table-cell>
          <table:table-cell table:formula="of:=IF([.D520]=&quot;lib&quot;;[.E520];-[.E520])" office:value-type="percentage" office:value="-0.220704496545475" calcext:value-type="percentage">
            <text:p>-22.07%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6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  <table:table-cell table:formula="of:=IF([.D521]=&quot;lab&quot;;[.E521];-[.E521])" office:value-type="percentage" office:value="-0.225266389419387" calcext:value-type="percentage">
            <text:p>-22.53%</text:p>
          </table:table-cell>
          <table:table-cell table:formula="of:=IF([.D521]=&quot;lib&quot;;[.E521];-[.E521])" office:value-type="percentage" office:value="-0.225266389419387" calcext:value-type="percentage">
            <text:p>-22.53%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1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  <table:table-cell table:formula="of:=IF([.D522]=&quot;lab&quot;;[.E522];-[.E522])" office:value-type="percentage" office:value="-0.225606254693229" calcext:value-type="percentage">
            <text:p>-22.56%</text:p>
          </table:table-cell>
          <table:table-cell table:formula="of:=IF([.D522]=&quot;lib&quot;;[.E522];-[.E522])" office:value-type="percentage" office:value="-0.225606254693229" calcext:value-type="percentage">
            <text:p>-22.56%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9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  <table:table-cell table:formula="of:=IF([.D523]=&quot;lab&quot;;[.E523];-[.E523])" office:value-type="percentage" office:value="0.226799887540821" calcext:value-type="percentage">
            <text:p>22.68%</text:p>
          </table:table-cell>
          <table:table-cell table:formula="of:=IF([.D523]=&quot;lib&quot;;[.E523];-[.E523])" office:value-type="percentage" office:value="-0.226799887540821" calcext:value-type="percentage">
            <text:p>-22.68%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  <table:table-cell table:formula="of:=IF([.D524]=&quot;lab&quot;;[.E524];-[.E524])" office:value-type="percentage" office:value="0.227667077735229" calcext:value-type="percentage">
            <text:p>22.77%</text:p>
          </table:table-cell>
          <table:table-cell table:formula="of:=IF([.D524]=&quot;lib&quot;;[.E524];-[.E524])" office:value-type="percentage" office:value="-0.227667077735229" calcext:value-type="percentage">
            <text:p>-22.77%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8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  <table:table-cell table:formula="of:=IF([.D525]=&quot;lab&quot;;[.E525];-[.E525])" office:value-type="percentage" office:value="-0.229853890720403" calcext:value-type="percentage">
            <text:p>-22.99%</text:p>
          </table:table-cell>
          <table:table-cell table:formula="of:=IF([.D525]=&quot;lib&quot;;[.E525];-[.E525])" office:value-type="percentage" office:value="-0.229853890720403" calcext:value-type="percentage">
            <text:p>-22.99%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8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  <table:table-cell table:formula="of:=IF([.D526]=&quot;lab&quot;;[.E526];-[.E526])" office:value-type="percentage" office:value="-0.231739813697132" calcext:value-type="percentage">
            <text:p>-23.17%</text:p>
          </table:table-cell>
          <table:table-cell table:formula="of:=IF([.D526]=&quot;lib&quot;;[.E526];-[.E526])" office:value-type="percentage" office:value="-0.231739813697132" calcext:value-type="percentage">
            <text:p>-23.17%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7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  <table:table-cell table:formula="of:=IF([.D527]=&quot;lab&quot;;[.E527];-[.E527])" office:value-type="percentage" office:value="0.233380763929032" calcext:value-type="percentage">
            <text:p>23.34%</text:p>
          </table:table-cell>
          <table:table-cell table:formula="of:=IF([.D527]=&quot;lib&quot;;[.E527];-[.E527])" office:value-type="percentage" office:value="-0.233380763929032" calcext:value-type="percentage">
            <text:p>-23.34%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8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  <table:table-cell table:formula="of:=IF([.D528]=&quot;lab&quot;;[.E528];-[.E528])" office:value-type="percentage" office:value="-0.234478635353026" calcext:value-type="percentage">
            <text:p>-23.45%</text:p>
          </table:table-cell>
          <table:table-cell table:formula="of:=IF([.D528]=&quot;lib&quot;;[.E528];-[.E528])" office:value-type="percentage" office:value="-0.234478635353026" calcext:value-type="percentage">
            <text:p>-23.45%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1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  <table:table-cell table:formula="of:=IF([.D529]=&quot;lab&quot;;[.E529];-[.E529])" office:value-type="percentage" office:value="-0.235560099083868" calcext:value-type="percentage">
            <text:p>-23.56%</text:p>
          </table:table-cell>
          <table:table-cell table:formula="of:=IF([.D529]=&quot;lib&quot;;[.E529];-[.E529])" office:value-type="percentage" office:value="-0.235560099083868" calcext:value-type="percentage">
            <text:p>-23.56%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9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  <table:table-cell table:formula="of:=IF([.D530]=&quot;lab&quot;;[.E530];-[.E530])" office:value-type="percentage" office:value="0.237651271918992" calcext:value-type="percentage">
            <text:p>23.77%</text:p>
          </table:table-cell>
          <table:table-cell table:formula="of:=IF([.D530]=&quot;lib&quot;;[.E530];-[.E530])" office:value-type="percentage" office:value="-0.237651271918992" calcext:value-type="percentage">
            <text:p>-23.77%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9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  <table:table-cell table:formula="of:=IF([.D531]=&quot;lab&quot;;[.E531];-[.E531])" office:value-type="percentage" office:value="0.240648148148148" calcext:value-type="percentage">
            <text:p>24.06%</text:p>
          </table:table-cell>
          <table:table-cell table:formula="of:=IF([.D531]=&quot;lib&quot;;[.E531];-[.E531])" office:value-type="percentage" office:value="-0.240648148148148" calcext:value-type="percentage">
            <text:p>-24.06%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9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  <table:table-cell table:formula="of:=IF([.D532]=&quot;lab&quot;;[.E532];-[.E532])" office:value-type="percentage" office:value="0.240925841181146" calcext:value-type="percentage">
            <text:p>24.09%</text:p>
          </table:table-cell>
          <table:table-cell table:formula="of:=IF([.D532]=&quot;lib&quot;;[.E532];-[.E532])" office:value-type="percentage" office:value="-0.240925841181146" calcext:value-type="percentage">
            <text:p>-24.09%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8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  <table:table-cell table:formula="of:=IF([.D533]=&quot;lab&quot;;[.E533];-[.E533])" office:value-type="percentage" office:value="-0.241248836149686" calcext:value-type="percentage">
            <text:p>-24.12%</text:p>
          </table:table-cell>
          <table:table-cell table:formula="of:=IF([.D533]=&quot;lib&quot;;[.E533];-[.E533])" office:value-type="percentage" office:value="-0.241248836149686" calcext:value-type="percentage">
            <text:p>-24.12%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1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  <table:table-cell table:formula="of:=IF([.D534]=&quot;lab&quot;;[.E534];-[.E534])" office:value-type="percentage" office:value="-0.246899711447388" calcext:value-type="percentage">
            <text:p>-24.69%</text:p>
          </table:table-cell>
          <table:table-cell table:formula="of:=IF([.D534]=&quot;lib&quot;;[.E534];-[.E534])" office:value-type="percentage" office:value="-0.246899711447388" calcext:value-type="percentage">
            <text:p>-24.69%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7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  <table:table-cell table:formula="of:=IF([.D535]=&quot;lab&quot;;[.E535];-[.E535])" office:value-type="percentage" office:value="0.248689547211879" calcext:value-type="percentage">
            <text:p>24.87%</text:p>
          </table:table-cell>
          <table:table-cell table:formula="of:=IF([.D535]=&quot;lib&quot;;[.E535];-[.E535])" office:value-type="percentage" office:value="-0.248689547211879" calcext:value-type="percentage">
            <text:p>-24.87%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  <table:table-cell table:formula="of:=IF([.D536]=&quot;lab&quot;;[.E536];-[.E536])" office:value-type="percentage" office:value="0.250813036662689" calcext:value-type="percentage">
            <text:p>25.08%</text:p>
          </table:table-cell>
          <table:table-cell table:formula="of:=IF([.D536]=&quot;lib&quot;;[.E536];-[.E536])" office:value-type="percentage" office:value="-0.250813036662689" calcext:value-type="percentage">
            <text:p>-25.08%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1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  <table:table-cell table:formula="of:=IF([.D537]=&quot;lab&quot;;[.E537];-[.E537])" office:value-type="percentage" office:value="-0.252706692913386" calcext:value-type="percentage">
            <text:p>-25.27%</text:p>
          </table:table-cell>
          <table:table-cell table:formula="of:=IF([.D537]=&quot;lib&quot;;[.E537];-[.E537])" office:value-type="percentage" office:value="-0.252706692913386" calcext:value-type="percentage">
            <text:p>-25.27%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  <table:table-cell table:formula="of:=IF([.D538]=&quot;lab&quot;;[.E538];-[.E538])" office:value-type="percentage" office:value="0.252865344147752" calcext:value-type="percentage">
            <text:p>25.29%</text:p>
          </table:table-cell>
          <table:table-cell table:formula="of:=IF([.D538]=&quot;lib&quot;;[.E538];-[.E538])" office:value-type="percentage" office:value="-0.252865344147752" calcext:value-type="percentage">
            <text:p>-25.29%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7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  <table:table-cell table:formula="of:=IF([.D539]=&quot;lab&quot;;[.E539];-[.E539])" office:value-type="percentage" office:value="0.253839516824849" calcext:value-type="percentage">
            <text:p>25.38%</text:p>
          </table:table-cell>
          <table:table-cell table:formula="of:=IF([.D539]=&quot;lib&quot;;[.E539];-[.E539])" office:value-type="percentage" office:value="-0.253839516824849" calcext:value-type="percentage">
            <text:p>-25.38%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9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  <table:table-cell table:formula="of:=IF([.D540]=&quot;lab&quot;;[.E540];-[.E540])" office:value-type="percentage" office:value="0.254313989897835" calcext:value-type="percentage">
            <text:p>25.43%</text:p>
          </table:table-cell>
          <table:table-cell table:formula="of:=IF([.D540]=&quot;lib&quot;;[.E540];-[.E540])" office:value-type="percentage" office:value="-0.254313989897835" calcext:value-type="percentage">
            <text:p>-25.43%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9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  <table:table-cell table:formula="of:=IF([.D541]=&quot;lab&quot;;[.E541];-[.E541])" office:value-type="percentage" office:value="0.254691292875989" calcext:value-type="percentage">
            <text:p>25.47%</text:p>
          </table:table-cell>
          <table:table-cell table:formula="of:=IF([.D541]=&quot;lib&quot;;[.E541];-[.E541])" office:value-type="percentage" office:value="-0.254691292875989" calcext:value-type="percentage">
            <text:p>-25.47%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0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  <table:table-cell table:formula="of:=IF([.D542]=&quot;lab&quot;;[.E542];-[.E542])" office:value-type="percentage" office:value="0.254758809807867" calcext:value-type="percentage">
            <text:p>25.48%</text:p>
          </table:table-cell>
          <table:table-cell table:formula="of:=IF([.D542]=&quot;lib&quot;;[.E542];-[.E542])" office:value-type="percentage" office:value="-0.254758809807867" calcext:value-type="percentage">
            <text:p>-25.48%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  <table:table-cell table:formula="of:=IF([.D543]=&quot;lab&quot;;[.E543];-[.E543])" office:value-type="percentage" office:value="0.255072926435085" calcext:value-type="percentage">
            <text:p>25.51%</text:p>
          </table:table-cell>
          <table:table-cell table:formula="of:=IF([.D543]=&quot;lib&quot;;[.E543];-[.E543])" office:value-type="percentage" office:value="-0.255072926435085" calcext:value-type="percentage">
            <text:p>-25.51%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  <table:table-cell table:formula="of:=IF([.D544]=&quot;lab&quot;;[.E544];-[.E544])" office:value-type="percentage" office:value="0.255910108918283" calcext:value-type="percentage">
            <text:p>25.59%</text:p>
          </table:table-cell>
          <table:table-cell table:formula="of:=IF([.D544]=&quot;lib&quot;;[.E544];-[.E544])" office:value-type="percentage" office:value="-0.255910108918283" calcext:value-type="percentage">
            <text:p>-25.59%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  <table:table-cell table:formula="of:=IF([.D545]=&quot;lab&quot;;[.E545];-[.E545])" office:value-type="percentage" office:value="0.260818043568424" calcext:value-type="percentage">
            <text:p>26.08%</text:p>
          </table:table-cell>
          <table:table-cell table:formula="of:=IF([.D545]=&quot;lib&quot;;[.E545];-[.E545])" office:value-type="percentage" office:value="-0.260818043568424" calcext:value-type="percentage">
            <text:p>-26.08%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  <table:table-cell table:formula="of:=IF([.D546]=&quot;lab&quot;;[.E546];-[.E546])" office:value-type="percentage" office:value="0.261335426789162" calcext:value-type="percentage">
            <text:p>26.13%</text:p>
          </table:table-cell>
          <table:table-cell table:formula="of:=IF([.D546]=&quot;lib&quot;;[.E546];-[.E546])" office:value-type="percentage" office:value="-0.261335426789162" calcext:value-type="percentage">
            <text:p>-26.13%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  <table:table-cell table:formula="of:=IF([.D547]=&quot;lab&quot;;[.E547];-[.E547])" office:value-type="percentage" office:value="-0.262109399625948" calcext:value-type="percentage">
            <text:p>-26.21%</text:p>
          </table:table-cell>
          <table:table-cell table:formula="of:=IF([.D547]=&quot;lib&quot;;[.E547];-[.E547])" office:value-type="percentage" office:value="-0.262109399625948" calcext:value-type="percentage">
            <text:p>-26.21%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  <table:table-cell table:formula="of:=IF([.D548]=&quot;lab&quot;;[.E548];-[.E548])" office:value-type="percentage" office:value="0.262916506676906" calcext:value-type="percentage">
            <text:p>26.29%</text:p>
          </table:table-cell>
          <table:table-cell table:formula="of:=IF([.D548]=&quot;lib&quot;;[.E548];-[.E548])" office:value-type="percentage" office:value="-0.262916506676906" calcext:value-type="percentage">
            <text:p>-26.29%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8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  <table:table-cell table:formula="of:=IF([.D549]=&quot;lab&quot;;[.E549];-[.E549])" office:value-type="percentage" office:value="-0.263806278178778" calcext:value-type="percentage">
            <text:p>-26.38%</text:p>
          </table:table-cell>
          <table:table-cell table:formula="of:=IF([.D549]=&quot;lib&quot;;[.E549];-[.E549])" office:value-type="percentage" office:value="-0.263806278178778" calcext:value-type="percentage">
            <text:p>-26.38%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0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  <table:table-cell table:formula="of:=IF([.D550]=&quot;lab&quot;;[.E550];-[.E550])" office:value-type="percentage" office:value="0.265297162822178" calcext:value-type="percentage">
            <text:p>26.53%</text:p>
          </table:table-cell>
          <table:table-cell table:formula="of:=IF([.D550]=&quot;lib&quot;;[.E550];-[.E550])" office:value-type="percentage" office:value="-0.265297162822178" calcext:value-type="percentage">
            <text:p>-26.53%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8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  <table:table-cell table:formula="of:=IF([.D551]=&quot;lab&quot;;[.E551];-[.E551])" office:value-type="percentage" office:value="-0.26577229115492" calcext:value-type="percentage">
            <text:p>-26.58%</text:p>
          </table:table-cell>
          <table:table-cell table:formula="of:=IF([.D551]=&quot;lib&quot;;[.E551];-[.E551])" office:value-type="percentage" office:value="-0.26577229115492" calcext:value-type="percentage">
            <text:p>-26.58%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7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  <table:table-cell table:formula="of:=IF([.D552]=&quot;lab&quot;;[.E552];-[.E552])" office:value-type="percentage" office:value="0.267770588880359" calcext:value-type="percentage">
            <text:p>26.78%</text:p>
          </table:table-cell>
          <table:table-cell table:formula="of:=IF([.D552]=&quot;lib&quot;;[.E552];-[.E552])" office:value-type="percentage" office:value="-0.267770588880359" calcext:value-type="percentage">
            <text:p>-26.78%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0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  <table:table-cell table:formula="of:=IF([.D553]=&quot;lab&quot;;[.E553];-[.E553])" office:value-type="percentage" office:value="0.270223782360684" calcext:value-type="percentage">
            <text:p>27.02%</text:p>
          </table:table-cell>
          <table:table-cell table:formula="of:=IF([.D553]=&quot;lib&quot;;[.E553];-[.E553])" office:value-type="percentage" office:value="-0.270223782360684" calcext:value-type="percentage">
            <text:p>-27.02%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9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  <table:table-cell table:formula="of:=IF([.D554]=&quot;lab&quot;;[.E554];-[.E554])" office:value-type="percentage" office:value="0.272853951471986" calcext:value-type="percentage">
            <text:p>27.29%</text:p>
          </table:table-cell>
          <table:table-cell table:formula="of:=IF([.D554]=&quot;lib&quot;;[.E554];-[.E554])" office:value-type="percentage" office:value="-0.272853951471986" calcext:value-type="percentage">
            <text:p>-27.29%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0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  <table:table-cell table:formula="of:=IF([.D555]=&quot;lab&quot;;[.E555];-[.E555])" office:value-type="percentage" office:value="0.279292791564403" calcext:value-type="percentage">
            <text:p>27.93%</text:p>
          </table:table-cell>
          <table:table-cell table:formula="of:=IF([.D555]=&quot;lib&quot;;[.E555];-[.E555])" office:value-type="percentage" office:value="-0.279292791564403" calcext:value-type="percentage">
            <text:p>-27.93%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7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  <table:table-cell table:formula="of:=IF([.D556]=&quot;lab&quot;;[.E556];-[.E556])" office:value-type="percentage" office:value="0.282308960967565" calcext:value-type="percentage">
            <text:p>28.23%</text:p>
          </table:table-cell>
          <table:table-cell table:formula="of:=IF([.D556]=&quot;lib&quot;;[.E556];-[.E556])" office:value-type="percentage" office:value="-0.282308960967565" calcext:value-type="percentage">
            <text:p>-28.23%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0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  <table:table-cell table:formula="of:=IF([.D557]=&quot;lab&quot;;[.E557];-[.E557])" office:value-type="percentage" office:value="0.284230466338888" calcext:value-type="percentage">
            <text:p>28.42%</text:p>
          </table:table-cell>
          <table:table-cell table:formula="of:=IF([.D557]=&quot;lib&quot;;[.E557];-[.E557])" office:value-type="percentage" office:value="-0.284230466338888" calcext:value-type="percentage">
            <text:p>-28.42%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6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  <table:table-cell table:formula="of:=IF([.D558]=&quot;lab&quot;;[.E558];-[.E558])" office:value-type="percentage" office:value="0.284697508896798" calcext:value-type="percentage">
            <text:p>28.47%</text:p>
          </table:table-cell>
          <table:table-cell table:formula="of:=IF([.D558]=&quot;lib&quot;;[.E558];-[.E558])" office:value-type="percentage" office:value="-0.284697508896798" calcext:value-type="percentage">
            <text:p>-28.47%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7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  <table:table-cell table:formula="of:=IF([.D559]=&quot;lab&quot;;[.E559];-[.E559])" office:value-type="percentage" office:value="0.291302281368821" calcext:value-type="percentage">
            <text:p>29.13%</text:p>
          </table:table-cell>
          <table:table-cell table:formula="of:=IF([.D559]=&quot;lib&quot;;[.E559];-[.E559])" office:value-type="percentage" office:value="-0.291302281368821" calcext:value-type="percentage">
            <text:p>-29.13%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9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  <table:table-cell table:formula="of:=IF([.D560]=&quot;lab&quot;;[.E560];-[.E560])" office:value-type="percentage" office:value="0.295554673960704" calcext:value-type="percentage">
            <text:p>29.56%</text:p>
          </table:table-cell>
          <table:table-cell table:formula="of:=IF([.D560]=&quot;lib&quot;;[.E560];-[.E560])" office:value-type="percentage" office:value="-0.295554673960704" calcext:value-type="percentage">
            <text:p>-29.56%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  <table:table-cell table:formula="of:=IF([.D561]=&quot;lab&quot;;[.E561];-[.E561])" office:value-type="percentage" office:value="0.29948052994" calcext:value-type="percentage">
            <text:p>29.95%</text:p>
          </table:table-cell>
          <table:table-cell table:formula="of:=IF([.D561]=&quot;lib&quot;;[.E561];-[.E561])" office:value-type="percentage" office:value="-0.29948052994" calcext:value-type="percentage">
            <text:p>-29.95%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0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  <table:table-cell table:formula="of:=IF([.D562]=&quot;lab&quot;;[.E562];-[.E562])" office:value-type="percentage" office:value="0.304831097863885" calcext:value-type="percentage">
            <text:p>30.48%</text:p>
          </table:table-cell>
          <table:table-cell table:formula="of:=IF([.D562]=&quot;lib&quot;;[.E562];-[.E562])" office:value-type="percentage" office:value="-0.304831097863885" calcext:value-type="percentage">
            <text:p>-30.48%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9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  <table:table-cell table:formula="of:=IF([.D563]=&quot;lab&quot;;[.E563];-[.E563])" office:value-type="percentage" office:value="0.312524713325425" calcext:value-type="percentage">
            <text:p>31.25%</text:p>
          </table:table-cell>
          <table:table-cell table:formula="of:=IF([.D563]=&quot;lib&quot;;[.E563];-[.E563])" office:value-type="percentage" office:value="-0.312524713325425" calcext:value-type="percentage">
            <text:p>-31.25%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9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  <table:table-cell table:formula="of:=IF([.D564]=&quot;lab&quot;;[.E564];-[.E564])" office:value-type="percentage" office:value="0.312637084528429" calcext:value-type="percentage">
            <text:p>31.26%</text:p>
          </table:table-cell>
          <table:table-cell table:formula="of:=IF([.D564]=&quot;lib&quot;;[.E564];-[.E564])" office:value-type="percentage" office:value="-0.312637084528429" calcext:value-type="percentage">
            <text:p>-31.26%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7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  <table:table-cell table:formula="of:=IF([.D565]=&quot;lab&quot;;[.E565];-[.E565])" office:value-type="percentage" office:value="0.313830034924331" calcext:value-type="percentage">
            <text:p>31.38%</text:p>
          </table:table-cell>
          <table:table-cell table:formula="of:=IF([.D565]=&quot;lib&quot;;[.E565];-[.E565])" office:value-type="percentage" office:value="-0.313830034924331" calcext:value-type="percentage">
            <text:p>-31.38%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9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  <table:table-cell table:formula="of:=IF([.D566]=&quot;lab&quot;;[.E566];-[.E566])" office:value-type="percentage" office:value="0.315202687960903" calcext:value-type="percentage">
            <text:p>31.52%</text:p>
          </table:table-cell>
          <table:table-cell table:formula="of:=IF([.D566]=&quot;lib&quot;;[.E566];-[.E566])" office:value-type="percentage" office:value="-0.315202687960903" calcext:value-type="percentage">
            <text:p>-31.52%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0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  <table:table-cell table:formula="of:=IF([.D567]=&quot;lab&quot;;[.E567];-[.E567])" office:value-type="percentage" office:value="0.31624454958716" calcext:value-type="percentage">
            <text:p>31.62%</text:p>
          </table:table-cell>
          <table:table-cell table:formula="of:=IF([.D567]=&quot;lib&quot;;[.E567];-[.E567])" office:value-type="percentage" office:value="-0.31624454958716" calcext:value-type="percentage">
            <text:p>-31.62%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9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  <table:table-cell table:formula="of:=IF([.D568]=&quot;lab&quot;;[.E568];-[.E568])" office:value-type="percentage" office:value="0.316347469220246" calcext:value-type="percentage">
            <text:p>31.63%</text:p>
          </table:table-cell>
          <table:table-cell table:formula="of:=IF([.D568]=&quot;lib&quot;;[.E568];-[.E568])" office:value-type="percentage" office:value="-0.316347469220246" calcext:value-type="percentage">
            <text:p>-31.63%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1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  <table:table-cell table:formula="of:=IF([.D569]=&quot;lab&quot;;[.E569];-[.E569])" office:value-type="percentage" office:value="-0.317450707352021" calcext:value-type="percentage">
            <text:p>-31.75%</text:p>
          </table:table-cell>
          <table:table-cell table:formula="of:=IF([.D569]=&quot;lib&quot;;[.E569];-[.E569])" office:value-type="percentage" office:value="-0.317450707352021" calcext:value-type="percentage">
            <text:p>-31.75%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9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  <table:table-cell table:formula="of:=IF([.D570]=&quot;lab&quot;;[.E570];-[.E570])" office:value-type="percentage" office:value="0.319124969022461" calcext:value-type="percentage">
            <text:p>31.91%</text:p>
          </table:table-cell>
          <table:table-cell table:formula="of:=IF([.D570]=&quot;lib&quot;;[.E570];-[.E570])" office:value-type="percentage" office:value="-0.319124969022461" calcext:value-type="percentage">
            <text:p>-31.91%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9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  <table:table-cell table:formula="of:=IF([.D571]=&quot;lab&quot;;[.E571];-[.E571])" office:value-type="percentage" office:value="0.322130006701376" calcext:value-type="percentage">
            <text:p>32.21%</text:p>
          </table:table-cell>
          <table:table-cell table:formula="of:=IF([.D571]=&quot;lib&quot;;[.E571];-[.E571])" office:value-type="percentage" office:value="-0.322130006701376" calcext:value-type="percentage">
            <text:p>-32.21%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0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  <table:table-cell table:formula="of:=IF([.D572]=&quot;lab&quot;;[.E572];-[.E572])" office:value-type="percentage" office:value="0.322803166888767" calcext:value-type="percentage">
            <text:p>32.28%</text:p>
          </table:table-cell>
          <table:table-cell table:formula="of:=IF([.D572]=&quot;lib&quot;;[.E572];-[.E572])" office:value-type="percentage" office:value="-0.322803166888767" calcext:value-type="percentage">
            <text:p>-32.28%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7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  <table:table-cell table:formula="of:=IF([.D573]=&quot;lab&quot;;[.E573];-[.E573])" office:value-type="percentage" office:value="0.325248572273668" calcext:value-type="percentage">
            <text:p>32.52%</text:p>
          </table:table-cell>
          <table:table-cell table:formula="of:=IF([.D573]=&quot;lib&quot;;[.E573];-[.E573])" office:value-type="percentage" office:value="-0.325248572273668" calcext:value-type="percentage">
            <text:p>-32.52%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9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  <table:table-cell table:formula="of:=IF([.D574]=&quot;lab&quot;;[.E574];-[.E574])" office:value-type="percentage" office:value="0.337035516321084" calcext:value-type="percentage">
            <text:p>33.70%</text:p>
          </table:table-cell>
          <table:table-cell table:formula="of:=IF([.D574]=&quot;lib&quot;;[.E574];-[.E574])" office:value-type="percentage" office:value="-0.337035516321084" calcext:value-type="percentage">
            <text:p>-33.70%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0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  <table:table-cell table:formula="of:=IF([.D575]=&quot;lab&quot;;[.E575];-[.E575])" office:value-type="percentage" office:value="0.3380267545093" calcext:value-type="percentage">
            <text:p>33.80%</text:p>
          </table:table-cell>
          <table:table-cell table:formula="of:=IF([.D575]=&quot;lib&quot;;[.E575];-[.E575])" office:value-type="percentage" office:value="-0.3380267545093" calcext:value-type="percentage">
            <text:p>-33.80%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  <table:table-cell table:formula="of:=IF([.D576]=&quot;lab&quot;;[.E576];-[.E576])" office:value-type="percentage" office:value="0.341346810545007" calcext:value-type="percentage">
            <text:p>34.13%</text:p>
          </table:table-cell>
          <table:table-cell table:formula="of:=IF([.D576]=&quot;lib&quot;;[.E576];-[.E576])" office:value-type="percentage" office:value="-0.341346810545007" calcext:value-type="percentage">
            <text:p>-34.13%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0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  <table:table-cell table:formula="of:=IF([.D577]=&quot;lab&quot;;[.E577];-[.E577])" office:value-type="percentage" office:value="0.344225053078557" calcext:value-type="percentage">
            <text:p>34.42%</text:p>
          </table:table-cell>
          <table:table-cell table:formula="of:=IF([.D577]=&quot;lib&quot;;[.E577];-[.E577])" office:value-type="percentage" office:value="-0.344225053078557" calcext:value-type="percentage">
            <text:p>-34.42%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9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  <table:table-cell table:formula="of:=IF([.D578]=&quot;lab&quot;;[.E578];-[.E578])" office:value-type="percentage" office:value="0.351849945438448" calcext:value-type="percentage">
            <text:p>35.18%</text:p>
          </table:table-cell>
          <table:table-cell table:formula="of:=IF([.D578]=&quot;lib&quot;;[.E578];-[.E578])" office:value-type="percentage" office:value="-0.351849945438448" calcext:value-type="percentage">
            <text:p>-35.18%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9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  <table:table-cell table:formula="of:=IF([.D579]=&quot;lab&quot;;[.E579];-[.E579])" office:value-type="percentage" office:value="0.353193719891171" calcext:value-type="percentage">
            <text:p>35.32%</text:p>
          </table:table-cell>
          <table:table-cell table:formula="of:=IF([.D579]=&quot;lib&quot;;[.E579];-[.E579])" office:value-type="percentage" office:value="-0.353193719891171" calcext:value-type="percentage">
            <text:p>-35.32%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  <table:table-cell table:formula="of:=IF([.D580]=&quot;lab&quot;;[.E580];-[.E580])" office:value-type="percentage" office:value="0.359129659206406" calcext:value-type="percentage">
            <text:p>35.91%</text:p>
          </table:table-cell>
          <table:table-cell table:formula="of:=IF([.D580]=&quot;lib&quot;;[.E580];-[.E580])" office:value-type="percentage" office:value="-0.359129659206406" calcext:value-type="percentage">
            <text:p>-35.91%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0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  <table:table-cell table:formula="of:=IF([.D581]=&quot;lab&quot;;[.E581];-[.E581])" office:value-type="percentage" office:value="0.363802018085325" calcext:value-type="percentage">
            <text:p>36.38%</text:p>
          </table:table-cell>
          <table:table-cell table:formula="of:=IF([.D581]=&quot;lib&quot;;[.E581];-[.E581])" office:value-type="percentage" office:value="-0.363802018085325" calcext:value-type="percentage">
            <text:p>-36.38%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0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  <table:table-cell table:formula="of:=IF([.D582]=&quot;lab&quot;;[.E582];-[.E582])" office:value-type="percentage" office:value="0.367130919220056" calcext:value-type="percentage">
            <text:p>36.71%</text:p>
          </table:table-cell>
          <table:table-cell table:formula="of:=IF([.D582]=&quot;lib&quot;;[.E582];-[.E582])" office:value-type="percentage" office:value="-0.367130919220056" calcext:value-type="percentage">
            <text:p>-36.71%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7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  <table:table-cell table:formula="of:=IF([.D583]=&quot;lab&quot;;[.E583];-[.E583])" office:value-type="percentage" office:value="0.37176194173984" calcext:value-type="percentage">
            <text:p>37.18%</text:p>
          </table:table-cell>
          <table:table-cell table:formula="of:=IF([.D583]=&quot;lib&quot;;[.E583];-[.E583])" office:value-type="percentage" office:value="-0.37176194173984" calcext:value-type="percentage">
            <text:p>-37.18%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9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  <table:table-cell table:formula="of:=IF([.D584]=&quot;lab&quot;;[.E584];-[.E584])" office:value-type="percentage" office:value="0.373952779893374" calcext:value-type="percentage">
            <text:p>37.40%</text:p>
          </table:table-cell>
          <table:table-cell table:formula="of:=IF([.D584]=&quot;lib&quot;;[.E584];-[.E584])" office:value-type="percentage" office:value="-0.373952779893374" calcext:value-type="percentage">
            <text:p>-37.40%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9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  <table:table-cell table:formula="of:=IF([.D585]=&quot;lab&quot;;[.E585];-[.E585])" office:value-type="percentage" office:value="0.375767680391702" calcext:value-type="percentage">
            <text:p>37.58%</text:p>
          </table:table-cell>
          <table:table-cell table:formula="of:=IF([.D585]=&quot;lib&quot;;[.E585];-[.E585])" office:value-type="percentage" office:value="-0.375767680391702" calcext:value-type="percentage">
            <text:p>-37.58%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0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  <table:table-cell table:formula="of:=IF([.D586]=&quot;lab&quot;;[.E586];-[.E586])" office:value-type="percentage" office:value="0.37968258507292" calcext:value-type="percentage">
            <text:p>37.97%</text:p>
          </table:table-cell>
          <table:table-cell table:formula="of:=IF([.D586]=&quot;lib&quot;;[.E586];-[.E586])" office:value-type="percentage" office:value="-0.37968258507292" calcext:value-type="percentage">
            <text:p>-37.97%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9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  <table:table-cell table:formula="of:=IF([.D587]=&quot;lab&quot;;[.E587];-[.E587])" office:value-type="percentage" office:value="0.380038387715931" calcext:value-type="percentage">
            <text:p>38.00%</text:p>
          </table:table-cell>
          <table:table-cell table:formula="of:=IF([.D587]=&quot;lib&quot;;[.E587];-[.E587])" office:value-type="percentage" office:value="-0.380038387715931" calcext:value-type="percentage">
            <text:p>-38.00%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7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  <table:table-cell table:formula="of:=IF([.D588]=&quot;lab&quot;;[.E588];-[.E588])" office:value-type="percentage" office:value="0.398148362458049" calcext:value-type="percentage">
            <text:p>39.81%</text:p>
          </table:table-cell>
          <table:table-cell table:formula="of:=IF([.D588]=&quot;lib&quot;;[.E588];-[.E588])" office:value-type="percentage" office:value="-0.398148362458049" calcext:value-type="percentage">
            <text:p>-39.81%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0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  <table:table-cell table:formula="of:=IF([.D589]=&quot;lab&quot;;[.E589];-[.E589])" office:value-type="percentage" office:value="0.399271003376641" calcext:value-type="percentage">
            <text:p>39.93%</text:p>
          </table:table-cell>
          <table:table-cell table:formula="of:=IF([.D589]=&quot;lib&quot;;[.E589];-[.E589])" office:value-type="percentage" office:value="-0.399271003376641" calcext:value-type="percentage">
            <text:p>-39.93%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0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  <table:table-cell table:formula="of:=IF([.D590]=&quot;lab&quot;;[.E590];-[.E590])" office:value-type="percentage" office:value="0.40118915650509" calcext:value-type="percentage">
            <text:p>40.12%</text:p>
          </table:table-cell>
          <table:table-cell table:formula="of:=IF([.D590]=&quot;lib&quot;;[.E590];-[.E590])" office:value-type="percentage" office:value="-0.40118915650509" calcext:value-type="percentage">
            <text:p>-40.12%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9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  <table:table-cell table:formula="of:=IF([.D591]=&quot;lab&quot;;[.E591];-[.E591])" office:value-type="percentage" office:value="0.411855753459468" calcext:value-type="percentage">
            <text:p>41.19%</text:p>
          </table:table-cell>
          <table:table-cell table:formula="of:=IF([.D591]=&quot;lib&quot;;[.E591];-[.E591])" office:value-type="percentage" office:value="-0.411855753459468" calcext:value-type="percentage">
            <text:p>-41.19%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9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  <table:table-cell table:formula="of:=IF([.D592]=&quot;lab&quot;;[.E592];-[.E592])" office:value-type="percentage" office:value="0.413470752326399" calcext:value-type="percentage">
            <text:p>41.35%</text:p>
          </table:table-cell>
          <table:table-cell table:formula="of:=IF([.D592]=&quot;lib&quot;;[.E592];-[.E592])" office:value-type="percentage" office:value="-0.413470752326399" calcext:value-type="percentage">
            <text:p>-41.35%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7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  <table:table-cell table:formula="of:=IF([.D593]=&quot;lab&quot;;[.E593];-[.E593])" office:value-type="percentage" office:value="0.415825895095778" calcext:value-type="percentage">
            <text:p>41.58%</text:p>
          </table:table-cell>
          <table:table-cell table:formula="of:=IF([.D593]=&quot;lib&quot;;[.E593];-[.E593])" office:value-type="percentage" office:value="-0.415825895095778" calcext:value-type="percentage">
            <text:p>-41.58%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9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  <table:table-cell table:formula="of:=IF([.D594]=&quot;lab&quot;;[.E594];-[.E594])" office:value-type="percentage" office:value="0.416931291604921" calcext:value-type="percentage">
            <text:p>41.69%</text:p>
          </table:table-cell>
          <table:table-cell table:formula="of:=IF([.D594]=&quot;lib&quot;;[.E594];-[.E594])" office:value-type="percentage" office:value="-0.416931291604921" calcext:value-type="percentage">
            <text:p>-41.69%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9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  <table:table-cell table:formula="of:=IF([.D595]=&quot;lab&quot;;[.E595];-[.E595])" office:value-type="percentage" office:value="0.419390487524972" calcext:value-type="percentage">
            <text:p>41.94%</text:p>
          </table:table-cell>
          <table:table-cell table:formula="of:=IF([.D595]=&quot;lib&quot;;[.E595];-[.E595])" office:value-type="percentage" office:value="-0.419390487524972" calcext:value-type="percentage">
            <text:p>-41.94%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  <table:table-cell table:formula="of:=IF([.D596]=&quot;lab&quot;;[.E596];-[.E596])" office:value-type="percentage" office:value="0.425190839694657" calcext:value-type="percentage">
            <text:p>42.52%</text:p>
          </table:table-cell>
          <table:table-cell table:formula="of:=IF([.D596]=&quot;lib&quot;;[.E596];-[.E596])" office:value-type="percentage" office:value="-0.425190839694657" calcext:value-type="percentage">
            <text:p>-42.52%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9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  <table:table-cell table:formula="of:=IF([.D597]=&quot;lab&quot;;[.E597];-[.E597])" office:value-type="percentage" office:value="0.427823924163499" calcext:value-type="percentage">
            <text:p>42.78%</text:p>
          </table:table-cell>
          <table:table-cell table:formula="of:=IF([.D597]=&quot;lib&quot;;[.E597];-[.E597])" office:value-type="percentage" office:value="-0.427823924163499" calcext:value-type="percentage">
            <text:p>-42.78%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0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  <table:table-cell table:formula="of:=IF([.D598]=&quot;lab&quot;;[.E598];-[.E598])" office:value-type="percentage" office:value="0.428177641653905" calcext:value-type="percentage">
            <text:p>42.82%</text:p>
          </table:table-cell>
          <table:table-cell table:formula="of:=IF([.D598]=&quot;lib&quot;;[.E598];-[.E598])" office:value-type="percentage" office:value="-0.428177641653905" calcext:value-type="percentage">
            <text:p>-42.82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0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  <table:table-cell table:formula="of:=IF([.D599]=&quot;lab&quot;;[.E599];-[.E599])" office:value-type="percentage" office:value="0.447642310960068" calcext:value-type="percentage">
            <text:p>44.76%</text:p>
          </table:table-cell>
          <table:table-cell table:formula="of:=IF([.D599]=&quot;lib&quot;;[.E599];-[.E599])" office:value-type="percentage" office:value="-0.447642310960068" calcext:value-type="percentage">
            <text:p>-44.76%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  <table:table-cell table:formula="of:=IF([.D600]=&quot;lab&quot;;[.E600];-[.E600])" office:value-type="percentage" office:value="0.450063336727851" calcext:value-type="percentage">
            <text:p>45.01%</text:p>
          </table:table-cell>
          <table:table-cell table:formula="of:=IF([.D600]=&quot;lib&quot;;[.E600];-[.E600])" office:value-type="percentage" office:value="-0.450063336727851" calcext:value-type="percentage">
            <text:p>-45.01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  <table:table-cell table:formula="of:=IF([.D601]=&quot;lab&quot;;[.E601];-[.E601])" office:value-type="percentage" office:value="0.460488521743003" calcext:value-type="percentage">
            <text:p>46.05%</text:p>
          </table:table-cell>
          <table:table-cell table:formula="of:=IF([.D601]=&quot;lib&quot;;[.E601];-[.E601])" office:value-type="percentage" office:value="-0.460488521743003" calcext:value-type="percentage">
            <text:p>-46.05%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7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  <table:table-cell table:formula="of:=IF([.D602]=&quot;lab&quot;;[.E602];-[.E602])" office:value-type="percentage" office:value="0.463521467354109" calcext:value-type="percentage">
            <text:p>46.35%</text:p>
          </table:table-cell>
          <table:table-cell table:formula="of:=IF([.D602]=&quot;lib&quot;;[.E602];-[.E602])" office:value-type="percentage" office:value="-0.463521467354109" calcext:value-type="percentage">
            <text:p>-46.35%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6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  <table:table-cell table:formula="of:=IF([.D603]=&quot;lab&quot;;[.E603];-[.E603])" office:value-type="percentage" office:value="0.479545584944632" calcext:value-type="percentage">
            <text:p>47.95%</text:p>
          </table:table-cell>
          <table:table-cell table:formula="of:=IF([.D603]=&quot;lib&quot;;[.E603];-[.E603])" office:value-type="percentage" office:value="-0.479545584944632" calcext:value-type="percentage">
            <text:p>-47.95%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0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  <table:table-cell table:formula="of:=IF([.D604]=&quot;lab&quot;;[.E604];-[.E604])" office:value-type="percentage" office:value="0.488954675377705" calcext:value-type="percentage">
            <text:p>48.90%</text:p>
          </table:table-cell>
          <table:table-cell table:formula="of:=IF([.D604]=&quot;lib&quot;;[.E604];-[.E604])" office:value-type="percentage" office:value="-0.488954675377705" calcext:value-type="percentage">
            <text:p>-48.90%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0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  <table:table-cell table:formula="of:=IF([.D605]=&quot;lab&quot;;[.E605];-[.E605])" office:value-type="percentage" office:value="0.513360592330644" calcext:value-type="percentage">
            <text:p>51.34%</text:p>
          </table:table-cell>
          <table:table-cell table:formula="of:=IF([.D605]=&quot;lib&quot;;[.E605];-[.E605])" office:value-type="percentage" office:value="-0.513360592330644" calcext:value-type="percentage">
            <text:p>-51.34%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9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  <table:table-cell table:formula="of:=IF([.D606]=&quot;lab&quot;;[.E606];-[.E606])" office:value-type="percentage" office:value="0.516239544402918" calcext:value-type="percentage">
            <text:p>51.62%</text:p>
          </table:table-cell>
          <table:table-cell table:formula="of:=IF([.D606]=&quot;lib&quot;;[.E606];-[.E606])" office:value-type="percentage" office:value="-0.516239544402918" calcext:value-type="percentage">
            <text:p>-51.62%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0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  <table:table-cell table:formula="of:=IF([.D607]=&quot;lab&quot;;[.E607];-[.E607])" office:value-type="percentage" office:value="0.520341607620478" calcext:value-type="percentage">
            <text:p>52.03%</text:p>
          </table:table-cell>
          <table:table-cell table:formula="of:=IF([.D607]=&quot;lib&quot;;[.E607];-[.E607])" office:value-type="percentage" office:value="-0.520341607620478" calcext:value-type="percentage">
            <text:p>-52.03%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9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  <table:table-cell table:formula="of:=IF([.D608]=&quot;lab&quot;;[.E608];-[.E608])" office:value-type="percentage" office:value="0.528468002326374" calcext:value-type="percentage">
            <text:p>52.85%</text:p>
          </table:table-cell>
          <table:table-cell table:formula="of:=IF([.D608]=&quot;lib&quot;;[.E608];-[.E608])" office:value-type="percentage" office:value="-0.528468002326374" calcext:value-type="percentage">
            <text:p>-52.85%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0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  <table:table-cell table:formula="of:=IF([.D609]=&quot;lab&quot;;[.E609];-[.E609])" office:value-type="percentage" office:value="0.529275045979102" calcext:value-type="percentage">
            <text:p>52.93%</text:p>
          </table:table-cell>
          <table:table-cell table:formula="of:=IF([.D609]=&quot;lib&quot;;[.E609];-[.E609])" office:value-type="percentage" office:value="-0.529275045979102" calcext:value-type="percentage">
            <text:p>-52.93%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0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  <table:table-cell table:formula="of:=IF([.D610]=&quot;lab&quot;;[.E610];-[.E610])" office:value-type="percentage" office:value="0.553825262281797" calcext:value-type="percentage">
            <text:p>55.38%</text:p>
          </table:table-cell>
          <table:table-cell table:formula="of:=IF([.D610]=&quot;lib&quot;;[.E610];-[.E610])" office:value-type="percentage" office:value="-0.553825262281797" calcext:value-type="percentage">
            <text:p>-55.38%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0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  <table:table-cell table:formula="of:=IF([.D611]=&quot;lab&quot;;[.E611];-[.E611])" office:value-type="percentage" office:value="0.571052751978771" calcext:value-type="percentage">
            <text:p>57.11%</text:p>
          </table:table-cell>
          <table:table-cell table:formula="of:=IF([.D611]=&quot;lib&quot;;[.E611];-[.E611])" office:value-type="percentage" office:value="-0.571052751978771" calcext:value-type="percentage">
            <text:p>-57.11%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0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  <table:table-cell table:formula="of:=IF([.D612]=&quot;lab&quot;;[.E612];-[.E612])" office:value-type="percentage" office:value="0.576719697315039" calcext:value-type="percentage">
            <text:p>57.67%</text:p>
          </table:table-cell>
          <table:table-cell table:formula="of:=IF([.D612]=&quot;lib&quot;;[.E612];-[.E612])" office:value-type="percentage" office:value="-0.576719697315039" calcext:value-type="percentage">
            <text:p>-57.67%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0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  <table:table-cell table:formula="of:=IF([.D613]=&quot;lab&quot;;[.E613];-[.E613])" office:value-type="percentage" office:value="0.577628485052066" calcext:value-type="percentage">
            <text:p>57.76%</text:p>
          </table:table-cell>
          <table:table-cell table:formula="of:=IF([.D613]=&quot;lib&quot;;[.E613];-[.E613])" office:value-type="percentage" office:value="-0.577628485052066" calcext:value-type="percentage">
            <text:p>-57.76%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6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  <table:table-cell table:formula="of:=IF([.D614]=&quot;lab&quot;;[.E614];-[.E614])" office:value-type="percentage" office:value="0.588517963648698" calcext:value-type="percentage">
            <text:p>58.85%</text:p>
          </table:table-cell>
          <table:table-cell table:formula="of:=IF([.D614]=&quot;lib&quot;;[.E614];-[.E614])" office:value-type="percentage" office:value="-0.588517963648698" calcext:value-type="percentage">
            <text:p>-58.85%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0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  <table:table-cell table:formula="of:=IF([.D615]=&quot;lab&quot;;[.E615];-[.E615])" office:value-type="percentage" office:value="0.592089957347809" calcext:value-type="percentage">
            <text:p>59.21%</text:p>
          </table:table-cell>
          <table:table-cell table:formula="of:=IF([.D615]=&quot;lib&quot;;[.E615];-[.E615])" office:value-type="percentage" office:value="-0.592089957347809" calcext:value-type="percentage">
            <text:p>-59.21%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0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  <table:table-cell table:formula="of:=IF([.D616]=&quot;lab&quot;;[.E616];-[.E616])" office:value-type="percentage" office:value="0.60120795235299" calcext:value-type="percentage">
            <text:p>60.12%</text:p>
          </table:table-cell>
          <table:table-cell table:formula="of:=IF([.D616]=&quot;lib&quot;;[.E616];-[.E616])" office:value-type="percentage" office:value="-0.60120795235299" calcext:value-type="percentage">
            <text:p>-60.12%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7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  <table:table-cell table:formula="of:=IF([.D617]=&quot;lab&quot;;[.E617];-[.E617])" office:value-type="percentage" office:value="0.611476063550696" calcext:value-type="percentage">
            <text:p>61.15%</text:p>
          </table:table-cell>
          <table:table-cell table:formula="of:=IF([.D617]=&quot;lib&quot;;[.E617];-[.E617])" office:value-type="percentage" office:value="-0.611476063550696" calcext:value-type="percentage">
            <text:p>-61.15%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9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  <table:table-cell table:formula="of:=IF([.D618]=&quot;lab&quot;;[.E618];-[.E618])" office:value-type="percentage" office:value="0.61733048838312" calcext:value-type="percentage">
            <text:p>61.73%</text:p>
          </table:table-cell>
          <table:table-cell table:formula="of:=IF([.D618]=&quot;lib&quot;;[.E618];-[.E618])" office:value-type="percentage" office:value="-0.61733048838312" calcext:value-type="percentage">
            <text:p>-61.73%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9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  <table:table-cell table:formula="of:=IF([.D619]=&quot;lab&quot;;[.E619];-[.E619])" office:value-type="percentage" office:value="0.621869821395691" calcext:value-type="percentage">
            <text:p>62.19%</text:p>
          </table:table-cell>
          <table:table-cell table:formula="of:=IF([.D619]=&quot;lib&quot;;[.E619];-[.E619])" office:value-type="percentage" office:value="-0.621869821395691" calcext:value-type="percentage">
            <text:p>-62.19%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0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  <table:table-cell table:formula="of:=IF([.D620]=&quot;lab&quot;;[.E620];-[.E620])" office:value-type="percentage" office:value="0.628281268559211" calcext:value-type="percentage">
            <text:p>62.83%</text:p>
          </table:table-cell>
          <table:table-cell table:formula="of:=IF([.D620]=&quot;lib&quot;;[.E620];-[.E620])" office:value-type="percentage" office:value="-0.628281268559211" calcext:value-type="percentage">
            <text:p>-62.83%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  <table:table-cell table:formula="of:=IF([.D621]=&quot;lab&quot;;[.E621];-[.E621])" office:value-type="percentage" office:value="0.638854696280439" calcext:value-type="percentage">
            <text:p>63.89%</text:p>
          </table:table-cell>
          <table:table-cell table:formula="of:=IF([.D621]=&quot;lib&quot;;[.E621];-[.E621])" office:value-type="percentage" office:value="-0.638854696280439" calcext:value-type="percentage">
            <text:p>-63.89%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0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  <table:table-cell table:formula="of:=IF([.D622]=&quot;lab&quot;;[.E622];-[.E622])" office:value-type="percentage" office:value="0.642286118104324" calcext:value-type="percentage">
            <text:p>64.23%</text:p>
          </table:table-cell>
          <table:table-cell table:formula="of:=IF([.D622]=&quot;lib&quot;;[.E622];-[.E622])" office:value-type="percentage" office:value="-0.642286118104324" calcext:value-type="percentage">
            <text:p>-64.23%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0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  <table:table-cell table:formula="of:=IF([.D623]=&quot;lab&quot;;[.E623];-[.E623])" office:value-type="percentage" office:value="0.658334597957812" calcext:value-type="percentage">
            <text:p>65.83%</text:p>
          </table:table-cell>
          <table:table-cell table:formula="of:=IF([.D623]=&quot;lib&quot;;[.E623];-[.E623])" office:value-type="percentage" office:value="-0.658334597957812" calcext:value-type="percentage">
            <text:p>-65.83%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6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  <table:table-cell table:formula="of:=IF([.D624]=&quot;lab&quot;;[.E624];-[.E624])" office:value-type="percentage" office:value="0.659314405170759" calcext:value-type="percentage">
            <text:p>65.93%</text:p>
          </table:table-cell>
          <table:table-cell table:formula="of:=IF([.D624]=&quot;lib&quot;;[.E624];-[.E624])" office:value-type="percentage" office:value="-0.659314405170759" calcext:value-type="percentage">
            <text:p>-65.93%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0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  <table:table-cell table:formula="of:=IF([.D625]=&quot;lab&quot;;[.E625];-[.E625])" office:value-type="percentage" office:value="0.662246255525514" calcext:value-type="percentage">
            <text:p>66.22%</text:p>
          </table:table-cell>
          <table:table-cell table:formula="of:=IF([.D625]=&quot;lib&quot;;[.E625];-[.E625])" office:value-type="percentage" office:value="-0.662246255525514" calcext:value-type="percentage">
            <text:p>-66.22%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0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  <table:table-cell table:formula="of:=IF([.D626]=&quot;lab&quot;;[.E626];-[.E626])" office:value-type="percentage" office:value="0.664547882319186" calcext:value-type="percentage">
            <text:p>66.45%</text:p>
          </table:table-cell>
          <table:table-cell table:formula="of:=IF([.D626]=&quot;lib&quot;;[.E626];-[.E626])" office:value-type="percentage" office:value="-0.664547882319186" calcext:value-type="percentage">
            <text:p>-66.45%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6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  <table:table-cell table:formula="of:=IF([.D627]=&quot;lab&quot;;[.E627];-[.E627])" office:value-type="percentage" office:value="0.673640939155182" calcext:value-type="percentage">
            <text:p>67.36%</text:p>
          </table:table-cell>
          <table:table-cell table:formula="of:=IF([.D627]=&quot;lib&quot;;[.E627];-[.E627])" office:value-type="percentage" office:value="-0.673640939155182" calcext:value-type="percentage">
            <text:p>-67.36%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  <table:table-cell table:formula="of:=IF([.D628]=&quot;lab&quot;;[.E628];-[.E628])" office:value-type="percentage" office:value="0.680058420402202" calcext:value-type="percentage">
            <text:p>68.01%</text:p>
          </table:table-cell>
          <table:table-cell table:formula="of:=IF([.D628]=&quot;lib&quot;;[.E628];-[.E628])" office:value-type="percentage" office:value="-0.680058420402202" calcext:value-type="percentage">
            <text:p>-68.01%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6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  <table:table-cell table:formula="of:=IF([.D629]=&quot;lab&quot;;[.E629];-[.E629])" office:value-type="percentage" office:value="0.695725584288634" calcext:value-type="percentage">
            <text:p>69.57%</text:p>
          </table:table-cell>
          <table:table-cell table:formula="of:=IF([.D629]=&quot;lib&quot;;[.E629];-[.E629])" office:value-type="percentage" office:value="-0.695725584288634" calcext:value-type="percentage">
            <text:p>-69.57%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9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  <table:table-cell table:formula="of:=IF([.D630]=&quot;lab&quot;;[.E630];-[.E630])" office:value-type="percentage" office:value="0.69962559936943" calcext:value-type="percentage">
            <text:p>69.96%</text:p>
          </table:table-cell>
          <table:table-cell table:formula="of:=IF([.D630]=&quot;lib&quot;;[.E630];-[.E630])" office:value-type="percentage" office:value="-0.69962559936943" calcext:value-type="percentage">
            <text:p>-69.96%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6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  <table:table-cell table:formula="of:=IF([.D631]=&quot;lab&quot;;[.E631];-[.E631])" office:value-type="percentage" office:value="0.719796700549908" calcext:value-type="percentage">
            <text:p>71.98%</text:p>
          </table:table-cell>
          <table:table-cell table:formula="of:=IF([.D631]=&quot;lib&quot;;[.E631];-[.E631])" office:value-type="percentage" office:value="-0.719796700549908" calcext:value-type="percentage">
            <text:p>-71.98%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6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  <table:table-cell table:formula="of:=IF([.D632]=&quot;lab&quot;;[.E632];-[.E632])" office:value-type="percentage" office:value="0.733103754721173" calcext:value-type="percentage">
            <text:p>73.31%</text:p>
          </table:table-cell>
          <table:table-cell table:formula="of:=IF([.D632]=&quot;lib&quot;;[.E632];-[.E632])" office:value-type="percentage" office:value="-0.733103754721173" calcext:value-type="percentage">
            <text:p>-73.31%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  <table:table-cell table:formula="of:=IF([.D633]=&quot;lab&quot;;[.E633];-[.E633])" office:value-type="percentage" office:value="0.74987959880227" calcext:value-type="percentage">
            <text:p>74.99%</text:p>
          </table:table-cell>
          <table:table-cell table:formula="of:=IF([.D633]=&quot;lib&quot;;[.E633];-[.E633])" office:value-type="percentage" office:value="-0.74987959880227" calcext:value-type="percentage">
            <text:p>-74.99%</text:p>
          </table:table-cell>
        </table:table-row>
      </table:table>
      <table:named-expressions/>
      <table:database-ranges>
        <table:database-range table:name="__Anonymous_Sheet_DB__0" table:target-range-address="Sheet1.A1:Sheet1.H633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6:56:34.623854448</meta:creation-date>
    <dc:date>2024-06-05T23:08:45.313111647</dc:date>
    <meta:editing-duration>PT9H42M32S</meta:editing-duration>
    <meta:editing-cycles>3</meta:editing-cycles>
    <meta:generator>LibreOffice/7.3.7.2$Linux_X86_64 LibreOffice_project/30$Build-2</meta:generator>
    <meta:document-statistic meta:table-count="1" meta:cell-count="5064" meta:object-count="0"/>
  </office:meta>
</office:document-meta>
</file>